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MyPrivateStorage/Layout" manifest:media-type=""/>
  <manifest:file-entry manifest:full-path="MyPrivateStorage/" manifest:media-type="vnd.MyVendor.MyProject.StorageType"/>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Calibri" svg:font-family="Calibri" style:font-family-generic="roman"/>
    <style:font-face style:name="Liberation Serif1" svg:font-family="'Liberation Serif'" style:font-family-generic="roman"/>
    <style:font-face style:name="Times New Roman" svg:font-family="'Times New Roman'" style:font-family-generic="system"/>
    <style:font-face style:name="Wingdings" svg:font-family="Wingdings" style:font-family-generic="system"/>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ext-properties fo:color="#999999" fo:font-size="10pt" officeooo:paragraph-rsid="000a66e1" style:font-size-asian="10pt" style:font-size-complex="10pt"/>
    </style:style>
    <style:style style:name="P2"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ext-properties fo:color="#999999" style:font-name="Calibri" fo:font-size="10pt" fo:language="fr" fo:country="FR" officeooo:rsid="000a66e1" officeooo:paragraph-rsid="000a66e1"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8cab76" officeooo:paragraph-rsid="008da452"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4"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d6851b" officeooo:paragraph-rsid="00d6851b"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5"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0ddf2" officeooo:paragraph-rsid="0056027d"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6"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0ddf2" officeooo:paragraph-rsid="0081f113"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7"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0ddf2" officeooo:paragraph-rsid="0050ddf2"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8"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0ddf2" officeooo:paragraph-rsid="009d24e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9"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0ddf2" officeooo:paragraph-rsid="0050ddf2"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0"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af193" officeooo:paragraph-rsid="005cb04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1"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af193" officeooo:paragraph-rsid="005e5b3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2"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af193" officeooo:paragraph-rsid="00612f33"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3"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af193" officeooo:paragraph-rsid="0064e366"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4"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af193" officeooo:paragraph-rsid="00672d6d"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5"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af193" officeooo:paragraph-rsid="006a20dd"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6"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af193" officeooo:paragraph-rsid="006ad992"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7"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af193" officeooo:paragraph-rsid="00d870cb"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8"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be768" officeooo:paragraph-rsid="005cb04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9"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cb041" officeooo:paragraph-rsid="005cb04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0"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cb041" officeooo:paragraph-rsid="005e5b3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1"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cb041" officeooo:paragraph-rsid="00d870cb"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2"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e5b39" officeooo:paragraph-rsid="005e5b3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3"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e5b39" officeooo:paragraph-rsid="00612f33"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4"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609213" officeooo:paragraph-rsid="00612f33"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5"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62c224" officeooo:paragraph-rsid="0062c224"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6"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62c224" officeooo:paragraph-rsid="0080243f"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7"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62c224" officeooo:paragraph-rsid="00d07ac2"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8"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62c224" officeooo:paragraph-rsid="00ca127e"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9"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672d6d" officeooo:paragraph-rsid="00672d6d"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30"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6a20dd" officeooo:paragraph-rsid="006a20dd"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31"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612f33" officeooo:paragraph-rsid="00612f33"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32"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673e9d" officeooo:paragraph-rsid="00673e9d"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33"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798544" officeooo:paragraph-rsid="00798544"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34"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7a0f9b" officeooo:paragraph-rsid="007a0f9b"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35"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7b7355" officeooo:paragraph-rsid="007b7355"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36"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7d8807" officeooo:paragraph-rsid="007d8807"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37"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7d8807" officeooo:paragraph-rsid="0080243f"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38"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7d8807" officeooo:paragraph-rsid="00917b1d"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39"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80243f" officeooo:paragraph-rsid="0080243f"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40"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80243f" officeooo:paragraph-rsid="0080243f"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41"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868ac1" officeooo:paragraph-rsid="00868ac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42"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868ac1" officeooo:paragraph-rsid="0087fc2c"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43"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868ac1" officeooo:paragraph-rsid="00868ac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44"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87a75b" officeooo:paragraph-rsid="0087a75b"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45"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8c369f" officeooo:paragraph-rsid="008c369f"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46"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8da452" officeooo:paragraph-rsid="008da452"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47"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84f2e" officeooo:paragraph-rsid="0099537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48"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84f2e" officeooo:paragraph-rsid="009e378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49"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b9ab2" officeooo:paragraph-rsid="009b9ab2"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50"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b9ab2" officeooo:paragraph-rsid="009d24e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51"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e3789" officeooo:paragraph-rsid="009e378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52"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95379" officeooo:paragraph-rsid="0099537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53"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adccf" officeooo:paragraph-rsid="009adccf"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54"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d24e1" officeooo:paragraph-rsid="009d24e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55"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d24e1" officeooo:paragraph-rsid="009ddce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56"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d870cb" officeooo:paragraph-rsid="00d870cb"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57"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95379" officeooo:paragraph-rsid="00995379"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58"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95379" officeooo:paragraph-rsid="009b9ab2"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59"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95379" officeooo:paragraph-rsid="009ddce9"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60"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95379" officeooo:paragraph-rsid="009e3789"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61"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bold" officeooo:rsid="00609213" officeooo:paragraph-rsid="00612f33"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P62"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bold" officeooo:rsid="007b7355" officeooo:paragraph-rsid="007b7355"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P63"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000000" style:font-name="Calibri" fo:font-size="11pt" fo:language="fr" fo:country="FR" fo:font-style="normal" officeooo:rsid="00673e9d" officeooo:paragraph-rsid="00673e9d" style:font-size-asian="11pt" style:language-asian="en" style:country-asian="US" style:font-style-asian="normal" style:font-name-complex="Times New Roman" style:font-size-complex="11pt" style:language-complex="ar" style:country-complex="SA" style:font-style-complex="normal"/>
    </style:style>
    <style:style style:name="P64"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officeooo:paragraph-rsid="00672d6d"/>
    </style:style>
    <style:style style:name="P65"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officeooo:paragraph-rsid="00798544"/>
    </style:style>
    <style:style style:name="P66"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paragraph-rsid="0050ddf2"/>
    </style:style>
    <style:style style:name="P67"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paragraph-rsid="00995379"/>
    </style:style>
    <style:style style:name="P68"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5ee1f7" officeooo:paragraph-rsid="005ee1f7"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69"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62c224" officeooo:paragraph-rsid="0062c224"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70"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64e366" officeooo:paragraph-rsid="0064e366"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71"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65ae05" officeooo:paragraph-rsid="00672d6d"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72"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672d6d" officeooo:paragraph-rsid="00672d6d"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73"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672d6d" officeooo:paragraph-rsid="006a20dd"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74"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672d6d" officeooo:paragraph-rsid="006ad992"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75"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6ad992" officeooo:paragraph-rsid="006ad992"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76"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721b74" officeooo:paragraph-rsid="00721b74"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77"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7a0f9b" officeooo:paragraph-rsid="007a0f9b"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78"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6ad992" officeooo:paragraph-rsid="006ad992"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79"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672d6d" officeooo:paragraph-rsid="006ad992"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80"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6c76be" officeooo:paragraph-rsid="006c76be"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81"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7a0f9b" officeooo:paragraph-rsid="007b7355"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82"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7a0f9b" officeooo:paragraph-rsid="0080243f"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83"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7a0f9b" officeooo:paragraph-rsid="00868ac1"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84"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868ac1" officeooo:paragraph-rsid="00868ac1"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85"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868ac1" officeooo:paragraph-rsid="00bd1435"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86"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868ac1" officeooo:paragraph-rsid="0087fc2c"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87"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87fc2c" officeooo:paragraph-rsid="0087fc2c"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88"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917b1d" officeooo:paragraph-rsid="00917b1d"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89"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95f6d0" officeooo:paragraph-rsid="009682ad"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90"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984f2e" officeooo:paragraph-rsid="00984f2e"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91"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995379" officeooo:paragraph-rsid="00995379"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92"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9b9ab2" officeooo:paragraph-rsid="009b9ab2"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93"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9ddce9" officeooo:paragraph-rsid="009ddce9"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94"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9e3789" officeooo:paragraph-rsid="009e3789"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95"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9e3789" officeooo:paragraph-rsid="00d870cb"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96"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a087af" officeooo:paragraph-rsid="009ddce9"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97"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a087af" officeooo:paragraph-rsid="00d870cb"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98"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d07ac2" officeooo:paragraph-rsid="00d07ac2"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99"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d5da1d" officeooo:paragraph-rsid="00d870cb"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00" style:family="paragraph" style:parent-style-name="Standard">
      <style:paragraph-properties fo:margin-left="0cm" fo:margin-right="0cm" fo:margin-top="0cm" fo:margin-bottom="0cm" style:contextual-spacing="false" fo:line-height="107%" fo:text-align="center" style:justify-single-word="false" fo:orphans="2" fo:widows="2" fo:text-indent="0cm" style:auto-text-indent="false" style:vertical-align="auto"/>
      <style:text-properties style:font-name="Calibri" fo:font-size="14pt" fo:language="fr" fo:country="FR" fo:font-weight="normal" officeooo:paragraph-rsid="00a85901" style:font-size-asian="14pt" style:language-asian="en" style:country-asian="US" style:font-weight-asian="normal" style:font-name-complex="Times New Roman" style:font-size-complex="14pt" style:language-complex="ar" style:country-complex="SA" style:font-weight-complex="normal"/>
    </style:style>
    <style:style style:name="P101"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e0021" style:text-outline="false" style:text-line-through-style="none" style:text-line-through-type="none" style:font-name="Calibri" fo:font-size="11pt" fo:language="fr" fo:country="FR" fo:font-style="normal" fo:text-shadow="none" style:text-underline-style="none" fo:font-weight="normal" officeooo:rsid="0084710e" officeooo:paragraph-rsid="00984f2e"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02"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e0021" style:text-outline="false" style:text-line-through-style="none" style:text-line-through-type="none" style:font-name="Calibri" fo:font-size="11pt" fo:language="fr" fo:country="FR" fo:font-style="normal" fo:text-shadow="none" style:text-underline-style="none" fo:font-weight="normal" officeooo:rsid="0084710e" officeooo:paragraph-rsid="009b9ab2"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03"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e0021" style:text-outline="false" style:text-line-through-style="none" style:text-line-through-type="none" style:font-name="Calibri" fo:font-size="11pt" fo:language="fr" fo:country="FR" fo:font-style="normal" fo:text-shadow="none" style:text-underline-style="none" fo:font-weight="normal" officeooo:rsid="00995379" officeooo:paragraph-rsid="00984f2e"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04"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e0021" style:text-outline="false" style:text-line-through-style="none" style:text-line-through-type="none" style:font-name="Calibri" fo:font-size="11pt" fo:language="fr" fo:country="FR" fo:font-style="normal" fo:text-shadow="none" style:text-underline-style="none" fo:font-weight="normal" officeooo:rsid="00995379" officeooo:paragraph-rsid="00a2d15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05"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984f2e" officeooo:paragraph-rsid="00984f2e"/>
    </style:style>
    <style:style style:name="P106" style:family="paragraph" style:parent-style-name="Standard">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9adccf" officeooo:paragraph-rsid="009adccf"/>
    </style:style>
    <style:style style:name="P107" style:family="paragraph" style:parent-style-name="Standard">
      <style:paragraph-properties fo:margin-left="0cm" fo:margin-right="0cm" fo:margin-top="0cm" fo:margin-bottom="0cm" style:contextual-spacing="false" fo:line-height="107%" fo:text-align="center" style:justify-single-word="false" fo:orphans="2" fo:widows="2" fo:text-indent="0cm" style:auto-text-indent="false" style:vertical-align="auto"/>
      <style:text-properties fo:font-size="13pt" officeooo:paragraph-rsid="00a85901" style:font-size-asian="13pt" style:font-size-complex="13pt"/>
    </style:style>
    <style:style style:name="P108" style:family="paragraph" style:parent-style-name="Standard" style:master-page-name="">
      <style:paragraph-properties fo:margin-left="0cm" fo:margin-right="0cm" fo:margin-top="0cm" fo:margin-bottom="0cm" style:contextual-spacing="false" fo:line-height="107%" fo:text-align="justify" style:justify-single-word="false" fo:orphans="2" fo:widows="2" fo:text-indent="0cm" style:auto-text-indent="false" style:page-number="auto" style:vertical-align="auto"/>
      <style:text-properties officeooo:paragraph-rsid="005e5b39"/>
    </style:style>
    <style:style style:name="P109" style:family="paragraph" style:parent-style-name="Standard" style:master-page-name="">
      <style:paragraph-properties fo:margin-left="0cm" fo:margin-right="0cm" fo:margin-top="0cm" fo:margin-bottom="0cm" style:contextual-spacing="false" fo:line-height="107%" fo:text-align="justify" style:justify-single-word="false" fo:orphans="2" fo:widows="2" fo:text-indent="0cm" style:auto-text-indent="false" style:page-number="auto" style:vertical-align="auto"/>
      <style:text-properties officeooo:paragraph-rsid="00609213"/>
    </style:style>
    <style:style style:name="P110" style:family="paragraph" style:parent-style-name="Standard" style:master-page-name="">
      <style:paragraph-properties fo:margin-left="0cm" fo:margin-right="0cm" fo:margin-top="0cm" fo:margin-bottom="0cm" style:contextual-spacing="false" fo:line-height="107%" fo:text-align="start" style:justify-single-word="false" fo:orphans="2" fo:widows="2" fo:text-indent="0cm" style:auto-text-indent="false" style:page-number="auto" style:vertical-align="auto">
        <style:tab-stops>
          <style:tab-stop style:position="0.748cm"/>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bold" officeooo:rsid="00753ded" officeooo:paragraph-rsid="007a0f9b"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P111"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fo:background-color="#cccccc" style:vertical-align="auto">
        <style:tab-stops/>
        <style:background-image/>
      </style:paragraph-properties>
      <style:text-properties fo:color="#000000" style:text-outline="false" style:text-line-through-style="none" style:text-line-through-type="none" style:font-name="Calibri" fo:font-size="11pt" fo:language="fr" fo:country="FR" fo:font-style="normal" fo:text-shadow="none" style:text-underline-style="none" fo:font-weight="bold" officeooo:rsid="007b7355" officeooo:paragraph-rsid="007b7355"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P112"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fo:background-color="#cccccc" style:vertical-align="auto">
        <style:tab-stops/>
        <style:background-image/>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7f40ce" officeooo:paragraph-rsid="007f40ce"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13"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fo:background-color="#cccccc" style:vertical-align="auto">
        <style:tab-stops/>
        <style:background-image/>
      </style:paragraph-properties>
      <style:text-properties officeooo:paragraph-rsid="007f40ce"/>
    </style:style>
    <style:style style:name="P114"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officeooo:paragraph-rsid="0047b5ef"/>
    </style:style>
    <style:style style:name="P115"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officeooo:paragraph-rsid="004963ce"/>
    </style:style>
    <style:style style:name="P116"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officeooo:paragraph-rsid="004a18b7"/>
    </style:style>
    <style:style style:name="P117"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officeooo:paragraph-rsid="00a88348"/>
    </style:style>
    <style:style style:name="P118"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officeooo:paragraph-rsid="00cd0018"/>
    </style:style>
    <style:style style:name="P119"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officeooo:paragraph-rsid="00cd9e23"/>
    </style:style>
    <style:style style:name="P120"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language="fr" fo:country="FR" officeooo:rsid="000bb673" officeooo:paragraph-rsid="000d45d1"/>
    </style:style>
    <style:style style:name="P121" style:family="paragraph" style:parent-style-name="List_20_Paragraph">
      <style:paragraph-properties fo:margin-left="0cm" fo:margin-right="0cm" fo:margin-top="0cm" fo:margin-bottom="0.282cm" style:contextual-spacing="true" fo:text-indent="0cm" style:auto-text-indent="false"/>
      <style:text-properties fo:language="fr" fo:country="FR" fo:font-weight="normal" officeooo:rsid="000bb673" officeooo:paragraph-rsid="000bb673" style:font-weight-asian="normal" style:font-weight-complex="normal"/>
    </style:style>
    <style:style style:name="P122" style:family="paragraph" style:parent-style-name="List_20_Paragraph">
      <style:paragraph-properties fo:margin-left="0cm" fo:margin-right="0cm" fo:margin-top="0cm" fo:margin-bottom="0.282cm" style:contextual-spacing="true" fo:text-align="justify" style:justify-single-word="false" fo:text-indent="0cm" style:auto-text-indent="false"/>
      <style:text-properties fo:language="fr" fo:country="FR" fo:font-weight="normal" officeooo:rsid="000bb673" officeooo:paragraph-rsid="00ca127e" style:font-weight-asian="normal" style:font-weight-complex="normal"/>
    </style:style>
    <style:style style:name="P123" style:family="paragraph" style:parent-style-name="List_20_Paragraph">
      <style:paragraph-properties fo:margin-left="0cm" fo:margin-right="0cm" fo:margin-top="0cm" fo:margin-bottom="0.282cm" style:contextual-spacing="true" fo:text-align="justify" style:justify-single-word="false" fo:text-indent="0cm" style:auto-text-indent="false"/>
      <style:text-properties fo:language="fr" fo:country="FR" fo:font-weight="normal" officeooo:rsid="00ca127e" officeooo:paragraph-rsid="00ca127e" style:font-weight-asian="normal" style:font-weight-complex="normal"/>
    </style:style>
    <style:style style:name="P124"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language="fr" fo:country="FR" officeooo:rsid="004963ce" officeooo:paragraph-rsid="004963ce"/>
    </style:style>
    <style:style style:name="P125"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language="fr" fo:country="FR" officeooo:rsid="0047b5ef" officeooo:paragraph-rsid="0047b5ef"/>
    </style:style>
    <style:style style:name="P126"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7030a0" style:font-name="Calibri" fo:font-size="11pt" fo:language="fr" fo:country="FR" officeooo:paragraph-rsid="00324eca" style:font-size-asian="11pt" style:language-asian="en" style:country-asian="US" style:font-name-complex="Times New Roman" style:font-size-complex="11pt" style:language-complex="ar" style:country-complex="SA"/>
    </style:style>
    <style:style style:name="P127"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7030a0" style:font-name="Calibri" fo:font-size="11pt" fo:language="fr" fo:country="FR" fo:font-style="normal" officeooo:rsid="004963ce" officeooo:paragraph-rsid="004963ce" style:font-size-asian="11pt" style:language-asian="en" style:country-asian="US" style:font-style-asian="normal" style:font-name-complex="Times New Roman" style:font-size-complex="11pt" style:language-complex="ar" style:country-complex="SA" style:font-style-complex="normal"/>
    </style:style>
    <style:style style:name="P128"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7030a0" style:font-name="Calibri" fo:font-size="11pt" fo:language="fr" fo:country="FR" fo:font-style="normal" officeooo:rsid="004963ce" officeooo:paragraph-rsid="004bfd2b" style:font-size-asian="11pt" style:language-asian="en" style:country-asian="US" style:font-style-asian="normal" style:font-name-complex="Times New Roman" style:font-size-complex="11pt" style:language-complex="ar" style:country-complex="SA" style:font-style-complex="normal"/>
    </style:style>
    <style:style style:name="P129"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7030a0" style:font-name="Calibri" fo:font-size="11pt" fo:language="fr" fo:country="FR" fo:font-style="normal" officeooo:rsid="004963ce" officeooo:paragraph-rsid="00ab00f5" style:font-size-asian="11pt" style:language-asian="en" style:country-asian="US" style:font-style-asian="normal" style:font-name-complex="Times New Roman" style:font-size-complex="11pt" style:language-complex="ar" style:country-complex="SA" style:font-style-complex="normal"/>
    </style:style>
    <style:style style:name="P130"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7030a0" style:font-name="Calibri" fo:font-size="11pt" fo:language="fr" fo:country="FR" fo:font-style="normal" officeooo:rsid="004bfd2b" officeooo:paragraph-rsid="004bfd2b" style:font-size-asian="11pt" style:language-asian="en" style:country-asian="US" style:font-style-asian="normal" style:font-name-complex="Times New Roman" style:font-size-complex="11pt" style:language-complex="ar" style:country-complex="SA" style:font-style-complex="normal"/>
    </style:style>
    <style:style style:name="P131"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7030a0" style:font-name="Calibri" fo:font-size="11pt" fo:language="fr" fo:country="FR" fo:font-style="normal" officeooo:rsid="004ede28" officeooo:paragraph-rsid="004ede28" style:font-size-asian="11pt" style:language-asian="en" style:country-asian="US" style:font-style-asian="normal" style:font-name-complex="Times New Roman" style:font-size-complex="11pt" style:language-complex="ar" style:country-complex="SA" style:font-style-complex="normal"/>
    </style:style>
    <style:style style:name="P132"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7030a0" style:font-name="Calibri" fo:font-size="11pt" fo:language="fr" fo:country="FR" fo:font-style="normal" officeooo:rsid="005407c7" officeooo:paragraph-rsid="005407c7" style:font-size-asian="11pt" style:language-asian="en" style:country-asian="US" style:font-style-asian="normal" style:font-name-complex="Times New Roman" style:font-size-complex="11pt" style:language-complex="ar" style:country-complex="SA" style:font-style-complex="normal"/>
    </style:style>
    <style:style style:name="P133"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7030a0" style:font-name="Calibri" fo:font-size="11pt" fo:language="fr" fo:country="FR" fo:font-style="normal" officeooo:rsid="005407c7" officeooo:paragraph-rsid="00554ef8" style:font-size-asian="11pt" style:language-asian="en" style:country-asian="US" style:font-style-asian="normal" style:font-name-complex="Times New Roman" style:font-size-complex="11pt" style:language-complex="ar" style:country-complex="SA" style:font-style-complex="normal"/>
    </style:style>
    <style:style style:name="P134"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7030a0" style:font-name="Calibri" fo:font-size="11pt" fo:language="fr" fo:country="FR" fo:font-style="normal" officeooo:rsid="005407c7" officeooo:paragraph-rsid="00b295b1" style:font-size-asian="11pt" style:language-asian="en" style:country-asian="US" style:font-style-asian="normal" style:font-name-complex="Times New Roman" style:font-size-complex="11pt" style:language-complex="ar" style:country-complex="SA" style:font-style-complex="normal"/>
    </style:style>
    <style:style style:name="P135"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7030a0" style:font-name="Calibri" fo:font-size="11pt" fo:language="fr" fo:country="FR" fo:font-style="normal" officeooo:rsid="005407c7" officeooo:paragraph-rsid="0055d647" style:font-size-asian="11pt" style:language-asian="en" style:country-asian="US" style:font-style-asian="normal" style:font-name-complex="Times New Roman" style:font-size-complex="11pt" style:language-complex="ar" style:country-complex="SA" style:font-style-complex="normal"/>
    </style:style>
    <style:style style:name="P136"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7030a0" style:font-name="Calibri" fo:font-size="11pt" fo:language="fr" fo:country="FR" fo:font-style="normal" officeooo:rsid="00554ef8" officeooo:paragraph-rsid="00554ef8" style:font-size-asian="11pt" style:language-asian="en" style:country-asian="US" style:font-style-asian="normal" style:font-name-complex="Times New Roman" style:font-size-complex="11pt" style:language-complex="ar" style:country-complex="SA" style:font-style-complex="normal"/>
    </style:style>
    <style:style style:name="P137"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7030a0" style:font-name="Calibri" fo:font-size="11pt" fo:language="fr" fo:country="FR" fo:font-style="normal" officeooo:rsid="0055d647" officeooo:paragraph-rsid="0056f6a0" style:font-size-asian="11pt" style:language-asian="en" style:country-asian="US" style:font-style-asian="normal" style:font-name-complex="Times New Roman" style:font-size-complex="11pt" style:language-complex="ar" style:country-complex="SA" style:font-style-complex="normal"/>
    </style:style>
    <style:style style:name="P138"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7030a0" style:font-name="Calibri" fo:font-size="11pt" fo:language="fr" fo:country="FR" fo:font-style="normal" officeooo:rsid="004a18b7" officeooo:paragraph-rsid="00ab00f5" style:font-size-asian="11pt" style:language-asian="en" style:country-asian="US" style:font-style-asian="normal" style:font-name-complex="Times New Roman" style:font-size-complex="11pt" style:language-complex="ar" style:country-complex="SA" style:font-style-complex="normal"/>
    </style:style>
    <style:style style:name="P139" style:family="paragraph" style:parent-style-name="List_20_Paragraph">
      <style:paragraph-properties fo:margin-left="0cm" fo:margin-right="0cm" fo:margin-top="0cm" fo:margin-bottom="0.282cm" style:contextual-spacing="true" fo:line-height="107%" fo:text-align="start" style:justify-single-word="false" fo:orphans="2" fo:widows="2" fo:text-indent="0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4bfd2b" officeooo:paragraph-rsid="005cb04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40"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font-style="normal" officeooo:rsid="00324eca" officeooo:paragraph-rsid="00324eca" style:font-style-asian="normal" style:font-style-complex="normal"/>
    </style:style>
    <style:style style:name="P141"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000000" style:font-name="Calibri" fo:font-size="11pt" fo:language="fr" fo:country="FR" fo:font-style="normal" officeooo:rsid="00554ef8" officeooo:paragraph-rsid="00554ef8" style:font-size-asian="11pt" style:language-asian="en" style:country-asian="US" style:font-style-asian="normal" style:font-name-complex="Times New Roman" style:font-size-complex="11pt" style:language-complex="ar" style:country-complex="SA" style:font-style-complex="normal"/>
    </style:style>
    <style:style style:name="P142"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000000" style:font-name="Calibri" fo:font-size="11pt" fo:language="fr" fo:country="FR" fo:font-style="normal" officeooo:rsid="00554ef8" officeooo:paragraph-rsid="0055d647" style:font-size-asian="11pt" style:language-asian="en" style:country-asian="US" style:font-style-asian="normal" style:font-name-complex="Times New Roman" style:font-size-complex="11pt" style:language-complex="ar" style:country-complex="SA" style:font-style-complex="normal"/>
    </style:style>
    <style:style style:name="P143"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000000" style:font-name="Calibri" fo:font-size="11pt" fo:language="fr" fo:country="FR" fo:font-style="normal" officeooo:rsid="005407c7" officeooo:paragraph-rsid="0055d647" style:font-size-asian="11pt" style:language-asian="en" style:country-asian="US" style:font-style-asian="normal" style:font-name-complex="Times New Roman" style:font-size-complex="11pt" style:language-complex="ar" style:country-complex="SA" style:font-style-complex="normal"/>
    </style:style>
    <style:style style:name="P144"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000000" style:font-name="Calibri" fo:font-size="11pt" fo:language="fr" fo:country="FR" fo:font-style="normal" officeooo:rsid="0055d647" officeooo:paragraph-rsid="0055d647" style:font-size-asian="11pt" style:language-asian="en" style:country-asian="US" style:font-style-asian="normal" style:font-name-complex="Times New Roman" style:font-size-complex="11pt" style:language-complex="ar" style:country-complex="SA" style:font-style-complex="normal"/>
    </style:style>
    <style:style style:name="P145"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000000" style:font-name="Calibri" fo:font-size="11pt" fo:language="fr" fo:country="FR" fo:font-style="normal" officeooo:rsid="0055d647" officeooo:paragraph-rsid="005833eb" style:font-size-asian="11pt" style:language-asian="en" style:country-asian="US" style:font-style-asian="normal" style:font-name-complex="Times New Roman" style:font-size-complex="11pt" style:language-complex="ar" style:country-complex="SA" style:font-style-complex="normal"/>
    </style:style>
    <style:style style:name="P146"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000000" style:font-name="Calibri" fo:font-size="11pt" fo:language="fr" fo:country="FR" fo:font-style="normal" officeooo:rsid="0055d647" officeooo:paragraph-rsid="0059f716" style:font-size-asian="11pt" style:language-asian="en" style:country-asian="US" style:font-style-asian="normal" style:font-name-complex="Times New Roman" style:font-size-complex="11pt" style:language-complex="ar" style:country-complex="SA" style:font-style-complex="normal"/>
    </style:style>
    <style:style style:name="P147"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000000" style:font-name="Calibri" fo:font-size="11pt" fo:language="fr" fo:country="FR" fo:font-style="normal" officeooo:rsid="00b295b1" officeooo:paragraph-rsid="00b295b1" style:font-size-asian="11pt" style:language-asian="en" style:country-asian="US" style:font-style-asian="normal" style:font-name-complex="Times New Roman" style:font-size-complex="11pt" style:language-complex="ar" style:country-complex="SA" style:font-style-complex="normal"/>
    </style:style>
    <style:style style:name="P148"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000000" style:font-name="Calibri" fo:font-size="11pt" fo:language="fr" fo:country="FR" fo:font-style="normal" officeooo:rsid="00ab00f5" officeooo:paragraph-rsid="00ab00f5" style:font-size-asian="11pt" style:language-asian="en" style:country-asian="US" style:font-style-asian="normal" style:font-name-complex="Times New Roman" style:font-size-complex="11pt" style:language-complex="ar" style:country-complex="SA" style:font-style-complex="normal"/>
    </style:style>
    <style:style style:name="P149"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000000" style:font-name="Calibri" fo:font-size="11pt" fo:language="fr" fo:country="FR" fo:font-style="italic" officeooo:rsid="00ce1a50" officeooo:paragraph-rsid="00ce1a50" style:font-size-asian="11pt" style:language-asian="en" style:country-asian="US" style:font-style-asian="italic" style:font-name-complex="Times New Roman" style:font-size-complex="11pt" style:language-complex="ar" style:country-complex="SA" style:font-style-complex="italic"/>
    </style:style>
    <style:style style:name="P150"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0563c1" style:font-name="Calibri" fo:font-size="11pt" fo:language="fr" fo:country="FR" style:text-underline-style="solid" style:text-underline-width="auto" style:text-underline-color="font-color" officeooo:rsid="000bb673" officeooo:paragraph-rsid="0047b5ef" style:font-size-asian="11pt" style:language-asian="en" style:country-asian="US" style:font-name-complex="Times New Roman" style:font-size-complex="11pt" style:language-complex="ar" style:country-complex="SA"/>
    </style:style>
    <style:style style:name="P151"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fo:background-color="#cccccc" style:vertical-align="auto">
        <style:tab-stops/>
        <style:background-image/>
      </style:paragraph-properties>
      <style:text-properties fo:color="#000000" style:font-name="Calibri" fo:font-size="11pt" fo:language="fr" fo:country="FR" fo:font-style="normal" officeooo:rsid="005407c7" officeooo:paragraph-rsid="00554ef8" style:font-size-asian="11pt" style:language-asian="en" style:country-asian="US" style:font-style-asian="normal" style:font-name-complex="Times New Roman" style:font-size-complex="11pt" style:language-complex="ar" style:country-complex="SA" style:font-style-complex="normal"/>
    </style:style>
    <style:style style:name="P152" style:family="paragraph" style:parent-style-name="List_20_Paragraph">
      <style:paragraph-properties fo:margin-left="0cm" fo:margin-right="0cm" fo:margin-top="0cm" fo:margin-bottom="0.282cm" style:contextual-spacing="true" fo:text-align="justify" style:justify-single-word="false" fo:text-indent="0cm" style:auto-text-indent="false" fo:padding="0.049cm" fo:border="0.06pt solid #000000" style:shadow="none"/>
      <style:text-properties fo:language="fr" fo:country="FR" fo:font-weight="bold" officeooo:rsid="000bb673" officeooo:paragraph-rsid="000bb673" style:font-weight-asian="bold" style:font-weight-complex="bold"/>
    </style:style>
    <style:style style:name="P153" style:family="paragraph" style:parent-style-name="List_20_Paragraph">
      <style:paragraph-properties fo:margin-left="0cm" fo:margin-right="0cm" fo:margin-top="0cm" fo:margin-bottom="0.282cm" style:contextual-spacing="true" fo:line-height="107%" fo:text-align="justify" style:justify-single-word="false" fo:orphans="2" fo:widows="2" fo:text-indent="0cm" style:auto-text-indent="false" fo:break-before="page" fo:padding="0.049cm" fo:border="0.06pt solid #000000" style:shadow="non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62c224" officeooo:paragraph-rsid="00ca127e"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54" style:family="paragraph" style:parent-style-name="List_20_Paragraph">
      <style:paragraph-properties fo:margin-left="0cm" fo:margin-right="0cm" fo:margin-top="0cm" fo:margin-bottom="0.282cm" style:contextual-spacing="true" fo:text-align="justify" style:justify-single-word="false" fo:text-indent="0cm" style:auto-text-indent="false" fo:break-before="page" fo:padding="0.049cm" fo:border="0.06pt solid #000000" style:shadow="none">
        <style:tab-stops/>
      </style:paragraph-properties>
      <style:text-properties officeooo:paragraph-rsid="001a8512"/>
    </style:style>
    <style:style style:name="P155"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text-properties style:font-name="Calibri" fo:font-size="11pt" fo:language="fr" fo:country="FR" style:font-size-asian="11pt" style:language-asian="en" style:country-asian="US" style:font-name-complex="Times New Roman" style:font-size-complex="11pt" style:language-complex="ar" style:country-complex="SA"/>
    </style:style>
    <style:style style:name="P156" style:family="paragraph" style:parent-style-name="Standard">
      <style:text-properties fo:color="#999999" style:font-name="Calibri1" fo:font-size="11pt" officeooo:rsid="000a66e1" officeooo:paragraph-rsid="000a66e1" style:font-size-asian="11pt" style:font-size-complex="11pt"/>
    </style:style>
    <style:style style:name="P157" style:family="paragraph" style:parent-style-name="List_20_Paragraph">
      <style:paragraph-properties fo:margin-top="0cm" fo:margin-bottom="0.282cm" style:contextual-spacing="true" fo:text-align="justify" style:justify-single-word="false"/>
      <style:text-properties fo:language="fr" fo:country="FR"/>
    </style:style>
    <style:style style:name="P158" style:family="paragraph" style:parent-style-name="List_20_Paragraph">
      <style:paragraph-properties fo:margin-top="0cm" fo:margin-bottom="0.282cm" style:contextual-spacing="true" fo:text-align="center" style:justify-single-word="false"/>
      <style:text-properties fo:language="fr" fo:country="FR" fo:font-weight="bold" officeooo:rsid="000bb673" officeooo:paragraph-rsid="0047b5ef" style:font-weight-asian="bold" style:font-weight-complex="bold"/>
    </style:style>
    <style:style style:name="P159" style:family="paragraph" style:parent-style-name="List_20_Paragraph">
      <style:paragraph-properties fo:margin-top="0cm" fo:margin-bottom="0.282cm" style:contextual-spacing="true" fo:text-align="center" style:justify-single-word="false"/>
      <style:text-properties fo:language="fr" fo:country="FR" style:text-underline-style="solid" style:text-underline-width="auto" style:text-underline-color="font-color" fo:font-weight="bold" officeooo:paragraph-rsid="00a85901" style:font-weight-asian="bold" style:font-weight-complex="bold"/>
    </style:style>
    <style:style style:name="P160" style:family="paragraph" style:parent-style-name="List_20_Paragraph">
      <style:paragraph-properties fo:margin-top="0cm" fo:margin-bottom="0.282cm" style:contextual-spacing="true" fo:text-align="center" style:justify-single-word="false"/>
      <style:text-properties officeooo:paragraph-rsid="00a85901"/>
    </style:style>
    <style:style style:name="P161" style:family="paragraph" style:parent-style-name="Standard">
      <style:paragraph-properties fo:margin-left="0.72cm" fo:margin-right="0cm" fo:margin-top="0cm" fo:margin-bottom="0cm" style:contextual-spacing="false" fo:line-height="107%" fo:text-align="start" style:justify-single-word="false" fo:orphans="2" fo:widows="2" fo:text-indent="-0.635cm" style:auto-text-indent="false" style:vertical-align="auto">
        <style:tab-stops>
          <style:tab-stop style:position="0.404cm"/>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1b0ab" officeooo:paragraph-rsid="0094b193"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62" style:family="paragraph" style:parent-style-name="Standard">
      <style:paragraph-properties fo:margin-left="0.72cm" fo:margin-right="0cm" fo:margin-top="0cm" fo:margin-bottom="0cm" style:contextual-spacing="false" fo:line-height="107%" fo:text-align="start" style:justify-single-word="false" fo:orphans="2" fo:widows="2" fo:text-indent="-0.635cm" style:auto-text-indent="false" style:vertical-align="auto">
        <style:tab-stops>
          <style:tab-stop style:position="0.404cm"/>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1b0ab" officeooo:paragraph-rsid="0095f6d0"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63" style:family="paragraph" style:parent-style-name="Standard">
      <style:paragraph-properties fo:margin-left="0.72cm" fo:margin-right="0cm" fo:margin-top="0cm" fo:margin-bottom="0cm" style:contextual-spacing="false" fo:line-height="107%" fo:text-align="start" style:justify-single-word="false" fo:orphans="2" fo:widows="2" fo:text-indent="-0.635cm" style:auto-text-indent="false" style:vertical-align="auto">
        <style:tab-stops>
          <style:tab-stop style:position="0.404cm"/>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1b0ab" officeooo:paragraph-rsid="00bf1c3c"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64" style:family="paragraph" style:parent-style-name="Standard">
      <style:paragraph-properties fo:margin-left="0.72cm" fo:margin-right="0cm" fo:margin-top="0cm" fo:margin-bottom="0cm" style:contextual-spacing="false" fo:line-height="107%" fo:text-align="start" style:justify-single-word="false" fo:orphans="2" fo:widows="2" fo:text-indent="-0.635cm" style:auto-text-indent="false" style:vertical-align="auto">
        <style:tab-stops>
          <style:tab-stop style:position="0.404cm"/>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84710e" officeooo:paragraph-rsid="0094b193"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65" style:family="paragraph" style:parent-style-name="Standard">
      <style:paragraph-properties fo:margin-left="0.72cm" fo:margin-right="0cm" fo:margin-top="0cm" fo:margin-bottom="0cm" style:contextual-spacing="false" fo:line-height="107%" fo:text-align="start" style:justify-single-word="false" fo:orphans="2" fo:widows="2" fo:text-indent="-0.635cm" style:auto-text-indent="false" style:vertical-align="auto">
        <style:tab-stops>
          <style:tab-stop style:position="0.404cm"/>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2da9d" officeooo:paragraph-rsid="0094b193"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66" style:family="paragraph" style:parent-style-name="Standard">
      <style:paragraph-properties fo:margin-left="0.72cm" fo:margin-right="0cm" fo:margin-top="0cm" fo:margin-bottom="0cm" style:contextual-spacing="false" fo:line-height="107%" fo:text-align="start" style:justify-single-word="false" fo:orphans="2" fo:widows="2" fo:text-indent="-0.635cm" style:auto-text-indent="false" style:vertical-align="auto">
        <style:tab-stops>
          <style:tab-stop style:position="0.404cm"/>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bf1c3c" officeooo:paragraph-rsid="00bf1c3c"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67" style:family="paragraph" style:parent-style-name="Standard">
      <style:paragraph-properties fo:margin-top="0cm" fo:margin-bottom="0cm" style:contextual-spacing="false" fo:line-height="107%" fo:text-align="start" style:justify-single-word="false" fo:orphans="2" fo:widows="2"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7d8807" officeooo:paragraph-rsid="008cab76"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68" style:family="paragraph" style:parent-style-name="Standard">
      <style:paragraph-properties fo:margin-top="0cm" fo:margin-bottom="0cm" style:contextual-spacing="false" fo:line-height="107%" fo:text-align="justify" style:justify-single-word="false" fo:orphans="2" fo:widows="2"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8cab76" officeooo:paragraph-rsid="008cab76"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69" style:family="paragraph" style:parent-style-name="Standard">
      <style:paragraph-properties fo:margin-top="0cm" fo:margin-bottom="0cm" style:contextual-spacing="false" fo:line-height="107%" fo:text-align="justify" style:justify-single-word="false" fo:orphans="2" fo:widows="2"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8cab76" officeooo:paragraph-rsid="008da452"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70" style:family="paragraph" style:parent-style-name="Standard">
      <style:paragraph-properties fo:margin-left="0.72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e0021" style:text-outline="false" style:text-line-through-style="none" style:text-line-through-type="none" style:font-name="Calibri" fo:font-size="11pt" fo:language="fr" fo:country="FR" fo:font-style="normal" fo:text-shadow="none" style:text-underline-style="none" fo:font-weight="normal" officeooo:rsid="0084710e" officeooo:paragraph-rsid="00a5a90f"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71" style:family="paragraph" style:parent-style-name="Standard">
      <style:paragraph-properties fo:margin-left="0.72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e0021" style:text-outline="false" style:text-line-through-style="none" style:text-line-through-type="none" style:font-name="Calibri" fo:font-size="11pt" fo:language="fr" fo:country="FR" fo:font-style="normal" fo:text-shadow="none" style:text-underline-style="none" fo:font-weight="normal" officeooo:rsid="00995379" officeooo:paragraph-rsid="0099537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72" style:family="paragraph" style:parent-style-name="Standard">
      <style:paragraph-properties fo:margin-left="0.72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84f2e" officeooo:paragraph-rsid="0099537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73" style:family="paragraph" style:parent-style-name="Standard">
      <style:paragraph-properties fo:margin-left="0.72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84f2e" officeooo:paragraph-rsid="00a5a90f"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74" style:family="paragraph" style:parent-style-name="Standard">
      <style:paragraph-properties fo:margin-left="0.72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95379" officeooo:paragraph-rsid="00a5a90f"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75" style:family="paragraph" style:parent-style-name="Standard">
      <style:paragraph-properties fo:margin-left="0.72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a3a019" officeooo:paragraph-rsid="00a5a90f"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76" style:family="paragraph" style:parent-style-name="Standard">
      <style:paragraph-properties fo:margin-left="0.72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995379" officeooo:paragraph-rsid="009e3789"/>
    </style:style>
    <style:style style:name="P177" style:family="paragraph" style:parent-style-name="Standard">
      <style:paragraph-properties fo:margin-left="0.72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984f2e" officeooo:paragraph-rsid="00a5a90f"/>
    </style:style>
    <style:style style:name="P178" style:family="paragraph" style:parent-style-name="Standard">
      <style:paragraph-properties fo:margin-left="0.72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paragraph-rsid="009e3789"/>
    </style:style>
    <style:style style:name="P179" style:family="paragraph" style:parent-style-name="Standard">
      <style:paragraph-properties fo:margin-left="0.72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800000" style:text-outline="false" style:text-line-through-style="none" style:text-line-through-type="none" style:font-name="Calibri" fo:font-size="11pt" fo:language="fr" fo:country="FR" fo:font-style="normal" fo:text-shadow="none" style:text-underline-style="none" fo:font-weight="normal" officeooo:rsid="00995379" officeooo:paragraph-rsid="00a5a90f"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80" style:family="paragraph" style:parent-style-name="Standard">
      <style:paragraph-properties fo:margin-left="1.439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84f2e" officeooo:paragraph-rsid="00a5a90f"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81" style:family="paragraph" style:parent-style-name="Standard">
      <style:paragraph-properties fo:margin-left="1.439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officeooo:rsid="00995379" officeooo:paragraph-rsid="00a5a90f"/>
    </style:style>
    <style:style style:name="P182" style:family="paragraph" style:parent-style-name="Standard">
      <style:paragraph-properties fo:margin-left="0.7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d24e1" officeooo:paragraph-rsid="009d24e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83" style:family="paragraph" style:parent-style-name="Standard">
      <style:paragraph-properties fo:margin-left="0.7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d24e1" officeooo:paragraph-rsid="009ddce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84" style:family="paragraph" style:parent-style-name="Standard">
      <style:paragraph-properties fo:margin-left="0.7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d24e1" officeooo:paragraph-rsid="00d870cb"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85" style:family="paragraph" style:parent-style-name="Standard">
      <style:paragraph-properties fo:margin-left="0.7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d7dc07" officeooo:paragraph-rsid="00d870cb"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86" style:family="paragraph" style:parent-style-name="Standard">
      <style:paragraph-properties fo:margin-left="0.7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e0021" style:text-outline="false" style:text-line-through-style="none" style:text-line-through-type="none" style:font-name="Calibri" fo:font-size="11pt" fo:language="fr" fo:country="FR" fo:font-style="normal" fo:text-shadow="none" style:text-underline-style="none" fo:font-weight="normal" officeooo:rsid="0050ddf2" officeooo:paragraph-rsid="009d24e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87" style:family="paragraph" style:parent-style-name="Standard">
      <style:paragraph-properties fo:margin-left="0.7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e0021" style:text-outline="false" style:text-line-through-style="none" style:text-line-through-type="none" style:font-name="Calibri" fo:font-size="11pt" fo:language="fr" fo:country="FR" fo:font-style="normal" fo:text-shadow="none" style:text-underline-style="none" fo:font-weight="normal" officeooo:rsid="0050ddf2" officeooo:paragraph-rsid="009ddce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88" style:family="paragraph" style:parent-style-name="Standard">
      <style:paragraph-properties fo:margin-left="0.7cm" fo:margin-right="0cm" fo:margin-top="0cm" fo:margin-bottom="0cm" style:contextual-spacing="false" fo:line-height="107%" fo:text-align="justify" style:justify-single-word="false" fo:orphans="2" fo:widows="2" fo:text-indent="0cm" style:auto-text-indent="false" style:vertical-align="auto">
        <style:tab-stops/>
      </style:paragraph-properties>
      <style:text-properties fo:color="#7e0021" style:text-outline="false" style:text-line-through-style="none" style:text-line-through-type="none" style:font-name="Calibri" fo:font-size="11pt" fo:language="fr" fo:country="FR" fo:font-style="normal" fo:text-shadow="none" style:text-underline-style="none" fo:font-weight="normal" officeooo:rsid="0050ddf2" officeooo:paragraph-rsid="00d870cb"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89" style:family="paragraph" style:parent-style-name="Standard" style:master-page-name="">
      <style:paragraph-properties fo:margin-left="0.7cm" fo:margin-right="0cm" fo:margin-top="0cm" fo:margin-bottom="0cm" style:contextual-spacing="false" fo:line-height="107%" fo:text-align="justify" style:justify-single-word="false" fo:orphans="2" fo:widows="2" fo:text-indent="0cm" style:auto-text-indent="false" style:page-number="auto"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0ddf2" officeooo:paragraph-rsid="00d30854"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90" style:family="paragraph" style:parent-style-name="Standard" style:master-page-name="">
      <style:paragraph-properties fo:margin-left="0.7cm" fo:margin-right="0cm" fo:margin-top="0cm" fo:margin-bottom="0cm" style:contextual-spacing="false" fo:line-height="107%" fo:text-align="justify" style:justify-single-word="false" fo:orphans="2" fo:widows="2" fo:text-indent="0cm" style:auto-text-indent="false" style:page-number="auto"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d24e1" officeooo:paragraph-rsid="00d870cb"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91" style:family="paragraph" style:parent-style-name="Standard" style:list-style-name="L3">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tab-stop style:position="1.443cm"/>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609213" officeooo:paragraph-rsid="00609213"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92" style:family="paragraph" style:parent-style-name="Standard" style:list-style-name="L3">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tab-stop style:position="1.443cm"/>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5e5b39" officeooo:paragraph-rsid="005e5b3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93" style:family="paragraph" style:parent-style-name="Standard" style:list-style-name="L3">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tab-stop style:position="1.443cm"/>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612f33" officeooo:paragraph-rsid="00612f33"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94" style:family="paragraph" style:parent-style-name="Standard" style:list-style-name="L4">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tab-stop style:position="0.7cm"/>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64e366" officeooo:paragraph-rsid="0064e366"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195" style:family="paragraph" style:parent-style-name="Standard" style:list-style-name="L3">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tab-stop style:position="1.443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0d45d1" officeooo:paragraph-rsid="005e5b39"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196" style:family="paragraph" style:parent-style-name="Standard" style:list-style-name="L3">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tab-stop style:position="1.443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0d45d1" officeooo:paragraph-rsid="0062c224"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197" style:family="paragraph" style:parent-style-name="Standard" style:list-style-name="L3">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tab-stop style:position="1.443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09213" officeooo:paragraph-rsid="00609213"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198" style:family="paragraph" style:parent-style-name="Standard" style:list-style-name="L3">
      <style:paragraph-properties fo:margin-left="0cm" fo:margin-right="0cm" fo:margin-top="0cm" fo:margin-bottom="0cm" style:contextual-spacing="false" fo:line-height="107%" fo:text-align="justify" style:justify-single-word="false" fo:orphans="2" fo:widows="2" fo:text-indent="0cm" style:auto-text-indent="false" style:vertical-align="auto">
        <style:tab-stops>
          <style:tab-stop style:position="1.443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12f33" officeooo:paragraph-rsid="0062c224"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199" style:family="paragraph" style:parent-style-name="Standard" style:list-style-name="L4">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tab-stop style:position="0.7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4e366" officeooo:paragraph-rsid="0064e366"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00" style:family="paragraph" style:parent-style-name="Standard" style:list-style-name="L4">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tab-stop style:position="0.7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4e366" officeooo:paragraph-rsid="00672d6d"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01" style:family="paragraph" style:parent-style-name="Standard" style:list-style-name="L4">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tab-stop style:position="0.7cm"/>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af193" officeooo:paragraph-rsid="00b6d8cf"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02" style:family="paragraph" style:parent-style-name="Standard" style:list-style-name="L5">
      <style:paragraph-properties fo:margin-left="0cm" fo:margin-right="0cm" fo:margin-top="0cm" fo:margin-bottom="0cm" style:contextual-spacing="false" fo:line-height="107%" fo:text-align="start" style:justify-single-word="false" fo:orphans="2" fo:widows="2" fo:text-indent="0cm" style:auto-text-indent="false" style:vertical-align="auto">
        <style:tab-stops>
          <style:tab-stop style:position="0.404cm"/>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8cab76" officeooo:paragraph-rsid="008cab76"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03" style:family="paragraph" style:parent-style-name="Standard" style:list-style-name="L3" style:master-page-name="">
      <style:paragraph-properties fo:margin-left="0cm" fo:margin-right="0cm" fo:margin-top="0cm" fo:margin-bottom="0cm" style:contextual-spacing="false" fo:line-height="107%" fo:text-align="justify" style:justify-single-word="false" fo:orphans="2" fo:widows="2" fo:text-indent="0cm" style:auto-text-indent="false" style:page-number="auto" style:vertical-align="auto">
        <style:tab-stops>
          <style:tab-stop style:position="1.443cm"/>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5e5b39" officeooo:paragraph-rsid="005e5b3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04" style:family="paragraph" style:parent-style-name="Standard" style:list-style-name="L4" style:master-page-name="">
      <style:paragraph-properties fo:margin-left="0cm" fo:margin-right="0cm" fo:margin-top="0cm" fo:margin-bottom="0cm" style:contextual-spacing="false" fo:line-height="107%" fo:text-align="start" style:justify-single-word="false" fo:orphans="2" fo:widows="2" fo:text-indent="0cm" style:auto-text-indent="false" style:page-number="auto" style:vertical-align="auto">
        <style:tab-stops>
          <style:tab-stop style:position="0.7cm"/>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64e366" officeooo:paragraph-rsid="0065ae05"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05" style:family="paragraph" style:parent-style-name="Standard" style:list-style-name="L4" style:master-page-name="">
      <style:paragraph-properties fo:margin-left="0cm" fo:margin-right="0cm" fo:margin-top="0cm" fo:margin-bottom="0cm" style:contextual-spacing="false" fo:line-height="107%" fo:text-align="start" style:justify-single-word="false" fo:orphans="2" fo:widows="2" fo:text-indent="0cm" style:auto-text-indent="false" style:page-number="auto" style:vertical-align="auto">
        <style:tab-stops>
          <style:tab-stop style:position="0.7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5ae05" officeooo:paragraph-rsid="0065ae05"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06" style:family="paragraph" style:parent-style-name="Standard" style:list-style-name="L5" style:master-page-name="">
      <style:paragraph-properties fo:margin-left="0cm" fo:margin-right="0cm" fo:margin-top="0cm" fo:margin-bottom="0cm" style:contextual-spacing="false" fo:line-height="107%" fo:text-align="start" style:justify-single-word="false" fo:orphans="2" fo:widows="2" fo:text-indent="0cm" style:auto-text-indent="false" style:page-number="auto" style:vertical-align="auto">
        <style:tab-stops>
          <style:tab-stop style:position="0.404cm"/>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8cab76" officeooo:paragraph-rsid="008cab76"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07" style:family="paragraph" style:parent-style-name="Standard" style:list-style-name="L3">
      <style:paragraph-properties fo:margin-left="0.7cm" fo:margin-right="0cm" fo:margin-top="0cm" fo:margin-bottom="0cm" style:contextual-spacing="false" fo:line-height="107%" fo:text-align="justify" style:justify-single-word="false" fo:orphans="2" fo:widows="2" fo:text-indent="-0.7cm" style:auto-text-indent="false" style:vertical-align="auto">
        <style:tab-stops>
          <style:tab-stop style:position="1.443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0d45d1" officeooo:paragraph-rsid="005e5b39"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08" style:family="paragraph" style:parent-style-name="Standard" style:list-style-name="L3">
      <style:paragraph-properties fo:margin-left="0.7cm" fo:margin-right="0cm" fo:margin-top="0cm" fo:margin-bottom="0cm" style:contextual-spacing="false" fo:line-height="107%" fo:text-align="justify" style:justify-single-word="false" fo:orphans="2" fo:widows="2" fo:text-indent="-0.7cm" style:auto-text-indent="false" style:vertical-align="auto">
        <style:tab-stops>
          <style:tab-stop style:position="1.443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5e5b39" officeooo:paragraph-rsid="005e5b39"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09" style:family="paragraph" style:parent-style-name="Standard" style:list-style-name="L3">
      <style:paragraph-properties fo:margin-left="0.7cm" fo:margin-right="0cm" fo:margin-top="0cm" fo:margin-bottom="0cm" style:contextual-spacing="false" fo:line-height="107%" fo:text-align="justify" style:justify-single-word="false" fo:orphans="2" fo:widows="2" fo:text-indent="-0.7cm" style:auto-text-indent="false" style:vertical-align="auto">
        <style:tab-stops>
          <style:tab-stop style:position="1.443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12f33" officeooo:paragraph-rsid="00609213"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10" style:family="paragraph" style:parent-style-name="Standard" style:list-style-name="L3">
      <style:paragraph-properties fo:margin-left="0.7cm" fo:margin-right="0cm" fo:margin-top="0cm" fo:margin-bottom="0cm" style:contextual-spacing="false" fo:line-height="107%" fo:text-align="justify" style:justify-single-word="false" fo:orphans="2" fo:widows="2" fo:text-indent="-0.7cm" style:auto-text-indent="false" style:vertical-align="auto">
        <style:tab-stops>
          <style:tab-stop style:position="1.443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12f33" officeooo:paragraph-rsid="0062c224"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11" style:family="paragraph" style:parent-style-name="Standard" style:list-style-name="L3">
      <style:paragraph-properties fo:margin-left="0.7cm" fo:margin-right="0cm" fo:margin-top="0cm" fo:margin-bottom="0cm" style:contextual-spacing="false" fo:line-height="107%" fo:text-align="justify" style:justify-single-word="false" fo:orphans="2" fo:widows="2" fo:text-indent="-0.7cm" style:auto-text-indent="false" style:vertical-align="auto">
        <style:tab-stops>
          <style:tab-stop style:position="1.443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12f33" officeooo:paragraph-rsid="00612f33"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12" style:family="paragraph" style:parent-style-name="Standard" style:list-style-name="L3">
      <style:paragraph-properties fo:margin-left="0.7cm" fo:margin-right="0cm" fo:margin-top="0cm" fo:margin-bottom="0cm" style:contextual-spacing="false" fo:line-height="107%" fo:text-align="justify" style:justify-single-word="false" fo:orphans="2" fo:widows="2" fo:text-indent="-0.7cm" style:auto-text-indent="false" style:vertical-align="auto">
        <style:tab-stops>
          <style:tab-stop style:position="1.443cm"/>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e5b39" officeooo:paragraph-rsid="005e5b3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13" style:family="paragraph" style:parent-style-name="Standard" style:list-style-name="L4" style:master-page-name="">
      <style:paragraph-properties fo:margin-left="1.3cm" fo:margin-right="0cm" fo:margin-top="0cm" fo:margin-bottom="0cm" style:contextual-spacing="false" fo:line-height="107%" fo:text-align="start" style:justify-single-word="false" fo:orphans="2" fo:widows="2" fo:text-indent="-1.3cm" style:auto-text-indent="false" style:page-number="auto" style:vertical-align="auto">
        <style:tab-stops>
          <style:tab-stop style:position="0.7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12f33" officeooo:paragraph-rsid="0064e366"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14" style:family="paragraph" style:parent-style-name="Standard" style:list-style-name="L4">
      <style:paragraph-properties fo:margin-left="1.3cm" fo:margin-right="0cm" fo:margin-top="0cm" fo:margin-bottom="0cm" style:contextual-spacing="false" fo:line-height="107%" fo:text-align="start" style:justify-single-word="false" fo:orphans="2" fo:widows="2" fo:text-indent="-1.3cm" style:auto-text-indent="false" style:vertical-align="auto">
        <style:tab-stops>
          <style:tab-stop style:position="0.7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12f33" officeooo:paragraph-rsid="0064e366"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15" style:family="paragraph" style:parent-style-name="Standard" style:list-style-name="L4">
      <style:paragraph-properties fo:margin-left="1.3cm" fo:margin-right="0cm" fo:margin-top="0cm" fo:margin-bottom="0cm" style:contextual-spacing="false" fo:line-height="107%" fo:text-align="start" style:justify-single-word="false" fo:orphans="2" fo:widows="2" fo:text-indent="-1.3cm" style:auto-text-indent="false" style:vertical-align="auto">
        <style:tab-stops>
          <style:tab-stop style:position="0.7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12f33" officeooo:paragraph-rsid="0065ae05"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16" style:family="paragraph" style:parent-style-name="Standard" style:list-style-name="L4">
      <style:paragraph-properties fo:margin-left="1.3cm" fo:margin-right="0cm" fo:margin-top="0cm" fo:margin-bottom="0cm" style:contextual-spacing="false" fo:line-height="107%" fo:text-align="start" style:justify-single-word="false" fo:orphans="2" fo:widows="2" fo:text-indent="-1.3cm" style:auto-text-indent="false" style:vertical-align="auto">
        <style:tab-stops>
          <style:tab-stop style:position="0.7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12f33" officeooo:paragraph-rsid="00672d6d"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17" style:family="paragraph" style:parent-style-name="Standard" style:list-style-name="L5" style:master-page-name="">
      <style:paragraph-properties fo:margin-left="0.6cm" fo:margin-right="0cm" fo:margin-top="0cm" fo:margin-bottom="0cm" style:contextual-spacing="false" fo:line-height="107%" fo:text-align="start" style:justify-single-word="false" fo:orphans="2" fo:widows="2" fo:text-indent="-0.6cm" style:auto-text-indent="false" style:page-number="auto" style:vertical-align="auto">
        <style:tab-stops>
          <style:tab-stop style:position="0.748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a20dd" officeooo:paragraph-rsid="006a20dd"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18" style:family="paragraph" style:parent-style-name="Standard" style:list-style-name="L5" style:master-page-name="">
      <style:paragraph-properties fo:margin-left="0.6cm" fo:margin-right="0cm" fo:margin-top="0cm" fo:margin-bottom="0cm" style:contextual-spacing="false" fo:line-height="107%" fo:text-align="start" style:justify-single-word="false" fo:orphans="2" fo:widows="2" fo:text-indent="-0.6cm" style:auto-text-indent="false" style:page-number="auto" style:vertical-align="auto">
        <style:tab-stops>
          <style:tab-stop style:position="0.748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a20dd" officeooo:paragraph-rsid="006ad992"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19" style:family="paragraph" style:parent-style-name="Standard" style:list-style-name="L6" style:master-page-name="">
      <style:paragraph-properties fo:margin-left="0.6cm" fo:margin-right="0cm" fo:margin-top="0cm" fo:margin-bottom="0cm" style:contextual-spacing="false" fo:line-height="107%" fo:text-align="start" style:justify-single-word="false" fo:orphans="2" fo:widows="2" fo:text-indent="-0.6cm" style:auto-text-indent="false" style:page-number="auto" style:vertical-align="auto">
        <style:tab-stops>
          <style:tab-stop style:position="0.748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a20dd" officeooo:paragraph-rsid="006a20dd"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20" style:family="paragraph" style:parent-style-name="Standard" style:list-style-name="L7" style:master-page-name="">
      <style:paragraph-properties fo:margin-left="0.6cm" fo:margin-right="0cm" fo:margin-top="0cm" fo:margin-bottom="0cm" style:contextual-spacing="false" fo:line-height="107%" fo:text-align="start" style:justify-single-word="false" fo:orphans="2" fo:widows="2" fo:text-indent="-0.6cm" style:auto-text-indent="false" style:page-number="auto" style:vertical-align="auto">
        <style:tab-stops>
          <style:tab-stop style:position="0.748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a20dd" officeooo:paragraph-rsid="006a20dd"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21" style:family="paragraph" style:parent-style-name="Standard" style:list-style-name="L8" style:master-page-name="">
      <style:paragraph-properties fo:margin-left="0.6cm" fo:margin-right="0cm" fo:margin-top="0cm" fo:margin-bottom="0cm" style:contextual-spacing="false" fo:line-height="107%" fo:text-align="start" style:justify-single-word="false" fo:orphans="2" fo:widows="2" fo:text-indent="-0.6cm" style:auto-text-indent="false" style:page-number="auto" style:vertical-align="auto">
        <style:tab-stops>
          <style:tab-stop style:position="0.748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a20dd" officeooo:paragraph-rsid="006a20dd"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22" style:family="paragraph" style:parent-style-name="Standard" style:list-style-name="L9" style:master-page-name="">
      <style:paragraph-properties fo:margin-left="0.6cm" fo:margin-right="0cm" fo:margin-top="0cm" fo:margin-bottom="0cm" style:contextual-spacing="false" fo:line-height="107%" fo:text-align="start" style:justify-single-word="false" fo:orphans="2" fo:widows="2" fo:text-indent="-0.6cm" style:auto-text-indent="false" style:page-number="auto" style:vertical-align="auto">
        <style:tab-stops>
          <style:tab-stop style:position="0.748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a20dd" officeooo:paragraph-rsid="006a20dd"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23" style:family="paragraph" style:parent-style-name="Standard" style:list-style-name="L10" style:master-page-name="">
      <style:paragraph-properties fo:margin-left="0.6cm" fo:margin-right="0cm" fo:margin-top="0cm" fo:margin-bottom="0cm" style:contextual-spacing="false" fo:line-height="107%" fo:text-align="start" style:justify-single-word="false" fo:orphans="2" fo:widows="2" fo:text-indent="-0.6cm" style:auto-text-indent="false" style:page-number="auto" style:vertical-align="auto">
        <style:tab-stops>
          <style:tab-stop style:position="0.748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a20dd" officeooo:paragraph-rsid="006ad992"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24" style:family="paragraph" style:parent-style-name="Standard" style:list-style-name="L11" style:master-page-name="">
      <style:paragraph-properties fo:margin-left="0.6cm" fo:margin-right="0cm" fo:margin-top="0cm" fo:margin-bottom="0cm" style:contextual-spacing="false" fo:line-height="107%" fo:text-align="start" style:justify-single-word="false" fo:orphans="2" fo:widows="2" fo:text-indent="-0.6cm" style:auto-text-indent="false" style:page-number="auto" style:vertical-align="auto">
        <style:tab-stops>
          <style:tab-stop style:position="0.748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a20dd" officeooo:paragraph-rsid="006ad992"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25" style:family="paragraph" style:parent-style-name="Standard" style:list-style-name="L13" style:master-page-name="">
      <style:paragraph-properties fo:margin-left="0.6cm" fo:margin-right="0cm" fo:margin-top="0cm" fo:margin-bottom="0cm" style:contextual-spacing="false" fo:line-height="107%" fo:text-align="start" style:justify-single-word="false" fo:orphans="2" fo:widows="2" fo:text-indent="-0.6cm" style:auto-text-indent="false" style:page-number="auto" style:vertical-align="auto">
        <style:tab-stops>
          <style:tab-stop style:position="0.748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a20dd" officeooo:paragraph-rsid="006ad992"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26" style:family="paragraph" style:parent-style-name="Standard" style:list-style-name="L14" style:master-page-name="">
      <style:paragraph-properties fo:margin-left="0.6cm" fo:margin-right="0cm" fo:margin-top="0cm" fo:margin-bottom="0cm" style:contextual-spacing="false" fo:line-height="107%" fo:text-align="start" style:justify-single-word="false" fo:orphans="2" fo:widows="2" fo:text-indent="-0.6cm" style:auto-text-indent="false" style:page-number="auto" style:vertical-align="auto">
        <style:tab-stops>
          <style:tab-stop style:position="0.748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a20dd" officeooo:paragraph-rsid="006ad992"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27" style:family="paragraph" style:parent-style-name="Standard" style:list-style-name="L15" style:master-page-name="">
      <style:paragraph-properties fo:margin-left="0.6cm" fo:margin-right="0cm" fo:margin-top="0cm" fo:margin-bottom="0cm" style:contextual-spacing="false" fo:line-height="107%" fo:text-align="start" style:justify-single-word="false" fo:orphans="2" fo:widows="2" fo:text-indent="-0.6cm" style:auto-text-indent="false" style:page-number="auto" style:vertical-align="auto">
        <style:tab-stops>
          <style:tab-stop style:position="0.748cm"/>
        </style:tab-stops>
      </style:paragraph-properties>
      <style:text-properties fo:color="#000000" style:text-outline="false" style:text-line-through-style="none" style:text-line-through-type="none" style:font-name="Calibri" fo:font-size="11pt" fo:language="fr" fo:country="FR" fo:font-style="italic" fo:text-shadow="none" style:text-underline-style="none" fo:font-weight="normal" officeooo:rsid="006a20dd" officeooo:paragraph-rsid="006ad992"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P228" style:family="paragraph" style:parent-style-name="Standard" style:list-style-name="L12" style:master-page-name="">
      <style:paragraph-properties fo:margin-left="0.6cm" fo:margin-right="0cm" fo:margin-top="0cm" fo:margin-bottom="0cm" style:contextual-spacing="false" fo:line-height="107%" fo:text-align="start" style:justify-single-word="false" fo:orphans="2" fo:widows="2" fo:text-indent="-0.6cm" style:auto-text-indent="false" style:page-number="auto" style:vertical-align="auto">
        <style:tab-stops>
          <style:tab-stop style:position="0.748cm"/>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6a20dd" officeooo:paragraph-rsid="006ad992"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29" style:family="paragraph" style:parent-style-name="Standard" style:list-style-name="L16">
      <style:paragraph-properties fo:margin-left="0.72cm" fo:margin-right="0cm" fo:margin-top="0cm" fo:margin-bottom="0cm" style:contextual-spacing="false" fo:line-height="107%" fo:text-align="start" style:justify-single-word="false" fo:orphans="2" fo:widows="2" fo:text-indent="-0.635cm" style:auto-text-indent="false" style:vertical-align="auto">
        <style:tab-stops>
          <style:tab-stop style:position="0.7cm"/>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50ddf2" officeooo:paragraph-rsid="007a0f9b"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30" style:family="paragraph" style:parent-style-name="Standard" style:list-style-name="L17">
      <style:paragraph-properties fo:margin-left="0.72cm" fo:margin-right="0cm" fo:margin-top="0cm" fo:margin-bottom="0cm" style:contextual-spacing="false" fo:line-height="107%" fo:text-align="start" style:justify-single-word="false" fo:orphans="2" fo:widows="2" fo:text-indent="-0.635cm" style:auto-text-indent="false" style:vertical-align="auto">
        <style:tab-stops>
          <style:tab-stop style:position="0.497cm"/>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7d8807" officeooo:paragraph-rsid="007d8807"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31" style:family="paragraph" style:parent-style-name="Standard" style:list-style-name="L18">
      <style:paragraph-properties fo:margin-left="0.72cm" fo:margin-right="0cm" fo:margin-top="0cm" fo:margin-bottom="0cm" style:contextual-spacing="false" fo:line-height="107%" fo:text-align="start" style:justify-single-word="false" fo:orphans="2" fo:widows="2" fo:text-indent="-0.635cm" style:auto-text-indent="false" style:vertical-align="auto">
        <style:tab-stops>
          <style:tab-stop style:position="0.404cm"/>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8cab76" officeooo:paragraph-rsid="008cab76"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32" style:family="paragraph" style:parent-style-name="Standard" style:list-style-name="L18">
      <style:paragraph-properties fo:margin-left="0.72cm" fo:margin-right="0cm" fo:margin-top="0cm" fo:margin-bottom="0cm" style:contextual-spacing="false" fo:line-height="107%" fo:text-align="start" style:justify-single-word="false" fo:orphans="2" fo:widows="2" fo:text-indent="-0.635cm" style:auto-text-indent="false" style:vertical-align="auto">
        <style:tab-stops>
          <style:tab-stop style:position="0.404cm"/>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1b0ab" officeooo:paragraph-rsid="0092da9d"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33" style:family="paragraph" style:parent-style-name="Standard" style:list-style-name="L18">
      <style:paragraph-properties fo:margin-left="0.72cm" fo:margin-right="0cm" fo:margin-top="0cm" fo:margin-bottom="0cm" style:contextual-spacing="false" fo:line-height="107%" fo:text-align="start" style:justify-single-word="false" fo:orphans="2" fo:widows="2" fo:text-indent="-0.635cm" style:auto-text-indent="false" style:vertical-align="auto">
        <style:tab-stops/>
      </style:paragraph-properties>
      <style:text-properties fo:color="#7e0021" style:text-outline="false" style:text-line-through-style="none" style:text-line-through-type="none" style:font-name="Calibri" fo:font-size="11pt" fo:language="fr" fo:country="FR" fo:font-style="normal" fo:text-shadow="none" style:text-underline-style="none" fo:font-weight="normal" officeooo:rsid="0084710e" officeooo:paragraph-rsid="0094b193"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34" style:family="paragraph" style:parent-style-name="Standard" style:list-style-name="L18" style:master-page-name="">
      <style:paragraph-properties fo:margin-left="0.72cm" fo:margin-right="0cm" fo:margin-top="0cm" fo:margin-bottom="0cm" style:contextual-spacing="false" fo:line-height="107%" fo:text-align="start" style:justify-single-word="false" fo:orphans="2" fo:widows="2" fo:text-indent="-0.635cm" style:auto-text-indent="false" style:page-number="auto" style:vertical-align="auto">
        <style:tab-stops>
          <style:tab-stop style:position="0.404cm"/>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8cab76" officeooo:paragraph-rsid="008cab76"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35" style:family="paragraph" style:parent-style-name="Standard" style:list-style-name="L1">
      <style:paragraph-properties fo:margin-left="0cm" fo:margin-right="0cm" fo:margin-top="0cm" fo:margin-bottom="0cm" style:contextual-spacing="false" fo:line-height="107%" fo:text-align="start" style:justify-single-word="false" fo:orphans="2" fo:widows="2" fo:text-indent="-0.635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7d8807" officeooo:paragraph-rsid="0087a75b"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36" style:family="paragraph" style:parent-style-name="Standard" style:list-style-name="L5">
      <style:paragraph-properties fo:margin-left="0cm" fo:margin-right="0cm" fo:margin-top="0cm" fo:margin-bottom="0cm" style:contextual-spacing="false" fo:line-height="107%" fo:text-align="start" style:justify-single-word="false" fo:orphans="2" fo:widows="2" fo:text-indent="-0.635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7d8807" officeooo:paragraph-rsid="008cab76"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37" style:family="paragraph" style:parent-style-name="Standard" style:list-style-name="L18">
      <style:paragraph-properties fo:margin-left="0cm" fo:margin-right="0cm" fo:margin-top="0cm" fo:margin-bottom="0cm" style:contextual-spacing="false" fo:line-height="107%" fo:text-align="start" style:justify-single-word="false" fo:orphans="2" fo:widows="2" fo:text-indent="-0.635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7d8807" officeooo:paragraph-rsid="008cab76"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38" style:family="paragraph" style:parent-style-name="Standard" style:list-style-name="L18">
      <style:paragraph-properties fo:margin-left="0cm" fo:margin-right="0cm" fo:margin-top="0cm" fo:margin-bottom="0cm" style:contextual-spacing="false" fo:line-height="107%" fo:text-align="start" style:justify-single-word="false" fo:orphans="2" fo:widows="2" fo:text-indent="-0.635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7d8807" officeooo:paragraph-rsid="008da452"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39" style:family="paragraph" style:parent-style-name="Standard" style:list-style-name="L1">
      <style:paragraph-properties fo:margin-left="0cm" fo:margin-right="0cm" fo:margin-top="0cm" fo:margin-bottom="0cm" style:contextual-spacing="false" fo:line-height="107%" fo:text-align="justify" style:justify-single-word="false" fo:orphans="2" fo:widows="2" fo:text-indent="-0.635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87a75b" officeooo:paragraph-rsid="0087a75b"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40" style:family="paragraph" style:parent-style-name="Standard" style:list-style-name="L5">
      <style:paragraph-properties fo:margin-left="0cm" fo:margin-right="0cm" fo:margin-top="0cm" fo:margin-bottom="0cm" style:contextual-spacing="false" fo:line-height="107%" fo:text-align="start" style:justify-single-word="false" fo:orphans="2" fo:widows="2" fo:text-indent="-0.635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917b1d" officeooo:paragraph-rsid="0091b0ab"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41" style:family="paragraph" style:parent-style-name="Standard" style:list-style-name="L18">
      <style:paragraph-properties fo:margin-left="0cm" fo:margin-right="0cm" fo:margin-top="0cm" fo:margin-bottom="0cm" style:contextual-spacing="false" fo:line-height="107%" fo:text-align="start" style:justify-single-word="false" fo:orphans="2" fo:widows="2" fo:text-indent="-0.635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917b1d" officeooo:paragraph-rsid="0091b0ab"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42" style:family="paragraph" style:parent-style-name="Standard" style:list-style-name="L18">
      <style:paragraph-properties fo:margin-left="0cm" fo:margin-right="0cm" fo:margin-top="0cm" fo:margin-bottom="0cm" style:contextual-spacing="false" fo:line-height="107%" fo:text-align="start" style:justify-single-word="false" fo:orphans="2" fo:widows="2" fo:text-indent="-0.635cm" style:auto-text-indent="false" style:vertical-align="auto">
        <style:tab-stops/>
      </style:paragraph-properties>
      <style:text-properties fo:color="#7030a0" style:text-outline="false" style:text-line-through-style="none" style:text-line-through-type="none" style:font-name="Calibri" fo:font-size="11pt" fo:language="fr" fo:country="FR" fo:font-style="normal" fo:text-shadow="none" style:text-underline-style="none" fo:font-weight="normal" officeooo:rsid="0095f6d0" officeooo:paragraph-rsid="0095f6d0" fo:background-color="transparent"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43" style:family="paragraph" style:parent-style-name="Standard" style:list-style-name="L18">
      <style:paragraph-properties fo:margin-left="0cm" fo:margin-right="0cm" fo:margin-top="0cm" fo:margin-bottom="0cm" style:contextual-spacing="false" fo:line-height="107%" fo:text-align="start" style:justify-single-word="false" fo:orphans="2" fo:widows="2" fo:text-indent="-0.635cm" style:auto-text-indent="false" style:vertical-align="auto">
        <style:tab-stops/>
      </style:paragraph-properties>
      <style:text-properties officeooo:rsid="007d8807" officeooo:paragraph-rsid="00984f2e"/>
    </style:style>
    <style:style style:name="P244" style:family="paragraph" style:parent-style-name="Standard" style:list-style-name="L18">
      <style:paragraph-properties fo:margin-left="0cm" fo:margin-right="0cm" fo:margin-top="0cm" fo:margin-bottom="0cm" style:contextual-spacing="false" fo:line-height="107%" fo:text-align="start" style:justify-single-word="false" fo:orphans="2" fo:widows="2" fo:text-indent="-0.635cm" style:auto-text-indent="false" style:vertical-align="auto">
        <style:tab-stops/>
      </style:paragraph-properties>
      <style:text-properties officeooo:rsid="007d8807" officeooo:paragraph-rsid="00995379"/>
    </style:style>
    <style:style style:name="P245" style:family="paragraph" style:parent-style-name="Standard" style:list-style-name="L18">
      <style:paragraph-properties fo:margin-top="0cm" fo:margin-bottom="0cm" style:contextual-spacing="false" fo:line-height="107%" fo:text-align="start" style:justify-single-word="false" fo:orphans="2" fo:widows="2" style:vertical-align="auto">
        <style:tab-stops/>
      </style:paragraph-properties>
      <style:text-properties officeooo:paragraph-rsid="0084710e"/>
    </style:style>
    <style:style style:name="P246" style:family="paragraph" style:parent-style-name="Standard" style:list-style-name="L19">
      <style:paragraph-properties fo:margin-top="0cm" fo:margin-bottom="0cm" style:contextual-spacing="false" fo:line-height="107%" fo:text-align="start" style:justify-single-word="false" fo:orphans="2" fo:widows="2" style:vertical-align="auto">
        <style:tab-stops/>
      </style:paragraph-properties>
      <style:text-properties officeooo:paragraph-rsid="008cab76"/>
    </style:style>
    <style:style style:name="P247" style:family="paragraph" style:parent-style-name="Standard" style:list-style-name="L5">
      <style:paragraph-properties fo:margin-top="0cm" fo:margin-bottom="0cm" style:contextual-spacing="false" fo:line-height="107%" fo:text-align="start" style:justify-single-word="false" fo:orphans="2" fo:widows="2" style:vertical-align="auto">
        <style:tab-stops/>
      </style:paragraph-properties>
      <style:text-properties fo:color="#7e0021" style:text-outline="false" style:text-line-through-style="none" style:text-line-through-type="none" style:font-name="Calibri" fo:font-size="11pt" fo:language="fr" fo:country="FR" fo:font-style="normal" fo:text-shadow="none" style:text-underline-style="none" fo:font-weight="normal" officeooo:rsid="0084710e" officeooo:paragraph-rsid="008cab76"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48" style:family="paragraph" style:parent-style-name="Standard" style:list-style-name="L18">
      <style:paragraph-properties fo:margin-top="0cm" fo:margin-bottom="0cm" style:contextual-spacing="false" fo:line-height="107%" fo:text-align="start" style:justify-single-word="false" fo:orphans="2" fo:widows="2" style:vertical-align="auto">
        <style:tab-stops/>
      </style:paragraph-properties>
      <style:text-properties fo:color="#7e0021" style:text-outline="false" style:text-line-through-style="none" style:text-line-through-type="none" style:font-name="Calibri" fo:font-size="11pt" fo:language="fr" fo:country="FR" fo:font-style="normal" fo:text-shadow="none" style:text-underline-style="none" fo:font-weight="normal" officeooo:rsid="0084710e" officeooo:paragraph-rsid="0091b0ab"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49" style:family="paragraph" style:parent-style-name="Standard" style:list-style-name="L5">
      <style:paragraph-properties fo:margin-top="0cm" fo:margin-bottom="0cm" style:contextual-spacing="false" fo:line-height="107%" fo:text-align="justify" style:justify-single-word="false" fo:orphans="2" fo:widows="2" style:vertical-align="auto">
        <style:tab-stops/>
      </style:paragraph-properties>
      <style:text-properties fo:color="#7e0021" style:text-outline="false" style:text-line-through-style="none" style:text-line-through-type="none" style:font-name="Calibri" fo:font-size="11pt" fo:language="fr" fo:country="FR" fo:font-style="normal" fo:text-shadow="none" style:text-underline-style="none" fo:font-weight="normal" officeooo:rsid="0084710e" officeooo:paragraph-rsid="008cab76"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50" style:family="paragraph" style:parent-style-name="Standard" style:list-style-name="L5">
      <style:paragraph-properties fo:margin-top="0cm" fo:margin-bottom="0cm" style:contextual-spacing="false" fo:line-height="107%" fo:text-align="justify" style:justify-single-word="false" fo:orphans="2" fo:widows="2" style:vertical-align="auto">
        <style:tab-stops/>
      </style:paragraph-properties>
      <style:text-properties fo:color="#7e0021" style:text-outline="false" style:text-line-through-style="none" style:text-line-through-type="none" style:font-name="Calibri" fo:font-size="11pt" fo:language="fr" fo:country="FR" fo:font-style="normal" fo:text-shadow="none" style:text-underline-style="none" fo:font-weight="normal" officeooo:rsid="0084710e" officeooo:paragraph-rsid="008da452"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51" style:family="paragraph" style:parent-style-name="Standard" style:list-style-name="L5">
      <style:paragraph-properties fo:margin-top="0cm" fo:margin-bottom="0cm" style:contextual-spacing="false" fo:line-height="107%" fo:text-align="justify" style:justify-single-word="false" fo:orphans="2" fo:widows="2"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normal" officeooo:rsid="00917b1d" officeooo:paragraph-rsid="00917b1d"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52" style:family="paragraph" style:parent-style-name="Standard" style:list-style-name="L5">
      <style:paragraph-properties fo:margin-top="0cm" fo:margin-bottom="0cm" style:contextual-spacing="false" fo:line-height="107%" fo:text-align="justify" style:justify-single-word="false" fo:orphans="2" fo:widows="2" fo:background-color="transparent" style:vertical-align="auto">
        <style:tab-stops/>
        <style:background-image/>
      </style:paragraph-properties>
      <style:text-properties fo:color="#7e0021" style:text-outline="false" style:text-line-through-style="none" style:text-line-through-type="none" style:font-name="Calibri" fo:font-size="11pt" fo:language="fr" fo:country="FR" fo:font-style="normal" fo:text-shadow="none" style:text-underline-style="none" fo:font-weight="normal" officeooo:rsid="009141b1" officeooo:paragraph-rsid="009141b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53" style:family="paragraph" style:parent-style-name="Standard" style:list-style-name="L5" style:master-page-name="">
      <style:paragraph-properties fo:margin-left="1.3cm" fo:margin-right="0cm" fo:margin-top="0cm" fo:margin-bottom="0cm" style:contextual-spacing="false" fo:line-height="107%" fo:text-align="justify" style:justify-single-word="false" fo:orphans="2" fo:widows="2" fo:text-indent="0cm" style:auto-text-indent="false" style:page-number="auto" style:vertical-align="auto">
        <style:tab-stops/>
      </style:paragraph-properties>
      <style:text-properties fo:color="#7e0021" style:text-outline="false" style:text-line-through-style="none" style:text-line-through-type="none" style:font-name="Calibri" fo:font-size="11pt" fo:language="fr" fo:country="FR" fo:font-style="normal" fo:text-shadow="none" style:text-underline-style="none" fo:font-weight="normal" officeooo:rsid="0084710e" officeooo:paragraph-rsid="008da452"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P254" style:family="paragraph" style:parent-style-name="Standard" style:list-style-name="L20">
      <style:paragraph-properties fo:margin-left="0.499cm" fo:margin-right="0cm" fo:margin-top="0cm" fo:margin-bottom="0cm" style:contextual-spacing="false" fo:line-height="107%" fo:text-align="justify" style:justify-single-word="false" fo:orphans="2" fo:widows="2" fo:text-indent="-0.499cm" style:auto-text-indent="false" style:vertical-align="auto">
        <style:tab-stops>
          <style:tab-stop style:position="0.497cm"/>
        </style:tab-stops>
      </style:paragraph-properties>
      <style:text-properties officeooo:paragraph-rsid="009e3789"/>
    </style:style>
    <style:style style:name="P255" style:family="paragraph" style:parent-style-name="Standard" style:list-style-name="L20">
      <style:paragraph-properties fo:margin-left="0.499cm" fo:margin-right="0cm" fo:margin-top="0cm" fo:margin-bottom="0cm" style:contextual-spacing="false" fo:line-height="107%" fo:text-align="justify" style:justify-single-word="false" fo:orphans="2" fo:widows="2" fo:text-indent="-0.499cm" style:auto-text-indent="false" style:vertical-align="auto">
        <style:tab-stops>
          <style:tab-stop style:position="0.497cm"/>
        </style:tab-stops>
      </style:paragraph-properties>
      <style:text-properties officeooo:paragraph-rsid="00a88348"/>
    </style:style>
    <style:style style:name="P256" style:family="paragraph" style:parent-style-name="List_20_Paragraph" style:list-style-name="L1">
      <style:paragraph-properties fo:margin-top="0cm" fo:margin-bottom="0.282cm" style:contextual-spacing="true" fo:text-align="justify" style:justify-single-word="false" fo:orphans="2" fo:widows="2" style:vertical-align="auto">
        <style:tab-stops/>
      </style:paragraph-properties>
      <style:text-properties fo:color="#000000" style:font-name="Calibri" fo:font-size="11pt" fo:language="fr" fo:country="FR" fo:font-style="normal" style:text-underline-style="none" fo:font-weight="bold" officeooo:rsid="00554ef8" officeooo:paragraph-rsid="00554ef8"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style>
    <style:style style:name="P257" style:family="paragraph" style:parent-style-name="List_20_Paragraph" style:list-style-name="L2" style:master-page-name="">
      <style:paragraph-properties fo:margin-left="0cm" fo:margin-right="0cm" fo:margin-top="0cm" fo:margin-bottom="0.282cm" style:contextual-spacing="true" fo:text-align="justify" style:justify-single-word="false" fo:orphans="2" fo:widows="2" fo:text-indent="0.7cm" style:auto-text-indent="false" style:page-number="auto" style:vertical-align="auto">
        <style:tab-stops/>
      </style:paragraph-properties>
      <style:text-properties officeooo:paragraph-rsid="00af0975"/>
    </style:style>
    <style:style style:name="P258" style:family="paragraph" style:parent-style-name="List_20_Paragraph" style:list-style-name="L2" style:master-page-name="">
      <style:paragraph-properties fo:margin-left="0cm" fo:margin-right="0cm" fo:margin-top="0cm" fo:margin-bottom="0.282cm" style:contextual-spacing="true" fo:text-align="justify" style:justify-single-word="false" fo:orphans="2" fo:widows="2" fo:text-indent="0.7cm" style:auto-text-indent="false" style:page-number="auto" style:vertical-align="auto">
        <style:tab-stops/>
      </style:paragraph-properties>
      <style:text-properties officeooo:rsid="00554ef8" officeooo:paragraph-rsid="00554ef8"/>
    </style:style>
    <style:style style:name="P259" style:family="paragraph" style:parent-style-name="List_20_Paragraph" style:list-style-name="L2">
      <style:paragraph-properties fo:margin-left="0cm" fo:margin-right="0cm" fo:margin-top="0cm" fo:margin-bottom="0.282cm" style:contextual-spacing="true" fo:text-align="justify" style:justify-single-word="false" fo:orphans="2" fo:widows="2" fo:text-indent="0.7cm" style:auto-text-indent="false" style:vertical-align="auto">
        <style:tab-stops/>
      </style:paragraph-properties>
      <style:text-properties officeooo:paragraph-rsid="00af0975"/>
    </style:style>
    <style:style style:name="P260" style:family="paragraph" style:parent-style-name="List_20_Paragraph" style:list-style-name="L2">
      <style:paragraph-properties fo:margin-left="0cm" fo:margin-right="0cm" fo:margin-top="0cm" fo:margin-bottom="0.282cm" style:contextual-spacing="true" fo:text-align="justify" style:justify-single-word="false" fo:orphans="2" fo:widows="2" fo:text-indent="0.7cm" style:auto-text-indent="false" style:vertical-align="auto">
        <style:tab-stops/>
      </style:paragraph-properties>
      <style:text-properties officeooo:rsid="00af0975" officeooo:paragraph-rsid="00af0975"/>
    </style:style>
    <style:style style:name="P261" style:family="paragraph" style:parent-style-name="List_20_Paragraph" style:list-style-name="L2">
      <style:paragraph-properties fo:margin-left="0cm" fo:margin-right="0cm" fo:margin-top="0cm" fo:margin-bottom="0.282cm" style:contextual-spacing="true" fo:text-align="justify" style:justify-single-word="false" fo:orphans="2" fo:widows="2" fo:text-indent="0.7cm" style:auto-text-indent="false" style:vertical-align="auto">
        <style:tab-stops/>
      </style:paragraph-properties>
      <style:text-properties fo:color="#000000" style:font-name="Calibri" fo:font-size="11pt" fo:language="fr" fo:country="FR" fo:font-style="normal" officeooo:rsid="00554ef8" officeooo:paragraph-rsid="00554ef8" style:font-size-asian="11pt" style:language-asian="en" style:country-asian="US" style:font-style-asian="normal" style:font-name-complex="Times New Roman" style:font-size-complex="11pt" style:language-complex="ar" style:country-complex="SA" style:font-style-complex="normal"/>
    </style:style>
    <style:style style:name="P262" style:family="paragraph" style:parent-style-name="List_20_Paragraph" style:list-style-name="L2">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officeooo:paragraph-rsid="00af0975"/>
    </style:style>
    <style:style style:name="P263" style:family="paragraph" style:parent-style-name="List_20_Paragraph" style:list-style-name="L1">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000000" style:font-name="Calibri" fo:font-size="11pt" fo:language="fr" fo:country="FR" fo:font-style="normal" style:text-underline-style="none" fo:font-weight="bold" officeooo:rsid="00554ef8" officeooo:paragraph-rsid="0055d647"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style>
    <style:style style:name="P264" style:family="paragraph" style:parent-style-name="List_20_Paragraph" style:list-style-name="L1">
      <style:paragraph-properties fo:margin-left="0cm" fo:margin-right="0cm" fo:margin-top="0cm" fo:margin-bottom="0.282cm" style:contextual-spacing="true" fo:text-align="justify" style:justify-single-word="false" fo:orphans="2" fo:widows="2" fo:text-indent="0cm" style:auto-text-indent="false" style:vertical-align="auto">
        <style:tab-stops/>
      </style:paragraph-properties>
      <style:text-properties fo:color="#000000" style:font-name="Calibri" fo:font-size="11pt" fo:language="fr" fo:country="FR" fo:font-style="normal" style:text-underline-style="none" fo:font-weight="bold" officeooo:rsid="00554ef8" officeooo:paragraph-rsid="005833eb"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style>
    <style:style style:name="P265" style:family="paragraph" style:parent-style-name="List_20_Paragraph" style:list-style-name="L1">
      <style:paragraph-properties fo:margin-left="0cm" fo:margin-right="0cm" fo:margin-top="0cm" fo:margin-bottom="0.282cm" style:contextual-spacing="true" fo:line-height="107%" fo:text-align="justify" style:justify-single-word="false" fo:orphans="2" fo:widows="2" fo:text-indent="0cm" style:auto-text-indent="false" style:vertical-align="auto">
        <style:tab-stops/>
      </style:paragraph-properties>
      <style:text-properties fo:color="#000000" style:font-name="Calibri" fo:font-size="11pt" fo:language="fr" fo:country="FR" fo:font-style="normal" officeooo:rsid="00554ef8" officeooo:paragraph-rsid="007448e8" style:font-size-asian="11pt" style:language-asian="en" style:country-asian="US" style:font-style-asian="normal" style:font-name-complex="Times New Roman" style:font-size-complex="11pt" style:language-complex="ar" style:country-complex="SA" style:font-style-complex="normal"/>
    </style:style>
    <style:style style:name="P266" style:family="paragraph" style:parent-style-name="List_20_Paragraph" style:list-style-name="L1">
      <style:paragraph-properties fo:margin-left="0cm" fo:margin-right="0cm" fo:margin-top="0cm" fo:margin-bottom="0.282cm" style:contextual-spacing="true" fo:line-height="107%" fo:text-align="justify" style:justify-single-word="false" fo:orphans="2" fo:widows="2" fo:text-indent="0cm" style:auto-text-indent="false" style:vertical-align="auto">
        <style:tab-stops/>
      </style:paragraph-properties>
      <style:text-properties fo:color="#000000" style:text-outline="false" style:text-line-through-style="none" style:text-line-through-type="none" style:font-name="Calibri" fo:font-size="11pt" fo:language="fr" fo:country="FR" fo:font-style="normal" fo:text-shadow="none" style:text-underline-style="none" fo:font-weight="bold" officeooo:rsid="00554ef8" officeooo:paragraph-rsid="005833eb"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P267" style:family="paragraph" style:parent-style-name="List_20_Paragraph">
      <style:paragraph-properties fo:margin-left="0cm" fo:margin-right="0cm" fo:margin-top="0cm" fo:margin-bottom="0.282cm" style:contextual-spacing="true" fo:text-align="justify" style:justify-single-word="false" fo:orphans="2" fo:widows="2" fo:text-indent="0cm" style:auto-text-indent="false" fo:background-color="#cccccc" style:vertical-align="auto">
        <style:tab-stops/>
        <style:background-image/>
      </style:paragraph-properties>
      <style:text-properties fo:color="#7030a0" style:font-name="Calibri" fo:font-size="11pt" fo:language="fr" fo:country="FR" fo:font-style="normal" officeooo:rsid="005407c7" officeooo:paragraph-rsid="00db9f3e" style:font-size-asian="11pt" style:language-asian="en" style:country-asian="US" style:font-style-asian="normal" style:font-name-complex="Times New Roman" style:font-size-complex="11pt" style:language-complex="ar" style:country-complex="SA" style:font-style-complex="normal"/>
    </style:style>
    <style:style style:name="P268" style:family="paragraph" style:parent-style-name="List_20_Paragraph" style:list-style-name="L2" style:master-page-name="">
      <style:paragraph-properties fo:margin-left="0.72cm" fo:margin-right="0cm" fo:margin-top="0cm" fo:margin-bottom="0.282cm" style:contextual-spacing="true" fo:text-align="justify" style:justify-single-word="false" fo:orphans="2" fo:widows="2" fo:text-indent="0.801cm" style:auto-text-indent="false" style:page-number="auto" style:vertical-align="auto">
        <style:tab-stops>
          <style:tab-stop style:position="0cm"/>
        </style:tab-stops>
      </style:paragraph-properties>
      <style:text-properties officeooo:paragraph-rsid="00af0975"/>
    </style:style>
    <style:style style:name="P269" style:family="paragraph" style:parent-style-name="List_20_Paragraph" style:list-style-name="L2">
      <style:paragraph-properties fo:margin-left="0.72cm" fo:margin-right="0cm" fo:margin-top="0cm" fo:margin-bottom="0.282cm" style:contextual-spacing="true" fo:text-align="justify" style:justify-single-word="false" fo:orphans="2" fo:widows="2" fo:text-indent="0.7cm" style:auto-text-indent="false" style:vertical-align="auto">
        <style:tab-stops/>
      </style:paragraph-properties>
      <style:text-properties officeooo:paragraph-rsid="00af0975"/>
    </style:style>
    <style:style style:name="P270" style:family="paragraph" style:parent-style-name="List_20_Paragraph" style:list-style-name="L2" style:master-page-name="">
      <style:paragraph-properties fo:margin-left="0.7cm" fo:margin-right="0cm" fo:margin-top="0cm" fo:margin-bottom="0.282cm" style:contextual-spacing="true" fo:text-align="justify" style:justify-single-word="false" fo:orphans="2" fo:widows="2" fo:text-indent="1.3cm" style:auto-text-indent="false" style:page-number="auto" style:vertical-align="auto">
        <style:tab-stops/>
      </style:paragraph-properties>
      <style:text-properties officeooo:rsid="00af0975" officeooo:paragraph-rsid="00b295b1"/>
    </style:style>
    <style:style style:name="T1" style:family="text">
      <style:text-properties style:font-name="Calibri" fo:language="fr" fo:country="FR" style:language-asian="en" style:country-asian="US" style:font-name-complex="Times New Roman" style:language-complex="ar" style:country-complex="SA"/>
    </style:style>
    <style:style style:name="T2" style:family="text">
      <style:text-properties style:font-name="Calibri" fo:language="fr" fo:country="FR" officeooo:rsid="0047b5ef" style:language-asian="en" style:country-asian="US" style:font-name-complex="Times New Roman" style:language-complex="ar" style:country-complex="SA"/>
    </style:style>
    <style:style style:name="T3" style:family="text">
      <style:text-properties style:font-name="Calibri" fo:language="fr" fo:country="FR" officeooo:rsid="000a66e1" style:language-asian="en" style:country-asian="US" style:font-name-complex="Times New Roman" style:language-complex="ar" style:country-complex="SA"/>
    </style:style>
    <style:style style:name="T4" style:family="text">
      <style:text-properties style:font-name="Calibri" fo:language="fr" fo:country="FR" officeooo:rsid="00cd0018" style:language-asian="en" style:country-asian="US" style:font-name-complex="Times New Roman" style:language-complex="ar" style:country-complex="SA"/>
    </style:style>
    <style:style style:name="T5" style:family="text">
      <style:text-properties style:font-name="Calibri" fo:language="fr" fo:country="FR" fo:font-weight="bold" style:language-asian="en" style:country-asian="US" style:font-weight-asian="bold" style:font-name-complex="Times New Roman" style:language-complex="ar" style:country-complex="SA" style:font-weight-complex="bold"/>
    </style:style>
    <style:style style:name="T6" style:family="text">
      <style:text-properties style:font-name="Calibri" fo:language="fr" fo:country="FR" fo:font-weight="bold" officeooo:rsid="003073a0" style:language-asian="en" style:country-asian="US" style:font-weight-asian="bold" style:font-name-complex="Times New Roman" style:language-complex="ar" style:country-complex="SA" style:font-weight-complex="bold"/>
    </style:style>
    <style:style style:name="T7" style:family="text">
      <style:text-properties style:font-name="Calibri" fo:language="fr" fo:country="FR" fo:font-weight="bold" officeooo:rsid="000bb673" style:language-asian="en" style:country-asian="US" style:font-weight-asian="bold" style:font-name-complex="Times New Roman" style:language-complex="ar" style:country-complex="SA" style:font-weight-complex="bold"/>
    </style:style>
    <style:style style:name="T8" style:family="text">
      <style:text-properties style:font-name="Calibri" fo:language="fr" fo:country="FR" fo:font-weight="bold" officeooo:rsid="001293c6" style:language-asian="en" style:country-asian="US" style:font-weight-asian="bold" style:font-name-complex="Times New Roman" style:language-complex="ar" style:country-complex="SA" style:font-weight-complex="bold"/>
    </style:style>
    <style:style style:name="T9" style:family="text">
      <style:text-properties style:font-name="Calibri" fo:font-size="11pt" fo:language="fr" fo:country="FR" fo:font-weight="bold" officeooo:rsid="00324eca" style:font-size-asian="11pt" style:language-asian="en" style:country-asian="US" style:font-weight-asian="bold" style:font-name-complex="Times New Roman" style:font-size-complex="11pt" style:language-complex="ar" style:country-complex="SA" style:font-weight-complex="bold"/>
    </style:style>
    <style:style style:name="T10" style:family="text">
      <style:text-properties style:font-name="Calibri" fo:font-size="11pt" fo:language="fr" fo:country="FR" fo:font-weight="bold" officeooo:rsid="00b295b1" style:font-size-asian="11pt" style:language-asian="en" style:country-asian="US" style:font-weight-asian="bold" style:font-name-complex="Times New Roman" style:font-size-complex="11pt" style:language-complex="ar" style:country-complex="SA" style:font-weight-complex="bold"/>
    </style:style>
    <style:style style:name="T11" style:family="text">
      <style:text-properties style:font-name="Calibri" fo:font-size="11pt" fo:language="fr" fo:country="FR" fo:font-weight="bold" officeooo:rsid="00b4018b" style:font-size-asian="11pt" style:language-asian="en" style:country-asian="US" style:font-weight-asian="bold" style:font-name-complex="Times New Roman" style:font-size-complex="11pt" style:language-complex="ar" style:country-complex="SA" style:font-weight-complex="bold"/>
    </style:style>
    <style:style style:name="T12" style:family="text">
      <style:text-properties style:font-name="Calibri" fo:font-size="11pt" fo:language="fr" fo:country="FR" fo:font-style="italic" fo:font-weight="normal" officeooo:rsid="00324eca"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style>
    <style:style style:name="T13" style:family="text">
      <style:text-properties style:font-name="Calibri" fo:font-size="11pt" fo:language="fr" fo:country="FR" fo:font-style="italic" fo:font-weight="normal" officeooo:rsid="005e5b39"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style>
    <style:style style:name="T14" style:family="text">
      <style:text-properties style:font-name="Calibri" fo:font-size="11pt" fo:language="fr" fo:country="FR" fo:font-style="italic" fo:font-weight="normal" officeooo:rsid="002366c1"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style>
    <style:style style:name="T15" style:family="text">
      <style:text-properties style:font-name="Calibri" fo:font-size="11pt" fo:language="fr" fo:country="FR" fo:font-style="italic" fo:font-weight="normal" officeooo:rsid="00609213"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style>
    <style:style style:name="T16" style:family="text">
      <style:text-properties style:font-name="Calibri" fo:font-size="11pt" fo:language="fr" fo:country="FR" fo:font-style="italic" fo:font-weight="normal" officeooo:rsid="00612f33"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style>
    <style:style style:name="T17" style:family="text">
      <style:text-properties style:font-name="Calibri" fo:font-size="12pt" officeooo:rsid="00a85901" style:font-size-asian="12pt" style:language-asian="en" style:country-asian="US" style:font-name-complex="Times New Roman" style:font-size-complex="12pt" style:language-complex="ar" style:country-complex="SA"/>
    </style:style>
    <style:style style:name="T18" style:family="text">
      <style:text-properties fo:color="#9a9a9a" style:font-name="Calibri"/>
    </style:style>
    <style:style style:name="T19" style:family="text">
      <style:text-properties fo:color="#9a9a9a" style:font-name="Calibri" officeooo:rsid="00c224b2"/>
    </style:style>
    <style:style style:name="T20" style:family="text">
      <style:text-properties fo:language="fr" fo:country="FR" officeooo:rsid="000bb673"/>
    </style:style>
    <style:style style:name="T21" style:family="text">
      <style:text-properties fo:language="fr" fo:country="FR" fo:font-weight="bold" officeooo:rsid="000bb673" style:font-weight-asian="bold" style:font-weight-complex="bold"/>
    </style:style>
    <style:style style:name="T22" style:family="text">
      <style:text-properties fo:language="fr" fo:country="FR" fo:font-weight="bold" officeooo:rsid="001a8512" style:font-weight-asian="bold" style:font-weight-complex="bold"/>
    </style:style>
    <style:style style:name="T23" style:family="text">
      <style:text-properties fo:language="fr" fo:country="FR" fo:font-weight="bold" officeooo:rsid="0050ddf2" style:font-weight-asian="bold" style:font-weight-complex="bold"/>
    </style:style>
    <style:style style:name="T24" style:family="text">
      <style:text-properties fo:language="fr" fo:country="FR" officeooo:rsid="0047b5ef"/>
    </style:style>
    <style:style style:name="T25" style:family="text">
      <style:text-properties fo:language="fr" fo:country="FR" officeooo:rsid="004963ce"/>
    </style:style>
    <style:style style:name="T26" style:family="text">
      <style:text-properties fo:language="fr" fo:country="FR" officeooo:rsid="004a18b7"/>
    </style:style>
    <style:style style:name="T27" style:family="text">
      <style:text-properties fo:language="fr" fo:country="FR" officeooo:rsid="004ede28"/>
    </style:style>
    <style:style style:name="T28" style:family="text">
      <style:text-properties fo:language="fr" fo:country="FR" officeooo:rsid="006e4e99"/>
    </style:style>
    <style:style style:name="T29" style:family="text">
      <style:text-properties fo:language="fr" fo:country="FR" officeooo:rsid="00a88348"/>
    </style:style>
    <style:style style:name="T30" style:family="text">
      <style:text-properties fo:language="fr" fo:country="FR" officeooo:rsid="00aefc07"/>
    </style:style>
    <style:style style:name="T31" style:family="text">
      <style:text-properties fo:language="fr" fo:country="FR" officeooo:rsid="00cf78cc"/>
    </style:style>
    <style:style style:name="T32" style:family="text">
      <style:text-properties fo:color="#000000"/>
    </style:style>
    <style:style style:name="T33" style:family="text">
      <style:text-properties fo:color="#000000" style:font-name="Calibri" fo:font-size="11pt" fo:language="fr" fo:country="FR" fo:font-style="normal" style:font-size-asian="11pt" style:language-asian="en" style:country-asian="US" style:font-style-asian="normal" style:font-name-complex="Times New Roman" style:font-size-complex="11pt" style:language-complex="ar" style:country-complex="SA" style:font-style-complex="normal"/>
    </style:style>
    <style:style style:name="T34" style:family="text">
      <style:text-properties fo:color="#000000" style:font-name="Calibri" fo:font-size="11pt" fo:language="fr" fo:country="FR" fo:font-style="normal" officeooo:rsid="004963ce" style:font-size-asian="11pt" style:language-asian="en" style:country-asian="US" style:font-style-asian="normal" style:font-name-complex="Times New Roman" style:font-size-complex="11pt" style:language-complex="ar" style:country-complex="SA" style:font-style-complex="normal"/>
    </style:style>
    <style:style style:name="T35" style:family="text">
      <style:text-properties fo:color="#000000" style:font-name="Calibri" fo:font-size="11pt" fo:language="fr" fo:country="FR" fo:font-style="normal" officeooo:rsid="004a18b7" style:font-size-asian="11pt" style:language-asian="en" style:country-asian="US" style:font-style-asian="normal" style:font-name-complex="Times New Roman" style:font-size-complex="11pt" style:language-complex="ar" style:country-complex="SA" style:font-style-complex="normal"/>
    </style:style>
    <style:style style:name="T36" style:family="text">
      <style:text-properties fo:color="#000000" style:font-name="Calibri" fo:font-size="11pt" fo:language="fr" fo:country="FR" fo:font-style="normal" officeooo:rsid="004bfd2b" style:font-size-asian="11pt" style:language-asian="en" style:country-asian="US" style:font-style-asian="normal" style:font-name-complex="Times New Roman" style:font-size-complex="11pt" style:language-complex="ar" style:country-complex="SA" style:font-style-complex="normal"/>
    </style:style>
    <style:style style:name="T37" style:family="text">
      <style:text-properties fo:color="#000000" style:font-name="Calibri" fo:font-size="11pt" fo:language="fr" fo:country="FR" fo:font-style="normal" officeooo:rsid="005407c7" style:font-size-asian="11pt" style:language-asian="en" style:country-asian="US" style:font-style-asian="normal" style:font-name-complex="Times New Roman" style:font-size-complex="11pt" style:language-complex="ar" style:country-complex="SA" style:font-style-complex="normal"/>
    </style:style>
    <style:style style:name="T38" style:family="text">
      <style:text-properties fo:color="#000000" style:font-name="Calibri" fo:font-size="11pt" fo:language="fr" fo:country="FR" fo:font-style="normal" officeooo:rsid="00554ef8" style:font-size-asian="11pt" style:language-asian="en" style:country-asian="US" style:font-style-asian="normal" style:font-name-complex="Times New Roman" style:font-size-complex="11pt" style:language-complex="ar" style:country-complex="SA" style:font-style-complex="normal"/>
    </style:style>
    <style:style style:name="T39" style:family="text">
      <style:text-properties fo:color="#000000" style:font-name="Calibri" fo:font-size="11pt" fo:language="fr" fo:country="FR" fo:font-style="normal" officeooo:rsid="006e4e99" style:font-size-asian="11pt" style:language-asian="en" style:country-asian="US" style:font-style-asian="normal" style:font-name-complex="Times New Roman" style:font-size-complex="11pt" style:language-complex="ar" style:country-complex="SA" style:font-style-complex="normal"/>
    </style:style>
    <style:style style:name="T40" style:family="text">
      <style:text-properties fo:color="#000000" style:font-name="Calibri" fo:font-size="11pt" fo:language="fr" fo:country="FR" fo:font-style="normal" officeooo:rsid="00ab00f5" style:font-size-asian="11pt" style:language-asian="en" style:country-asian="US" style:font-style-asian="normal" style:font-name-complex="Times New Roman" style:font-size-complex="11pt" style:language-complex="ar" style:country-complex="SA" style:font-style-complex="normal"/>
    </style:style>
    <style:style style:name="T41" style:family="text">
      <style:text-properties fo:color="#000000" style:font-name="Calibri" fo:font-size="11pt" fo:language="fr" fo:country="FR" fo:font-style="normal" officeooo:rsid="00aefc07" style:font-size-asian="11pt" style:language-asian="en" style:country-asian="US" style:font-style-asian="normal" style:font-name-complex="Times New Roman" style:font-size-complex="11pt" style:language-complex="ar" style:country-complex="SA" style:font-style-complex="normal"/>
    </style:style>
    <style:style style:name="T42" style:family="text">
      <style:text-properties fo:color="#000000" style:font-name="Calibri" fo:font-size="11pt" fo:language="fr" fo:country="FR" fo:font-style="normal" officeooo:rsid="00af0975" style:font-size-asian="11pt" style:language-asian="en" style:country-asian="US" style:font-style-asian="normal" style:font-name-complex="Times New Roman" style:font-size-complex="11pt" style:language-complex="ar" style:country-complex="SA" style:font-style-complex="normal"/>
    </style:style>
    <style:style style:name="T43" style:family="text">
      <style:text-properties fo:color="#000000" style:font-name="Calibri" fo:font-size="11pt" fo:language="fr" fo:country="FR" fo:font-style="normal" officeooo:rsid="00b0f793" style:font-size-asian="11pt" style:language-asian="en" style:country-asian="US" style:font-style-asian="normal" style:font-name-complex="Times New Roman" style:font-size-complex="11pt" style:language-complex="ar" style:country-complex="SA" style:font-style-complex="normal"/>
    </style:style>
    <style:style style:name="T44" style:family="text">
      <style:text-properties fo:color="#000000" style:font-name="Calibri" fo:font-size="11pt" fo:language="fr" fo:country="FR" fo:font-style="normal" officeooo:rsid="00b19576" style:font-size-asian="11pt" style:language-asian="en" style:country-asian="US" style:font-style-asian="normal" style:font-name-complex="Times New Roman" style:font-size-complex="11pt" style:language-complex="ar" style:country-complex="SA" style:font-style-complex="normal"/>
    </style:style>
    <style:style style:name="T45" style:family="text">
      <style:text-properties fo:color="#000000" style:font-name="Calibri" fo:font-size="11pt" fo:language="fr" fo:country="FR" fo:font-style="normal" officeooo:rsid="00b295b1" style:font-size-asian="11pt" style:language-asian="en" style:country-asian="US" style:font-style-asian="normal" style:font-name-complex="Times New Roman" style:font-size-complex="11pt" style:language-complex="ar" style:country-complex="SA" style:font-style-complex="normal"/>
    </style:style>
    <style:style style:name="T46" style:family="text">
      <style:text-properties fo:color="#000000" style:font-name="Calibri" fo:font-size="11pt" fo:language="fr" fo:country="FR" fo:font-style="normal" officeooo:rsid="00ca127e" style:font-size-asian="11pt" style:language-asian="en" style:country-asian="US" style:font-style-asian="normal" style:font-name-complex="Times New Roman" style:font-size-complex="11pt" style:language-complex="ar" style:country-complex="SA" style:font-style-complex="normal"/>
    </style:style>
    <style:style style:name="T47" style:family="text">
      <style:text-properties fo:color="#000000" style:font-name="Calibri" fo:font-size="11pt" fo:language="fr" fo:country="FR" fo:font-style="normal" officeooo:rsid="00d152a4" style:font-size-asian="11pt" style:language-asian="en" style:country-asian="US" style:font-style-asian="normal" style:font-name-complex="Times New Roman" style:font-size-complex="11pt" style:language-complex="ar" style:country-complex="SA" style:font-style-complex="normal"/>
    </style:style>
    <style:style style:name="T48" style:family="text">
      <style:text-properties fo:color="#000000" style:font-name="Calibri" fo:font-size="11pt" fo:language="fr" fo:country="FR" fo:font-style="normal" officeooo:rsid="00ce1a50" style:font-size-asian="11pt" style:language-asian="en" style:country-asian="US" style:font-style-asian="normal" style:font-name-complex="Times New Roman" style:font-size-complex="11pt" style:language-complex="ar" style:country-complex="SA" style:font-style-complex="normal"/>
    </style:style>
    <style:style style:name="T49" style:family="text">
      <style:text-properties fo:color="#000000" style:font-name="Calibri" fo:font-size="11pt" fo:language="fr" fo:country="FR" fo:font-style="normal" fo:font-weight="bold" officeooo:rsid="00af0975"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style>
    <style:style style:name="T50" style:family="text">
      <style:text-properties fo:color="#000000" style:font-name="Calibri" fo:font-size="11pt" fo:language="fr" fo:country="FR" fo:font-style="italic" fo:font-weight="bold" style:font-size-asian="11pt" style:language-asian="en" style:country-asian="US" style:font-style-asian="italic" style:font-weight-asian="bold" style:font-name-complex="Times New Roman" style:font-size-complex="11pt" style:language-complex="ar" style:country-complex="SA" style:font-style-complex="italic" style:font-weight-complex="bold"/>
    </style:style>
    <style:style style:name="T51" style:family="text">
      <style:text-properties fo:color="#000000" style:font-name="Calibri" fo:font-size="11pt" fo:language="fr" fo:country="FR" fo:font-style="italic" fo:font-weight="bold" officeooo:rsid="005407c7" style:font-size-asian="11pt" style:language-asian="en" style:country-asian="US" style:font-style-asian="italic" style:font-weight-asian="bold" style:font-name-complex="Times New Roman" style:font-size-complex="11pt" style:language-complex="ar" style:country-complex="SA" style:font-style-complex="italic" style:font-weight-complex="bold"/>
    </style:style>
    <style:style style:name="T52" style:family="text">
      <style:text-properties fo:color="#000000" style:font-name="Calibri" fo:font-size="11pt" fo:language="fr" fo:country="FR" fo:font-style="italic" fo:font-weight="bold" officeooo:rsid="00554ef8" style:font-size-asian="11pt" style:language-asian="en" style:country-asian="US" style:font-style-asian="italic" style:font-weight-asian="bold" style:font-name-complex="Times New Roman" style:font-size-complex="11pt" style:language-complex="ar" style:country-complex="SA" style:font-style-complex="italic" style:font-weight-complex="bold"/>
    </style:style>
    <style:style style:name="T53" style:family="text">
      <style:text-properties fo:color="#000000" style:font-name="Calibri" fo:font-size="11pt" fo:language="fr" fo:country="FR" fo:font-style="italic" fo:font-weight="bold" officeooo:rsid="00aefc07" style:font-size-asian="11pt" style:language-asian="en" style:country-asian="US" style:font-style-asian="italic" style:font-weight-asian="bold" style:font-name-complex="Times New Roman" style:font-size-complex="11pt" style:language-complex="ar" style:country-complex="SA" style:font-style-complex="italic" style:font-weight-complex="bold"/>
    </style:style>
    <style:style style:name="T54" style:family="text">
      <style:text-properties fo:color="#000000" fo:font-style="italic" style:font-style-asian="italic" style:font-style-complex="italic"/>
    </style:style>
    <style:style style:name="T55" style:family="text">
      <style:text-properties fo:color="#000000" fo:font-style="italic" officeooo:rsid="004bfd2b" style:font-style-asian="italic" style:font-style-complex="italic"/>
    </style:style>
    <style:style style:name="T56" style:family="text">
      <style:text-properties fo:color="#000000" fo:font-style="italic" officeooo:rsid="005cb041" style:font-style-asian="italic" style:font-style-complex="italic"/>
    </style:style>
    <style:style style:name="T57" style:family="text">
      <style:text-properties fo:color="#000000" fo:font-style="italic" officeooo:rsid="00ab00f5" style:font-style-asian="italic" style:font-style-complex="italic"/>
    </style:style>
    <style:style style:name="T58" style:family="text">
      <style:text-properties fo:color="#000000" fo:font-weight="bold" style:font-weight-asian="bold" style:font-weight-complex="bold"/>
    </style:style>
    <style:style style:name="T59" style:family="text">
      <style:text-properties fo:color="#000000" fo:font-weight="bold" officeooo:rsid="00ab00f5" style:font-weight-asian="bold" style:font-weight-complex="bold"/>
    </style:style>
    <style:style style:name="T60" style:family="text">
      <style:text-properties fo:color="#000000" fo:font-weight="bold" officeooo:rsid="0056027d" style:font-weight-asian="bold" style:font-weight-complex="bold"/>
    </style:style>
    <style:style style:name="T61" style:family="text">
      <style:text-properties fo:color="#000000" fo:font-weight="bold" officeooo:rsid="00aefc07" style:font-weight-asian="bold" style:font-weight-complex="bold"/>
    </style:style>
    <style:style style:name="T62" style:family="text">
      <style:text-properties fo:color="#000000" fo:font-weight="bold" officeooo:rsid="00b295b1" style:font-weight-asian="bold" style:font-weight-complex="bold"/>
    </style:style>
    <style:style style:name="T63" style:family="text">
      <style:text-properties fo:color="#000000" officeooo:rsid="005407c7"/>
    </style:style>
    <style:style style:name="T64" style:family="text">
      <style:text-properties fo:color="#000000" officeooo:rsid="00554ef8"/>
    </style:style>
    <style:style style:name="T65" style:family="text">
      <style:text-properties fo:color="#000000" officeooo:rsid="0055d647"/>
    </style:style>
    <style:style style:name="T66" style:family="text">
      <style:text-properties fo:color="#000000" officeooo:rsid="0056027d"/>
    </style:style>
    <style:style style:name="T67" style:family="text">
      <style:text-properties fo:color="#000000" officeooo:rsid="0056f6a0"/>
    </style:style>
    <style:style style:name="T68" style:family="text">
      <style:text-properties fo:color="#000000" style:text-outline="false" style:text-line-through-style="none" style:text-line-through-type="none" style:font-name="Calibri" fo:font-size="11pt" fo:language="fr" fo:country="FR" fo:font-style="normal" fo:text-shadow="none" style:text-underline-style="none" fo:font-weight="normal"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69" style:family="text">
      <style:text-properties fo:color="#000000" style:text-outline="false" style:text-line-through-style="none" style:text-line-through-type="none" style:font-name="Calibri" fo:font-size="11pt" fo:language="fr" fo:country="FR" fo:font-style="normal" fo:text-shadow="none" style:text-underline-style="none" fo:font-weight="normal" officeooo:rsid="00672d6d"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70" style:family="text">
      <style:text-properties fo:color="#000000" style:text-outline="false" style:text-line-through-style="none" style:text-line-through-type="none" style:font-name="Calibri" fo:font-size="11pt" fo:language="fr" fo:country="FR" fo:font-style="normal" fo:text-shadow="none" style:text-underline-style="none" fo:font-weight="normal" officeooo:rsid="00798544"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71" style:family="text">
      <style:text-properties fo:color="#000000" style:text-outline="false" style:text-line-through-style="none" style:text-line-through-type="none" style:font-name="Calibri" fo:font-size="11pt" fo:language="fr" fo:country="FR" fo:font-style="normal" fo:text-shadow="none" style:text-underline-style="none" fo:font-weight="normal" officeooo:rsid="007a0f9b"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72" style:family="text">
      <style:text-properties fo:color="#000000" style:text-outline="false" style:text-line-through-style="none" style:text-line-through-type="none" style:font-name="Calibri" fo:font-size="11pt" fo:language="fr" fo:country="FR" fo:font-style="normal" fo:text-shadow="none" style:text-underline-style="none" fo:font-weight="normal" officeooo:rsid="007b7355"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73" style:family="text">
      <style:text-properties fo:color="#000000" style:text-outline="false" style:text-line-through-style="none" style:text-line-through-type="none" style:font-name="Calibri" fo:font-size="11pt" fo:language="fr" fo:country="FR" fo:font-style="normal" fo:text-shadow="none" style:text-underline-style="none" fo:font-weight="normal" officeooo:rsid="007f40ce"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74" style:family="text">
      <style:text-properties fo:color="#000000" style:text-outline="false" style:text-line-through-style="none" style:text-line-through-type="none" style:font-name="Calibri" fo:font-size="11pt" fo:language="fr" fo:country="FR" fo:font-style="normal" fo:text-shadow="none" style:text-underline-style="none" fo:font-weight="normal" officeooo:rsid="0080243f"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75" style:family="text">
      <style:text-properties fo:color="#000000" style:text-outline="false" style:text-line-through-style="none" style:text-line-through-type="none" style:font-name="Calibri" fo:font-size="11pt" fo:language="fr" fo:country="FR" fo:font-style="normal" fo:text-shadow="none" style:text-underline-style="none" fo:font-weight="normal" officeooo:rsid="0050ddf2"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76" style:family="text">
      <style:text-properties fo:color="#000000" style:text-outline="false" style:text-line-through-style="none" style:text-line-through-type="none" style:font-name="Calibri" fo:font-size="11pt" fo:language="fr" fo:country="FR" fo:font-style="normal" fo:text-shadow="none" style:text-underline-style="none" fo:font-weight="normal" officeooo:rsid="00984f2e"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77" style:family="text">
      <style:text-properties fo:color="#000000" style:text-outline="false" style:text-line-through-style="none" style:text-line-through-type="none" style:font-name="Calibri" fo:font-size="11pt" fo:language="fr" fo:country="FR" fo:font-style="normal" fo:text-shadow="none" style:text-underline-style="none" fo:font-weight="normal" officeooo:rsid="0099537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78" style:family="text">
      <style:text-properties fo:color="#000000" style:text-outline="false" style:text-line-through-style="none" style:text-line-through-type="none" style:font-name="Calibri" fo:font-size="11pt" fo:language="fr" fo:country="FR" fo:font-style="normal" fo:text-shadow="none" style:text-underline-style="none" fo:font-weight="normal" officeooo:rsid="009b9ab2"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79" style:family="text">
      <style:text-properties fo:color="#000000" style:text-outline="false" style:text-line-through-style="none" style:text-line-through-type="none" style:font-name="Calibri" fo:font-size="11pt" fo:language="fr" fo:country="FR" fo:font-style="normal" fo:text-shadow="none" style:text-underline-style="none" fo:font-weight="normal" officeooo:rsid="009ddce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80" style:family="text">
      <style:text-properties fo:color="#000000" style:text-outline="false" style:text-line-through-style="none" style:text-line-through-type="none" style:font-name="Calibri" fo:font-size="11pt" fo:language="fr" fo:country="FR" fo:font-style="normal" fo:text-shadow="none" style:text-underline-style="none" fo:font-weight="normal" officeooo:rsid="009e378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81" style:family="text">
      <style:text-properties fo:color="#000000" style:text-outline="false" style:text-line-through-style="none" style:text-line-through-type="none" style:font-name="Calibri" fo:font-size="11pt" fo:language="fr" fo:country="FR" fo:font-style="normal" fo:text-shadow="none" style:text-underline-style="none" fo:font-weight="normal" officeooo:rsid="00a88348"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82" style:family="text">
      <style:text-properties fo:color="#000000" style:text-outline="false" style:text-line-through-style="none" style:text-line-through-type="none" style:font-name="Calibri" fo:font-size="11pt" fo:language="fr" fo:country="FR" fo:font-style="normal" fo:text-shadow="none" style:text-underline-style="none" fo:font-weight="normal" officeooo:rsid="00c0027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83" style:family="text">
      <style:text-properties fo:color="#000000" style:text-outline="false" style:text-line-through-style="none" style:text-line-through-type="none" style:font-name="Calibri" fo:font-size="11pt" fo:language="fr" fo:country="FR" fo:font-style="normal" fo:text-shadow="none" style:text-underline-style="none" fo:font-weight="bold" officeooo:rsid="008c369f"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T84" style:family="text">
      <style:text-properties fo:color="#000000" style:text-outline="false" style:text-line-through-style="none" style:text-line-through-type="none" style:font-name="Calibri" fo:font-size="11pt" fo:language="fr" fo:country="FR" fo:font-style="normal" fo:text-shadow="none" style:text-underline-style="none" fo:font-weight="bold" officeooo:rsid="0084710e"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T85" style:family="text">
      <style:text-properties fo:color="#000000" style:text-outline="false" style:text-line-through-style="none" style:text-line-through-type="none" style:font-name="Calibri" fo:font-size="11pt" fo:language="fr" fo:country="FR" fo:font-style="normal" fo:text-shadow="none" style:text-underline-style="none" fo:font-weight="bold" officeooo:rsid="008cab76"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T86" style:family="text">
      <style:text-properties fo:color="#000000" style:text-outline="false" style:text-line-through-style="none" style:text-line-through-type="none" style:font-name="Calibri" fo:font-size="11pt" fo:language="fr" fo:country="FR" fo:font-style="normal" fo:text-shadow="none" style:text-underline-style="none" fo:font-weight="bold" officeooo:rsid="00324eca"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T87" style:family="text">
      <style:text-properties fo:color="#000000" style:text-outline="false" style:text-line-through-style="none" style:text-line-through-type="none" style:font-name="Calibri" fo:font-size="11pt" fo:language="fr" fo:country="FR" fo:font-style="normal" fo:text-shadow="none" style:text-underline-style="none" fo:font-weight="bold" officeooo:rsid="00984f2e"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T88" style:family="text">
      <style:text-properties fo:color="#000000" style:text-outline="false" style:text-line-through-style="none" style:text-line-through-type="none" style:font-name="Calibri" fo:font-size="11pt" fo:language="fr" fo:country="FR" fo:font-style="normal" fo:text-shadow="none" style:text-underline-style="none" fo:font-weight="bold" officeooo:rsid="00995379"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T89" style:family="text">
      <style:text-properties fo:color="#000000" style:text-outline="false" style:text-line-through-style="none" style:text-line-through-type="none" style:font-name="Calibri" fo:font-size="11pt" fo:language="fr" fo:country="FR" fo:font-style="italic" fo:text-shadow="none" style:text-underline-style="none" fo:font-weight="bold" officeooo:rsid="00324eca" style:font-size-asian="11pt" style:language-asian="en" style:country-asian="US" style:font-style-asian="italic" style:font-weight-asian="bold" style:font-name-complex="Times New Roman" style:font-size-complex="11pt" style:language-complex="ar" style:country-complex="SA" style:font-style-complex="italic" style:font-weight-complex="bold" style:text-emphasize="none"/>
    </style:style>
    <style:style style:name="T90" style:family="text">
      <style:text-properties fo:color="#000000" style:text-outline="false" style:text-line-through-style="none" style:text-line-through-type="none" style:font-name="Calibri" fo:font-size="11pt" fo:language="fr" fo:country="FR" fo:font-style="italic" fo:text-shadow="none" style:text-underline-style="none" fo:font-weight="normal" officeooo:rsid="00324eca"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T91" style:family="text">
      <style:text-properties fo:color="#000000" style:text-outline="false" style:text-line-through-style="none" style:text-line-through-type="none" style:font-name="Calibri" fo:font-size="11pt" fo:language="fr" fo:country="FR" fo:font-style="italic" fo:text-shadow="none" style:text-underline-style="none" fo:font-weight="normal" officeooo:rsid="008da452"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T92" style:family="text">
      <style:text-properties fo:color="#000000" style:text-outline="false" style:text-line-through-style="none" style:text-line-through-type="none" style:font-name="Calibri" fo:font-size="11pt" fo:language="fr" fo:country="FR" fo:font-style="italic" fo:text-shadow="none" style:text-underline-style="none" fo:font-weight="normal" officeooo:rsid="00984f2e"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T93" style:family="text">
      <style:text-properties fo:color="#000000" style:text-outline="false" style:text-line-through-style="none" style:text-line-through-type="none" style:font-name="Calibri" fo:font-size="11pt" fo:language="fr" fo:country="FR" fo:font-style="italic" fo:text-shadow="none" style:text-underline-style="none" fo:font-weight="normal" officeooo:rsid="00995379" style:font-size-asian="11pt" style:language-asian="en" style:country-asian="US" style:font-style-asian="italic" style:font-weight-asian="normal" style:font-name-complex="Times New Roman" style:font-size-complex="11pt" style:language-complex="ar" style:country-complex="SA" style:font-style-complex="italic" style:font-weight-complex="normal" style:text-emphasize="none"/>
    </style:style>
    <style:style style:name="T94" style:family="text">
      <style:text-properties fo:color="#000000" style:text-outline="false" style:text-line-through-style="none" style:text-line-through-type="none" style:font-name="Calibri1" fo:font-size="11pt" fo:language="fr" fo:country="FR" fo:font-style="normal" fo:text-shadow="none" style:text-underline-style="none" fo:font-weight="normal" officeooo:rsid="007b7355"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95" style:family="text">
      <style:text-properties fo:color="#000000" officeooo:rsid="00984f2e"/>
    </style:style>
    <style:style style:name="T96" style:family="text">
      <style:text-properties fo:color="#000000" officeooo:rsid="00a3a019"/>
    </style:style>
    <style:style style:name="T97" style:family="text">
      <style:text-properties fo:color="#000000" officeooo:rsid="00dd0879"/>
    </style:style>
    <style:style style:name="T98" style:family="text">
      <style:text-properties fo:font-weight="bold" style:font-weight-asian="bold" style:font-weight-complex="bold"/>
    </style:style>
    <style:style style:name="T99" style:family="text">
      <style:text-properties fo:font-weight="bold" officeooo:rsid="004963ce" style:font-weight-asian="bold" style:font-weight-complex="bold"/>
    </style:style>
    <style:style style:name="T100" style:family="text">
      <style:text-properties fo:font-weight="bold" officeooo:rsid="00324eca" style:font-weight-asian="bold" style:font-weight-complex="bold"/>
    </style:style>
    <style:style style:name="T101" style:family="text">
      <style:text-properties fo:font-weight="bold" officeooo:rsid="00612f33" style:font-weight-asian="bold" style:font-weight-complex="bold"/>
    </style:style>
    <style:style style:name="T102" style:family="text">
      <style:text-properties fo:font-weight="bold" officeooo:rsid="0015220c" style:font-weight-asian="bold" style:font-weight-complex="bold"/>
    </style:style>
    <style:style style:name="T103" style:family="text">
      <style:text-properties fo:font-weight="bold" officeooo:rsid="000bb673" style:font-weight-asian="bold" style:font-weight-complex="bold"/>
    </style:style>
    <style:style style:name="T104" style:family="text">
      <style:text-properties fo:font-weight="bold" officeooo:rsid="0050ddf2" style:font-weight-asian="bold" style:font-weight-complex="bold"/>
    </style:style>
    <style:style style:name="T105" style:family="text">
      <style:text-properties fo:font-weight="bold" officeooo:rsid="00673e9d" style:font-weight-asian="bold" style:font-weight-complex="bold"/>
    </style:style>
    <style:style style:name="T106" style:family="text">
      <style:text-properties fo:font-weight="bold" officeooo:rsid="006a20dd" style:font-weight-asian="bold" style:font-weight-complex="bold"/>
    </style:style>
    <style:style style:name="T107" style:family="text">
      <style:text-properties fo:font-weight="bold" officeooo:rsid="007a0f9b" style:font-weight-asian="bold" style:font-weight-complex="bold"/>
    </style:style>
    <style:style style:name="T108" style:family="text">
      <style:text-properties fo:font-weight="bold" officeooo:rsid="007b7355" style:font-weight-asian="bold" style:font-weight-complex="bold"/>
    </style:style>
    <style:style style:name="T109" style:family="text">
      <style:text-properties fo:font-weight="bold" officeooo:rsid="0080243f" style:font-weight-asian="bold" style:font-weight-complex="bold"/>
    </style:style>
    <style:style style:name="T110" style:family="text">
      <style:text-properties fo:font-weight="bold" officeooo:rsid="0087a75b" style:font-weight-asian="bold" style:font-weight-complex="bold"/>
    </style:style>
    <style:style style:name="T111" style:family="text">
      <style:text-properties fo:font-weight="bold" officeooo:rsid="008cab76" style:font-weight-asian="bold" style:font-weight-complex="bold"/>
    </style:style>
    <style:style style:name="T112" style:family="text">
      <style:text-properties fo:font-weight="bold" officeooo:rsid="008da452" style:font-weight-asian="bold" style:font-weight-complex="bold"/>
    </style:style>
    <style:style style:name="T113" style:family="text">
      <style:text-properties fo:font-weight="bold" officeooo:rsid="009b9ab2" style:font-weight-asian="bold" style:font-weight-complex="bold"/>
    </style:style>
    <style:style style:name="T114" style:family="text">
      <style:text-properties fo:font-weight="bold" officeooo:rsid="009ddce9" style:font-weight-asian="bold" style:font-weight-complex="bold"/>
    </style:style>
    <style:style style:name="T115" style:family="text">
      <style:text-properties fo:font-weight="bold" officeooo:rsid="009e3789" style:font-weight-asian="bold" style:font-weight-complex="bold"/>
    </style:style>
    <style:style style:name="T116" style:family="text">
      <style:text-properties fo:font-weight="bold" officeooo:rsid="005407c7" style:font-weight-asian="bold" style:font-weight-complex="bold"/>
    </style:style>
    <style:style style:name="T117" style:family="text">
      <style:text-properties fo:font-weight="bold" officeooo:rsid="00b4018b" style:font-weight-asian="bold" style:font-weight-complex="bold"/>
    </style:style>
    <style:style style:name="T118" style:family="text">
      <style:text-properties fo:font-weight="bold" officeooo:rsid="00b6d8cf" style:font-weight-asian="bold" style:font-weight-complex="bold"/>
    </style:style>
    <style:style style:name="T119" style:family="text">
      <style:text-properties fo:font-weight="bold" officeooo:rsid="00c00279" style:font-weight-asian="bold" style:font-weight-complex="bold"/>
    </style:style>
    <style:style style:name="T120" style:family="text">
      <style:text-properties fo:font-weight="bold" officeooo:rsid="00b295b1" style:font-weight-asian="bold" style:font-weight-complex="bold"/>
    </style:style>
    <style:style style:name="T121" style:family="text">
      <style:text-properties fo:font-style="italic" style:font-style-asian="italic" style:font-style-complex="italic"/>
    </style:style>
    <style:style style:name="T122" style:family="text">
      <style:text-properties fo:font-style="italic" officeooo:rsid="0028c35f" style:font-style-asian="italic" style:font-style-complex="italic"/>
    </style:style>
    <style:style style:name="T123" style:family="text">
      <style:text-properties fo:font-style="italic" officeooo:rsid="004963ce" style:font-style-asian="italic" style:font-style-complex="italic"/>
    </style:style>
    <style:style style:name="T124" style:family="text">
      <style:text-properties fo:font-style="italic" officeooo:rsid="004a18b7" style:font-style-asian="italic" style:font-style-complex="italic"/>
    </style:style>
    <style:style style:name="T125" style:family="text">
      <style:text-properties fo:font-style="italic" officeooo:rsid="0056027d" style:font-style-asian="italic" style:font-style-complex="italic"/>
    </style:style>
    <style:style style:name="T126" style:family="text">
      <style:text-properties fo:font-style="italic" officeooo:rsid="00324eca" style:font-style-asian="italic" style:font-style-complex="italic"/>
    </style:style>
    <style:style style:name="T127" style:family="text">
      <style:text-properties fo:font-style="italic" officeooo:rsid="00612f33" style:font-style-asian="italic" style:font-style-complex="italic"/>
    </style:style>
    <style:style style:name="T128" style:family="text">
      <style:text-properties fo:font-style="italic" officeooo:rsid="005cb041" style:font-style-asian="italic" style:font-style-complex="italic"/>
    </style:style>
    <style:style style:name="T129" style:family="text">
      <style:text-properties fo:font-style="italic" officeooo:rsid="0064e366" style:font-style-asian="italic" style:font-style-complex="italic"/>
    </style:style>
    <style:style style:name="T130" style:family="text">
      <style:text-properties fo:font-style="italic" officeooo:rsid="00672d6d" style:font-style-asian="italic" style:font-style-complex="italic"/>
    </style:style>
    <style:style style:name="T131" style:family="text">
      <style:text-properties fo:font-style="italic" officeooo:rsid="0065ae05" style:font-style-asian="italic" style:font-style-complex="italic"/>
    </style:style>
    <style:style style:name="T132" style:family="text">
      <style:text-properties fo:font-style="italic" officeooo:rsid="006a20dd" style:font-style-asian="italic" style:font-style-complex="italic"/>
    </style:style>
    <style:style style:name="T133" style:family="text">
      <style:text-properties fo:font-style="italic" officeooo:rsid="006ad992" style:font-style-asian="italic" style:font-style-complex="italic"/>
    </style:style>
    <style:style style:name="T134" style:family="text">
      <style:text-properties fo:font-style="italic" officeooo:rsid="006c76be" style:font-style-asian="italic" style:font-style-complex="italic"/>
    </style:style>
    <style:style style:name="T135" style:family="text">
      <style:text-properties fo:font-style="italic" officeooo:rsid="006e4e99" style:font-style-asian="italic" style:font-style-complex="italic"/>
    </style:style>
    <style:style style:name="T136" style:family="text">
      <style:text-properties fo:font-style="italic" officeooo:rsid="007a0f9b" style:font-style-asian="italic" style:font-style-complex="italic"/>
    </style:style>
    <style:style style:name="T137" style:family="text">
      <style:text-properties fo:font-style="italic" officeooo:rsid="007b7355" style:font-style-asian="italic" style:font-style-complex="italic"/>
    </style:style>
    <style:style style:name="T138" style:family="text">
      <style:text-properties fo:font-style="italic" officeooo:rsid="0080243f" style:font-style-asian="italic" style:font-style-complex="italic"/>
    </style:style>
    <style:style style:name="T139" style:family="text">
      <style:text-properties fo:font-style="italic" officeooo:rsid="0081f113" style:font-style-asian="italic" style:font-style-complex="italic"/>
    </style:style>
    <style:style style:name="T140" style:family="text">
      <style:text-properties fo:font-style="italic" officeooo:rsid="00868ac1" style:font-style-asian="italic" style:font-style-complex="italic"/>
    </style:style>
    <style:style style:name="T141" style:family="text">
      <style:text-properties fo:font-style="italic" officeooo:rsid="0087a75b" style:font-style-asian="italic" style:font-style-complex="italic"/>
    </style:style>
    <style:style style:name="T142" style:family="text">
      <style:text-properties fo:font-style="italic" officeooo:rsid="0087fc2c" style:font-style-asian="italic" style:font-style-complex="italic"/>
    </style:style>
    <style:style style:name="T143" style:family="text">
      <style:text-properties fo:font-style="italic" officeooo:rsid="008818f4" style:font-style-asian="italic" style:font-style-complex="italic"/>
    </style:style>
    <style:style style:name="T144" style:family="text">
      <style:text-properties fo:font-style="italic" officeooo:rsid="00883a7a" style:font-style-asian="italic" style:font-style-complex="italic"/>
    </style:style>
    <style:style style:name="T145" style:family="text">
      <style:text-properties fo:font-style="italic" officeooo:rsid="008cab76" style:font-style-asian="italic" style:font-style-complex="italic"/>
    </style:style>
    <style:style style:name="T146" style:family="text">
      <style:text-properties fo:font-style="italic" officeooo:rsid="008da452" style:font-style-asian="italic" style:font-style-complex="italic"/>
    </style:style>
    <style:style style:name="T147" style:family="text">
      <style:text-properties fo:font-style="italic" officeooo:rsid="008f6cd5" style:font-style-asian="italic" style:font-style-complex="italic"/>
    </style:style>
    <style:style style:name="T148" style:family="text">
      <style:text-properties fo:font-style="italic" officeooo:rsid="00917b1d" style:font-style-asian="italic" style:font-style-complex="italic"/>
    </style:style>
    <style:style style:name="T149" style:family="text">
      <style:text-properties fo:font-style="italic" officeooo:rsid="009b9ab2" style:font-style-asian="italic" style:font-style-complex="italic"/>
    </style:style>
    <style:style style:name="T150" style:family="text">
      <style:text-properties fo:font-style="italic" officeooo:rsid="009ddce9" style:font-style-asian="italic" style:font-style-complex="italic"/>
    </style:style>
    <style:style style:name="T151" style:family="text">
      <style:text-properties fo:font-style="italic" officeooo:rsid="009e3789" style:font-style-asian="italic" style:font-style-complex="italic"/>
    </style:style>
    <style:style style:name="T152" style:family="text">
      <style:text-properties fo:font-style="italic" officeooo:rsid="00a85901" style:font-style-asian="italic" style:font-style-complex="italic"/>
    </style:style>
    <style:style style:name="T153" style:family="text">
      <style:text-properties fo:font-style="italic" officeooo:rsid="00b4018b" style:font-style-asian="italic" style:font-style-complex="italic"/>
    </style:style>
    <style:style style:name="T154" style:family="text">
      <style:text-properties fo:font-style="italic" officeooo:rsid="00c224b2" style:font-style-asian="italic" style:font-style-complex="italic"/>
    </style:style>
    <style:style style:name="T155" style:family="text">
      <style:text-properties fo:font-style="italic" officeooo:rsid="00cd0018" style:font-style-asian="italic" style:font-style-complex="italic"/>
    </style:style>
    <style:style style:name="T156" style:family="text">
      <style:text-properties fo:font-style="italic" officeooo:rsid="00d7dc07" style:font-style-asian="italic" style:font-style-complex="italic"/>
    </style:style>
    <style:style style:name="T157" style:family="text">
      <style:text-properties fo:font-style="italic" fo:font-weight="bold" officeooo:rsid="0028c35f" style:font-style-asian="italic" style:font-weight-asian="bold" style:font-style-complex="italic" style:font-weight-complex="bold"/>
    </style:style>
    <style:style style:name="T158" style:family="text">
      <style:text-properties fo:font-style="italic" fo:font-weight="bold" officeooo:rsid="00324eca" style:font-style-asian="italic" style:font-weight-asian="bold" style:font-style-complex="italic" style:font-weight-complex="bold"/>
    </style:style>
    <style:style style:name="T159" style:family="text">
      <style:text-properties fo:font-style="italic" fo:font-weight="bold" officeooo:rsid="006a20dd" style:font-style-asian="italic" style:font-weight-asian="bold" style:font-style-complex="italic" style:font-weight-complex="bold"/>
    </style:style>
    <style:style style:name="T160" style:family="text">
      <style:text-properties fo:font-style="italic" fo:font-weight="bold" officeooo:rsid="00917b1d" style:font-style-asian="italic" style:font-weight-asian="bold" style:font-style-complex="italic" style:font-weight-complex="bold"/>
    </style:style>
    <style:style style:name="T161" style:family="text">
      <style:text-properties fo:font-style="italic" fo:font-weight="normal" officeooo:rsid="004963ce" style:font-style-asian="italic" style:font-weight-asian="normal" style:font-style-complex="italic" style:font-weight-complex="normal"/>
    </style:style>
    <style:style style:name="T162" style:family="text">
      <style:text-properties fo:font-style="italic" officeooo:rsid="006a20dd" fo:background-color="transparent" loext:char-shading-value="0" style:font-style-asian="italic" style:font-style-complex="italic"/>
    </style:style>
    <style:style style:name="T163" style:family="text">
      <style:text-properties fo:font-style="normal" officeooo:rsid="005e5b39" style:font-style-asian="normal" style:font-style-complex="normal"/>
    </style:style>
    <style:style style:name="T164" style:family="text">
      <style:text-properties fo:font-style="normal" fo:font-weight="bold" officeooo:rsid="0028c35f" style:font-style-asian="normal" style:font-weight-asian="bold" style:font-style-complex="normal" style:font-weight-complex="bold"/>
    </style:style>
    <style:style style:name="T165" style:family="text">
      <style:text-properties fo:font-style="normal" fo:font-weight="bold" officeooo:rsid="004963ce" style:font-style-asian="normal" style:font-weight-asian="bold" style:font-style-complex="normal" style:font-weight-complex="bold"/>
    </style:style>
    <style:style style:name="T166" style:family="text">
      <style:text-properties style:text-position="super 58%"/>
    </style:style>
    <style:style style:name="T167" style:family="text">
      <style:text-properties officeooo:rsid="004a18b7"/>
    </style:style>
    <style:style style:name="T168" style:family="text">
      <style:text-properties officeooo:rsid="004bfd2b"/>
    </style:style>
    <style:style style:name="T169" style:family="text">
      <style:text-properties fo:color="#cc0000"/>
    </style:style>
    <style:style style:name="T170" style:family="text">
      <style:text-properties fo:color="#cc0000" officeooo:rsid="00554ef8"/>
    </style:style>
    <style:style style:name="T171" style:family="text">
      <style:text-properties fo:color="#cc0000" officeooo:rsid="005cb041"/>
    </style:style>
    <style:style style:name="T172" style:family="text">
      <style:text-properties fo:color="#cc0000" officeooo:rsid="00b295b1"/>
    </style:style>
    <style:style style:name="T173" style:family="text">
      <style:text-properties officeooo:rsid="0055d647"/>
    </style:style>
    <style:style style:name="T174" style:family="text">
      <style:text-properties officeooo:rsid="0056f6a0"/>
    </style:style>
    <style:style style:name="T175" style:family="text">
      <style:text-properties style:text-outline="false" style:text-line-through-style="none" style:text-line-through-type="none" fo:text-shadow="none" style:text-underline-style="none" fo:font-weight="normal" style:font-weight-asian="normal" style:font-weight-complex="normal" style:text-emphasize="none"/>
    </style:style>
    <style:style style:name="T176" style:family="text">
      <style:text-properties style:text-outline="false" style:text-line-through-style="none" style:text-line-through-type="none" fo:text-shadow="none" style:text-underline-style="none" fo:font-weight="normal" officeooo:rsid="005be768" style:font-weight-asian="normal" style:font-weight-complex="normal" style:text-emphasize="none"/>
    </style:style>
    <style:style style:name="T177" style:family="text">
      <style:text-properties style:text-outline="false" style:text-line-through-style="none" style:text-line-through-type="none" fo:text-shadow="none" style:text-underline-style="none" fo:font-weight="normal" officeooo:rsid="00b6d8cf" style:font-weight-asian="normal" style:font-weight-complex="normal" style:text-emphasize="none"/>
    </style:style>
    <style:style style:name="T178" style:family="text">
      <style:text-properties style:text-outline="false" style:text-line-through-style="none" style:text-line-through-type="none" fo:text-shadow="none" style:text-underline-style="none" fo:font-weight="bold" style:font-weight-asian="bold" style:font-weight-complex="bold" style:text-emphasize="none"/>
    </style:style>
    <style:style style:name="T179" style:family="text">
      <style:text-properties style:text-outline="false" style:text-line-through-style="none" style:text-line-through-type="none" fo:text-shadow="none" style:text-underline-style="none" fo:font-weight="bold" officeooo:rsid="006ad992" style:font-weight-asian="bold" style:font-weight-complex="bold" style:text-emphasize="none"/>
    </style:style>
    <style:style style:name="T180" style:family="text">
      <style:text-properties style:text-outline="false" style:text-line-through-style="none" style:text-line-through-type="none" fo:text-shadow="none" style:text-underline-style="none" fo:font-weight="bold" officeooo:rsid="0050ddf2" style:font-weight-asian="bold" style:font-weight-complex="bold" style:text-emphasize="none"/>
    </style:style>
    <style:style style:name="T181" style:family="text">
      <style:text-properties officeooo:rsid="005833eb"/>
    </style:style>
    <style:style style:name="T182" style:family="text">
      <style:text-properties officeooo:rsid="0059f716"/>
    </style:style>
    <style:style style:name="T183" style:family="text">
      <style:text-properties officeooo:rsid="005be768"/>
    </style:style>
    <style:style style:name="T184" style:family="text">
      <style:text-properties officeooo:rsid="005cb041"/>
    </style:style>
    <style:style style:name="T185" style:family="text">
      <style:text-properties style:font-name="Calibri1"/>
    </style:style>
    <style:style style:name="T186" style:family="text">
      <style:text-properties style:font-name="Calibri1" fo:font-size="11pt" style:font-size-asian="11pt" style:font-size-complex="11pt"/>
    </style:style>
    <style:style style:name="T187" style:family="text">
      <style:text-properties style:font-name="Calibri1" fo:font-size="11pt" officeooo:rsid="00672d6d" style:font-size-asian="11pt" style:font-size-complex="11pt"/>
    </style:style>
    <style:style style:name="T188" style:family="text">
      <style:text-properties style:font-name="Calibri1" officeooo:rsid="005cb041"/>
    </style:style>
    <style:style style:name="T189" style:family="text">
      <style:text-properties style:font-name="Calibri1" officeooo:rsid="00b295b1"/>
    </style:style>
    <style:style style:name="T190" style:family="text">
      <style:text-properties fo:color="#7030a0" fo:font-style="normal" style:font-style-asian="normal" style:font-style-complex="normal"/>
    </style:style>
    <style:style style:name="T191" style:family="text">
      <style:text-properties fo:color="#7030a0" fo:font-style="normal" officeooo:rsid="004bfd2b" style:font-style-asian="normal" style:font-style-complex="normal"/>
    </style:style>
    <style:style style:name="T192" style:family="text">
      <style:text-properties fo:color="#7030a0" fo:font-style="normal" officeooo:rsid="005e5b39" style:font-style-asian="normal" style:font-style-complex="normal"/>
    </style:style>
    <style:style style:name="T193" style:family="text">
      <style:text-properties fo:color="#7030a0" fo:font-style="normal" officeooo:rsid="005ee1f7" style:font-style-asian="normal" style:font-style-complex="normal"/>
    </style:style>
    <style:style style:name="T194" style:family="text">
      <style:text-properties fo:color="#7030a0" fo:font-style="normal" officeooo:rsid="00609213" style:font-style-asian="normal" style:font-style-complex="normal"/>
    </style:style>
    <style:style style:name="T195" style:family="text">
      <style:text-properties fo:color="#7030a0" fo:font-style="normal" officeooo:rsid="0062c224" style:font-style-asian="normal" style:font-style-complex="normal"/>
    </style:style>
    <style:style style:name="T196" style:family="text">
      <style:text-properties fo:color="#7030a0" fo:font-style="normal" officeooo:rsid="0065ae05" style:font-style-asian="normal" style:font-style-complex="normal"/>
    </style:style>
    <style:style style:name="T197" style:family="text">
      <style:text-properties fo:color="#7030a0" fo:font-style="normal" officeooo:rsid="00672d6d" style:font-style-asian="normal" style:font-style-complex="normal"/>
    </style:style>
    <style:style style:name="T198" style:family="text">
      <style:text-properties fo:color="#7030a0" fo:font-style="normal" officeooo:rsid="00702e4e" style:font-style-asian="normal" style:font-style-complex="normal"/>
    </style:style>
    <style:style style:name="T199" style:family="text">
      <style:text-properties fo:color="#7030a0" fo:font-style="normal" officeooo:rsid="00b4018b" style:font-style-asian="normal" style:font-style-complex="normal"/>
    </style:style>
    <style:style style:name="T200" style:family="text">
      <style:text-properties fo:color="#7030a0" fo:font-style="normal" officeooo:rsid="00b6704c" style:font-style-asian="normal" style:font-style-complex="normal"/>
    </style:style>
    <style:style style:name="T201" style:family="text">
      <style:text-properties fo:color="#7030a0" fo:font-style="normal" officeooo:rsid="00b6d8cf" style:font-style-asian="normal" style:font-style-complex="normal"/>
    </style:style>
    <style:style style:name="T202" style:family="text">
      <style:text-properties fo:color="#7030a0" style:text-position="super 58%" fo:font-style="normal" officeooo:rsid="00609213" style:font-style-asian="normal" style:font-style-complex="normal"/>
    </style:style>
    <style:style style:name="T203" style:family="text">
      <style:text-properties fo:color="#7030a0" style:text-position="super 58%" fo:font-style="normal" officeooo:rsid="0062c224" style:font-style-asian="normal" style:font-style-complex="normal"/>
    </style:style>
    <style:style style:name="T204" style:family="text">
      <style:text-properties fo:color="#7030a0" style:font-name="Calibri" fo:font-size="11pt" fo:language="fr" fo:country="FR" fo:font-style="normal" officeooo:rsid="004a18b7" style:font-size-asian="11pt" style:language-asian="en" style:country-asian="US" style:font-style-asian="normal" style:font-name-complex="Times New Roman" style:font-size-complex="11pt" style:language-complex="ar" style:country-complex="SA" style:font-style-complex="normal"/>
    </style:style>
    <style:style style:name="T205" style:family="text">
      <style:text-properties fo:color="#7030a0" style:font-name="Calibri" fo:font-size="11pt" fo:language="fr" fo:country="FR" fo:font-style="normal" officeooo:rsid="004963ce" style:font-size-asian="11pt" style:language-asian="en" style:country-asian="US" style:font-style-asian="normal" style:font-name-complex="Times New Roman" style:font-size-complex="11pt" style:language-complex="ar" style:country-complex="SA" style:font-style-complex="normal"/>
    </style:style>
    <style:style style:name="T206" style:family="text">
      <style:text-properties fo:color="#7030a0" style:font-name="Calibri" fo:font-size="11pt" fo:language="fr" fo:country="FR" fo:font-style="normal" officeooo:rsid="00cd0018" style:font-size-asian="11pt" style:language-asian="en" style:country-asian="US" style:font-style-asian="normal" style:font-name-complex="Times New Roman" style:font-size-complex="11pt" style:language-complex="ar" style:country-complex="SA" style:font-style-complex="normal"/>
    </style:style>
    <style:style style:name="T207" style:family="text">
      <style:text-properties officeooo:rsid="005ee1f7"/>
    </style:style>
    <style:style style:name="T208" style:family="text">
      <style:text-properties officeooo:rsid="00609213"/>
    </style:style>
    <style:style style:name="T209" style:family="text">
      <style:text-properties officeooo:rsid="00612f33"/>
    </style:style>
    <style:style style:name="T210" style:family="text">
      <style:text-properties officeooo:rsid="0062c224"/>
    </style:style>
    <style:style style:name="T211" style:family="text">
      <style:text-properties officeooo:rsid="0063c73c"/>
    </style:style>
    <style:style style:name="T212" style:family="text">
      <style:text-properties officeooo:rsid="0064e366"/>
    </style:style>
    <style:style style:name="T213" style:family="text">
      <style:text-properties officeooo:rsid="0065ae05"/>
    </style:style>
    <style:style style:name="T214" style:family="text">
      <style:text-properties officeooo:rsid="00672d6d"/>
    </style:style>
    <style:style style:name="T215" style:family="text">
      <style:text-properties officeooo:rsid="00673e9d"/>
    </style:style>
    <style:style style:name="T216" style:family="text">
      <style:text-properties officeooo:rsid="006ad992"/>
    </style:style>
    <style:style style:name="T217" style:family="text">
      <style:text-properties officeooo:rsid="006c76be"/>
    </style:style>
    <style:style style:name="T218" style:family="text">
      <style:text-properties officeooo:rsid="006e4e99"/>
    </style:style>
    <style:style style:name="T219" style:family="text">
      <style:text-properties officeooo:rsid="00702e4e"/>
    </style:style>
    <style:style style:name="T220" style:family="text">
      <style:text-properties officeooo:rsid="0076936a"/>
    </style:style>
    <style:style style:name="T221" style:family="text">
      <style:text-properties fo:background-color="transparent" loext:char-shading-value="0"/>
    </style:style>
    <style:style style:name="T222" style:family="text">
      <style:text-properties officeooo:rsid="007b7355" fo:background-color="transparent" loext:char-shading-value="0"/>
    </style:style>
    <style:style style:name="T223" style:family="text">
      <style:text-properties officeooo:rsid="00832c4e" fo:background-color="transparent" loext:char-shading-value="0"/>
    </style:style>
    <style:style style:name="T224" style:family="text">
      <style:text-properties officeooo:rsid="00917b1d" fo:background-color="transparent" loext:char-shading-value="0"/>
    </style:style>
    <style:style style:name="T225" style:family="text">
      <style:text-properties officeooo:rsid="00d07ac2" fo:background-color="transparent" loext:char-shading-value="0"/>
    </style:style>
    <style:style style:name="T226" style:family="text">
      <style:text-properties officeooo:rsid="007b7355"/>
    </style:style>
    <style:style style:name="T227" style:family="text">
      <style:text-properties officeooo:rsid="007d8807"/>
    </style:style>
    <style:style style:name="T228" style:family="text">
      <style:text-properties officeooo:rsid="007e6db0"/>
    </style:style>
    <style:style style:name="T229" style:family="text">
      <style:text-properties officeooo:rsid="007f40ce"/>
    </style:style>
    <style:style style:name="T230" style:family="text">
      <style:text-properties officeooo:rsid="0080243f"/>
    </style:style>
    <style:style style:name="T231" style:family="text">
      <style:text-properties fo:color="#7e0021"/>
    </style:style>
    <style:style style:name="T232" style:family="text">
      <style:text-properties fo:color="#7e0021" style:text-outline="false" style:text-line-through-style="none" style:text-line-through-type="none" style:font-name="Calibri" fo:font-size="11pt" fo:language="fr" fo:country="FR" fo:font-style="normal" fo:text-shadow="none" style:text-underline-style="none" fo:font-weight="bold" officeooo:rsid="007f40ce"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text-emphasize="none"/>
    </style:style>
    <style:style style:name="T233" style:family="text">
      <style:text-properties fo:color="#7e0021" style:text-outline="false" style:text-line-through-style="none" style:text-line-through-type="none" style:font-name="Calibri" fo:font-size="11pt" fo:language="fr" fo:country="FR" fo:font-style="normal" fo:text-shadow="none" style:text-underline-style="none" fo:font-weight="normal"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234" style:family="text">
      <style:text-properties fo:color="#7e0021" style:text-outline="false" style:text-line-through-style="none" style:text-line-through-type="none" style:font-name="Calibri" fo:font-size="11pt" fo:language="fr" fo:country="FR" fo:font-style="normal" fo:text-shadow="none" style:text-underline-style="none" fo:font-weight="normal" officeooo:rsid="0099537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235" style:family="text">
      <style:text-properties fo:color="#7e0021" style:text-outline="false" style:text-line-through-style="none" style:text-line-through-type="none" style:font-name="Calibri" fo:font-size="11pt" fo:language="fr" fo:country="FR" fo:font-style="normal" fo:text-shadow="none" style:text-underline-style="none" fo:font-weight="normal" officeooo:rsid="009e3789"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style>
    <style:style style:name="T236" style:family="text">
      <style:text-properties fo:color="#7e0021" fo:font-weight="bold" style:font-weight-asian="bold" style:font-weight-complex="bold"/>
    </style:style>
    <style:style style:name="T237" style:family="text">
      <style:text-properties fo:color="#7e0021" officeooo:rsid="007d8807"/>
    </style:style>
    <style:style style:name="T238" style:family="text">
      <style:text-properties fo:color="#7e0021" officeooo:rsid="0056f6a0"/>
    </style:style>
    <style:style style:name="T239" style:family="text">
      <style:text-properties fo:color="#7e0021" officeooo:rsid="0055d647"/>
    </style:style>
    <style:style style:name="T240" style:family="text">
      <style:text-properties fo:color="#7e0021" officeooo:rsid="0084710e"/>
    </style:style>
    <style:style style:name="T241" style:family="text">
      <style:text-properties fo:color="#7e0021" officeooo:rsid="0095f6d0"/>
    </style:style>
    <style:style style:name="T242" style:family="text">
      <style:text-properties fo:color="#7e0021" officeooo:rsid="00995379"/>
    </style:style>
    <style:style style:name="T243" style:family="text">
      <style:text-properties fo:color="#7e0021" officeooo:rsid="009e3789"/>
    </style:style>
    <style:style style:name="T244" style:family="text">
      <style:text-properties fo:color="#7e0021" officeooo:rsid="0050ddf2"/>
    </style:style>
    <style:style style:name="T245" style:family="text">
      <style:text-properties fo:color="#7e0021" style:font-name="Calibri" fo:font-size="11pt" fo:language="fr" fo:country="FR" fo:font-style="normal" style:text-underline-style="solid" style:text-underline-width="auto" style:text-underline-color="font-color" fo:font-weight="bold" officeooo:rsid="00af0975"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style>
    <style:style style:name="T246" style:family="text">
      <style:text-properties fo:color="#7e0021" style:font-name="Calibri" fo:font-size="11pt" fo:language="fr" fo:country="FR" fo:font-style="normal" style:text-underline-style="solid" style:text-underline-width="auto" style:text-underline-color="font-color" fo:font-weight="bold" officeooo:rsid="00b0f793" style:font-size-asian="11pt" style:language-asian="en" style:country-asian="US" style:font-style-asian="normal" style:font-weight-asian="bold" style:font-name-complex="Times New Roman" style:font-size-complex="11pt" style:language-complex="ar" style:country-complex="SA" style:font-style-complex="normal" style:font-weight-complex="bold"/>
    </style:style>
    <style:style style:name="T247" style:family="text">
      <style:text-properties fo:color="#7e0021" officeooo:rsid="00b9ee16"/>
    </style:style>
    <style:style style:name="T248" style:family="text">
      <style:text-properties fo:color="#7e0021" officeooo:rsid="00c1d48a"/>
    </style:style>
    <style:style style:name="T249" style:family="text">
      <style:text-properties fo:color="#7e0021" officeooo:rsid="00c374a6"/>
    </style:style>
    <style:style style:name="T250" style:family="text">
      <style:text-properties fo:color="#7e0021" officeooo:rsid="00d870cb"/>
    </style:style>
    <style:style style:name="T251" style:family="text">
      <style:text-properties officeooo:rsid="00832c4e"/>
    </style:style>
    <style:style style:name="T252" style:family="text">
      <style:text-properties officeooo:rsid="00868ac1"/>
    </style:style>
    <style:style style:name="T253" style:family="text">
      <style:text-properties officeooo:rsid="0087a75b"/>
    </style:style>
    <style:style style:name="T254" style:family="text">
      <style:text-properties officeooo:rsid="0087fc2c"/>
    </style:style>
    <style:style style:name="T255" style:family="text">
      <style:text-properties officeooo:rsid="008aebd5"/>
    </style:style>
    <style:style style:name="T256" style:family="text">
      <style:text-properties officeooo:rsid="008cab76"/>
    </style:style>
    <style:style style:name="T257" style:family="text">
      <style:text-properties officeooo:rsid="008da452"/>
    </style:style>
    <style:style style:name="T258" style:family="text">
      <style:text-properties officeooo:rsid="009141b1"/>
    </style:style>
    <style:style style:name="T259" style:family="text">
      <style:text-properties officeooo:rsid="00917b1d"/>
    </style:style>
    <style:style style:name="T260" style:family="text">
      <style:text-properties officeooo:rsid="0091b0ab"/>
    </style:style>
    <style:style style:name="T261" style:family="text">
      <style:text-properties officeooo:rsid="0092da9d"/>
    </style:style>
    <style:style style:name="T262" style:family="text">
      <style:text-properties officeooo:rsid="0094b193"/>
    </style:style>
    <style:style style:name="T263" style:family="text">
      <style:text-properties officeooo:rsid="00984f2e"/>
    </style:style>
    <style:style style:name="T264" style:family="text">
      <style:text-properties officeooo:rsid="00995379"/>
    </style:style>
    <style:style style:name="T265" style:family="text">
      <style:text-properties officeooo:rsid="009b9ab2"/>
    </style:style>
    <style:style style:name="T266" style:family="text">
      <style:text-properties officeooo:rsid="009d24e1"/>
    </style:style>
    <style:style style:name="T267" style:family="text">
      <style:text-properties officeooo:rsid="009ddce9"/>
    </style:style>
    <style:style style:name="T268" style:family="text">
      <style:text-properties officeooo:rsid="009f62d2"/>
    </style:style>
    <style:style style:name="T269" style:family="text">
      <style:text-properties officeooo:rsid="00a087af"/>
    </style:style>
    <style:style style:name="T270" style:family="text">
      <style:text-properties officeooo:rsid="00a3a019"/>
    </style:style>
    <style:style style:name="T271" style:family="text">
      <style:text-properties fo:color="#800000" officeooo:rsid="00a3a019"/>
    </style:style>
    <style:style style:name="T272" style:family="text">
      <style:text-properties officeooo:rsid="00a85901"/>
    </style:style>
    <style:style style:name="T273" style:family="text">
      <style:text-properties fo:font-size="12pt" officeooo:rsid="0056de08" style:font-size-asian="12pt" style:font-size-complex="12pt"/>
    </style:style>
    <style:style style:name="T274" style:family="text">
      <style:text-properties fo:font-size="12pt" officeooo:rsid="000bb673" style:font-size-asian="12pt" style:font-size-complex="12pt"/>
    </style:style>
    <style:style style:name="T275" style:family="text">
      <style:text-properties fo:font-size="12pt" officeooo:rsid="00a85901" style:font-size-asian="12pt" style:font-size-complex="12pt"/>
    </style:style>
    <style:style style:name="T276" style:family="text">
      <style:text-properties officeooo:rsid="00ab00f5"/>
    </style:style>
    <style:style style:name="T277" style:family="text">
      <style:text-properties fo:font-weight="normal" style:font-weight-asian="normal" style:font-weight-complex="normal"/>
    </style:style>
    <style:style style:name="T278" style:family="text">
      <style:text-properties fo:font-weight="normal" officeooo:rsid="00aefc07" style:font-weight-asian="normal" style:font-weight-complex="normal"/>
    </style:style>
    <style:style style:name="T279" style:family="text">
      <style:text-properties officeooo:rsid="005407c7"/>
    </style:style>
    <style:style style:name="T280" style:family="text">
      <style:text-properties officeooo:rsid="00b295b1"/>
    </style:style>
    <style:style style:name="T281" style:family="text">
      <style:text-properties officeooo:rsid="00b4de4e"/>
    </style:style>
    <style:style style:name="T282" style:family="text">
      <style:text-properties officeooo:rsid="00b6704c"/>
    </style:style>
    <style:style style:name="T283" style:family="text">
      <style:text-properties officeooo:rsid="00b6d8cf"/>
    </style:style>
    <style:style style:name="T284" style:family="text">
      <style:text-properties officeooo:rsid="00b9ee16"/>
    </style:style>
    <style:style style:name="T285" style:family="text">
      <style:text-properties officeooo:rsid="00bb0dc2"/>
    </style:style>
    <style:style style:name="T286" style:family="text">
      <style:text-properties officeooo:rsid="00bd1435"/>
    </style:style>
    <style:style style:name="T287" style:family="text">
      <style:text-properties officeooo:rsid="00bebcc8"/>
    </style:style>
    <style:style style:name="T288" style:family="text">
      <style:text-properties officeooo:rsid="00bf1c3c"/>
    </style:style>
    <style:style style:name="T289" style:family="text">
      <style:text-properties officeooo:rsid="00c00279"/>
    </style:style>
    <style:style style:name="T290" style:family="text">
      <style:text-properties officeooo:rsid="00c224b2"/>
    </style:style>
    <style:style style:name="T291" style:family="text">
      <style:text-properties officeooo:rsid="00c374a6"/>
    </style:style>
    <style:style style:name="T292" style:family="text">
      <style:text-properties officeooo:rsid="00ce90f3"/>
    </style:style>
    <style:style style:name="T293" style:family="text">
      <style:text-properties officeooo:rsid="00d303af"/>
    </style:style>
    <style:style style:name="T294" style:family="text">
      <style:text-properties officeooo:rsid="00d30854"/>
    </style:style>
    <style:style style:name="T295" style:family="text">
      <style:text-properties officeooo:rsid="00d594b8"/>
    </style:style>
    <style:style style:name="T296" style:family="text">
      <style:text-properties officeooo:rsid="00d5da1d"/>
    </style:style>
    <style:style style:name="T297" style:family="text">
      <style:text-properties officeooo:rsid="00d7dc07"/>
    </style:style>
    <style:style style:name="T298" style:family="text">
      <style:text-properties officeooo:rsid="00d870c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
      <text:p text:style-name="P100">TP de génétique humaine :</text:p>
      <text:p text:style-name="P107"><text:span text:style-name="T5">« </text:span><text:span text:style-name="T6">Étude</text:span><text:span text:style-name="T7"> d'association pan-génomique </text:span><text:span text:style-name="T8">dans le </text:span><text:span text:style-name="T7">diabète de type 1 » </text:span></text:p>
      <text:p text:style-name="P160"/>
      <text:p text:style-name="P159"><text:span text:style-name="T273">Etape</text:span><text:span text:style-name="T274"> n°</text:span><text:span text:style-name="T275">2</text:span><text:span text:style-name="T274"> : É</text:span><text:span text:style-name="T17">tude d'association cas-contrôles</text:span></text:p>
      <text:p text:style-name="P158"/>
      <text:p text:style-name="P121"/>
      <text:p text:style-name="P122"><text:tab/><text:span text:style-name="T272">Cette étape sera réalisée au cours des séances de TP n°2 et n°3. L'objectif est de réaliser une étude d'association généique dans le diabète de type 1 (DT1) dans une cohorte française au moyen d'outils bioinformatiques et de statistique génétique. Les sujets d'étude proviennent d'une série de patients atteints de diabète de type 1 et de contrôles sains. Tous les échantillons ont été génotypés au moyen de la puce Illumina immunochip (Trynka </text:span><text:span text:style-name="T152">et al.</text:span><text:span text:style-name="T272">, 2011, Parekes M. </text:span><text:span text:style-name="T152">et al.</text:span><text:span text:style-name="T272">, 2013). Au cours de ces deux séances de TP, vous serez amenés:</text:span></text:p>
      <text:p text:style-name="P123">- à formater vos fichiers de génotypage pour les logiciels d'analyse génétique</text:p>
      <text:p text:style-name="P123">- à effectuer des contrôles de qualité</text:p>
      <text:p text:style-name="P123">- à nettoyer/filtrer les données</text:p>
      <text:p text:style-name="P123">- puis à réaliser l'étude d'association cas-contrôles pangénomique.</text:p>
      <text:p text:style-name="P157"/>
      <text:p text:style-name="P157"/>
      <text:p text:style-name="P157"/>
      <text:p text:style-name="P152">Première partie: <text:span text:style-name="T215">Formatage des fichiers pour les logiciels de génétique – Apprentissage de PLINK</text:span></text:p>
      <text:p text:style-name="P120"/>
      <text:p text:style-name="P118"><text:span text:style-name="T20">Pour </text:span><text:span text:style-name="T24">réaliser l'étude d'association, vous </text:span><text:span text:style-name="T28">devrez</text:span><text:span text:style-name="T24"> préparer les fichiers sous un format utilisable par les logiciels de génétique. </text:span><text:span text:style-name="T29">L</text:span><text:span text:style-name="T24">e principal logiciel que vous utiliser</text:span><text:span text:style-name="T28">ez</text:span><text:span text:style-name="T24"> est PLINK: </text:span><text:a xlink:type="simple" xlink:href="http://zzz.bwh.harvard.edu/plink/"><text:span text:style-name="T31">http://zzz.bwh.harvard.edu/plink/</text:span></text:a></text:p>
      <text:p text:style-name="P125"/>
      <text:p text:style-name="P117"><text:span text:style-name="T24">En plus de permettre de</text:span><text:span text:style-name="T30">s </text:span><text:span text:style-name="T24">analyse</text:span><text:span text:style-name="T30">s</text:span><text:span text:style-name="T24"> d'association, ce logiciel permet de manier les fichiers de génétique, de faire des sélections et filtrages, et de réaliser certains contrôles de qualité.</text:span><text:span text:style-name="T29"> Il est mondialement reconnu comme un des meilleurs outils pour réaliser des GWAS.</text:span></text:p>
      <text:p text:style-name="P117"><text:span text:style-name="T24">Ce logiciel </text:span><text:span text:style-name="T27">libre </text:span><text:span text:style-name="T24">existe en version</text:span><text:span text:style-name="T27">s</text:span><text:span text:style-name="T24"> win</text:span><text:span text:style-name="T25">d</text:span><text:span text:style-name="T24">ows, </text:span><text:span text:style-name="T27">mac</text:span><text:span text:style-name="T24"> </text:span><text:span text:style-name="T27">et</text:span><text:span text:style-name="T24"> unix.</text:span></text:p>
      <text:p text:style-name="P118"><text:span text:style-name="T24">Le tutori</text:span><text:span text:style-name="T26">e</text:span><text:span text:style-name="T24">l </text:span><text:span text:style-name="T26">(</text:span><text:a xlink:type="simple" xlink:href="http://zzz.bwh.harvard.edu/plink/tutorial.shtml"><text:span text:style-name="T31">http://zzz.bwh.harvard.edu/plink/tutorial.shtml</text:span></text:a><text:span text:style-name="T26">) </text:span><text:span text:style-name="T24">est très détaillé </text:span><text:span text:style-name="T26">et donne de nombreux exemples.</text:span></text:p>
      <text:p text:style-name="P114"/>
      <text:p text:style-name="P124">Rendez-vous sur la page d'introduction <text:span text:style-name="T167">de PLINK. Lisez les premiers paragraphes.</text:span></text:p>
      <text:p text:style-name="P150"/>
      <text:p text:style-name="P115"><text:span text:style-name="T164">Q1.1.</text:span><text:span text:style-name="T157"> </text:span><text:span text:style-name="T122">Q</text:span><text:span text:style-name="T123">uel</text:span><text:span text:style-name="T124">s</text:span><text:span text:style-name="T123"> </text:span><text:span text:style-name="T124">sont les </text:span><text:span text:style-name="T123">usage</text:span><text:span text:style-name="T124">s</text:span><text:span text:style-name="T123"> premier</text:span><text:span text:style-name="T125">s</text:span><text:span text:style-name="T123"> de ce logiciel? Quelles étapes </text:span><text:span text:style-name="T125">de l'ensemble du processus d'une é</text:span><text:span text:style-name="T135">t</text:span><text:span text:style-name="T125">ude génétique </text:span><text:span text:style-name="T123">ne sont pas couvertes par ce logiciel?</text:span></text:p>
      <text:p text:style-name="P127">Ce logiciel est dédié à l'analyse de données génétiques en relation avec des phénotypes.</text:p>
      <text:p text:style-name="P127">Il ne couvre pas la planification des expériences, ni le traitement des données brutes <text:span text:style-name="T168">[(scan des puces de génotypage, génotypage TaqMan, génotypage par spectrométrie de masse, données de séquençage...)]</text:span> pour générer les génotypes.</text:p>
      <text:p text:style-name="P127">En conjonction avec quelques autres outils, tels qu'Haploview et gPLINK, il permet la visualisation, <text:span text:style-name="T167">l'</text:span>annotation et <text:span text:style-name="T167">le </text:span>stockage des résultats.</text:p>
      <text:p text:style-name="P115"/>
      <text:p text:style-name="P115"><text:span text:style-name="T164">Q1.</text:span><text:span text:style-name="T165">2</text:span><text:span text:style-name="T164">.</text:span><text:span text:style-name="T157"> </text:span><text:span text:style-name="T161">Q</text:span><text:span text:style-name="T122">u</text:span><text:span text:style-name="T123">i est l'auteur de ce logiciel?</text:span><text:span text:style-name="T155"> </text:span><text:span text:style-name="T123">A qu</text:span><text:span text:style-name="T122">el laboratoire </text:span><text:span text:style-name="T155">était</text:span><text:span text:style-name="T122">-</text:span><text:span text:style-name="T123">il affilié?</text:span></text:p>
      <text:p text:style-name="P118"><text:span text:style-name="T204">C</text:span><text:span text:style-name="T205">e logiciel </text:span><text:span text:style-name="T204">a été développé par</text:span><text:span text:style-name="T205"> Shaun Purcell. Il a</text:span><text:span text:style-name="T206">vait alors</text:span><text:span text:style-name="T205"> une double affiliation au Center for Human Genetic Research (CHGR), Massachusetts General Hospital (MGH) et au Broad Institute of Harvard &amp; MIT. </text:span><text:span text:style-name="T206"><text:s/>Il est désormais chef de son labo (http://zzz.bwh.harvard.edu/index.html) basé au Brigham &amp; Women's Hospital, affilié à la Harvard Medical School. Il a aussi une seconde affiliation à la Icahn School of Medicine, Mount Sinai, New York, dans le Department of Psychiatry au sein des Departments of Psychiatry and Genetics and Genomic Sciences. </text:span></text:p>
      <text:p text:style-name="P126"/>
      <text:p text:style-name="P140"><text:soft-page-break/><text:span text:style-name="T98">Q1.</text:span><text:span text:style-name="T99">3</text:span><text:span text:style-name="T98">.</text:span> <text:span text:style-name="T121">Quelle est la version </text:span><text:span text:style-name="T123">actuelle originale de PLINK?</text:span></text:p>
      <text:p text:style-name="P127">La version actuelle est la v1.07 (10-Oct-2009)<text:span text:style-name="T272"> (indiqué en haut de la page à droite)</text:span>.</text:p>
      <text:p text:style-name="P127"/>
      <text:p text:style-name="P116"><text:span text:style-name="T34">Il existe une </text:span><text:span text:style-name="T36">nouvelle </text:span><text:span text:style-name="T34">version </text:span><text:span text:style-name="T36">récente </text:span><text:span text:style-name="T34">pour les « experts » ou beta-testeurs. </text:span><text:span text:style-name="T35">Ouvrez le lien </text:span><text:span text:style-name="T41">"</text:span><text:a xlink:type="simple" xlink:href="http://pngu.mgh.harvard.edu/%7Epurcell/plink/plink2.shtml"><text:span text:style-name="T277">available</text:span></text:a><text:span text:style-name="T278">"</text:span><text:span text:style-name="T35"> dans une autre fenêtre.</text:span></text:p>
      <text:p text:style-name="P127"/>
      <text:p text:style-name="P128"><text:span text:style-name="T58">Q1.4.</text:span><text:span text:style-name="T32"> </text:span><text:span text:style-name="T54">Quel est le numéro de cette version pour beta-testeurs? </text:span><text:span text:style-name="T55">Dans quel but a-t-elle été développée ?</text:span></text:p>
      <text:p text:style-name="P128">Il existe aussi une version PLINK 1.9 <text:span text:style-name="T168">(Stable beta 3.29, 24 December 2015)</text:span> (et <text:span text:style-name="T168">même une version 2 depuis le 28/11/2017!!!</text:span>) pour les beta-testeurs.</text:p>
      <text:p text:style-name="P130">Son objectif est <text:span text:style-name="T276">principalement </text:span>d'améliorer la vitesse et la fonctionnalité pour de très gros jeux de données.</text:p>
      <text:p text:style-name="P130"/>
      <text:p text:style-name="P119"><text:span text:style-name="T40">Ouvrez le lien "</text:span><text:a xlink:type="simple" xlink:href="https://www.cog-genomics.org/plink2">https://www.cog-genomics.org/plink2</text:a><text:span text:style-name="T40">". Cliquez sur "</text:span><text:a xlink:type="simple" xlink:href="https://www.cog-genomics.org/plink2/credits"><text:span text:style-name="T41">Credits</text:span></text:a><text:span text:style-name="T40">"</text:span><text:span text:style-name="T47"> à la fin du 1er paragrpahe.</text:span></text:p>
      <text:p text:style-name="P148"/>
      <text:p text:style-name="P129"><text:span text:style-name="T58">Q1.</text:span><text:span text:style-name="T59">5</text:span><text:span text:style-name="T58">.</text:span><text:span text:style-name="T32"> </text:span><text:span text:style-name="T54">Par qui </text:span><text:span text:style-name="T57">la version 1.9 est</text:span><text:span text:style-name="T54">-elle </text:span><text:span text:style-name="T55">principalement </text:span><text:span text:style-name="T54">développée</text:span><text:span text:style-name="T57">? D</text:span><text:span text:style-name="T54">ans quel</text:span><text:span text:style-name="T57">s</text:span><text:span text:style-name="T54"> institut</text:span><text:span text:style-name="T57">s sont-ils</text:span><text:span text:style-name="T54"> ?</text:span></text:p>
      <text:p text:style-name="P138">Elle a été principalement développée par <text:s/>par Christopher Chang <text:span text:style-name="T276">at Human Longevity, Inc., par Carson Chow and Shashaank Vattikuti at the NIH-NIDDK's Laboratory of Biological Modeling, Laurent Tellier at the BGI Cognitive Genomics Lab, and James Lee at the University of Minnesota, with additional funding from the Purcell Lab at Mount Sinai School of Medicine </text:span>du BGI Cognitive Genomics Lab!</text:p>
      <text:p text:style-name="P130"/>
      <text:p text:style-name="P131"><text:span text:style-name="T32">Dans ce TP, vous utiliserez la version classique originale, </text:span><text:span text:style-name="T60">PLINK</text:span><text:span text:style-name="T61"> (v1.07)</text:span><text:span text:style-name="T66"> </text:span><text:span text:style-name="T32">(versus PLINK2 pour la version des beta-testeurs), </text:span><text:span text:style-name="T63">qui a été installée sur vos ordinateurs sous Windows et Unix.</text:span></text:p>
      <text:p text:style-name="P132"/>
      <text:p text:style-name="P151">P<text:span text:style-name="T218">LINK</text:span> s'utilise en lignes de commandes « relativement simples ». </text:p>
      <text:p text:style-name="P267"><text:span text:style-name="T32">Toutes les informations pour spécifier les fichiers d'entrée (« input »), les fichiers de sortie (« output ») et les paramètres d'utilisation sont détaillés dans le menu à gauche de la page </text:span><text:span text:style-name="T64">d’accueil</text:span><text:span text:style-name="T32"> de PLINK. Dans la section 4 « </text:span><text:a xlink:type="simple" xlink:href="http://zzz.bwh.harvard.edu/plink/reference.shtml"><text:span text:style-name="T97">http://zzz.bwh.harvard.edu/plink/reference.shtml</text:span></text:a><text:span text:style-name="T32"> », sont listées toutes les commandes existantes.</text:span></text:p>
      <text:p text:style-name="P133"/>
      <text:p text:style-name="P141">Commençons par nous familiariser avec son utilisation <text:span text:style-name="T213">avec des fichiers « test »</text:span> :</text:p>
      <text:p text:style-name="P133"/>
      <text:list xml:id="list5320878492592068044" text:style-name="L1">
        <text:list-item>
          <text:p text:style-name="P256">Lancement de PLINK :</text:p>
        </text:list-item>
      </text:list>
      <text:p text:style-name="P132"/>
      <text:list xml:id="list7889207900702854126" text:style-name="L2">
        <text:list-item>
          <text:p text:style-name="P257"><text:span text:style-name="T51">Pour faire tourner </text:span><text:span text:style-name="T52">PLINK sous </text:span><text:span text:style-name="T53">W</text:span><text:span text:style-name="T51">indows</text:span><text:span text:style-name="T37">, </text:span><text:span text:style-name="T245">travaillez toujours en local, pas sur votre clé USB ni sur votre répertoire </text:span><text:span text:style-name="T246">sur le serveur </text:span><text:span text:style-name="T245">distant: </text:span><text:span text:style-name="T42">vous sauvegarderez vos documents après le TP! </text:span></text:p>
          <text:p text:style-name="P262"><text:span text:style-name="T42">V</text:span><text:span text:style-name="T37">ous devez utiliser le DOS en utilisant l'invite de commande </text:span><text:span text:style-name="T42">(cmd.exe)</text:span><text:span text:style-name="T48"> ou, sur les dernières versions de windows, le "windows power shell" à partir du menu "fichier" de votre répertoire de travail</text:span><text:span text:style-name="T43">. </text:span><text:span text:style-name="T42"><text:s/></text:span><text:span text:style-name="T43">V</text:span><text:span text:style-name="T37">os fichiers </text:span><text:span text:style-name="T43">"</text:span><text:span text:style-name="T37">inputs</text:span><text:span text:style-name="T43">"</text:span><text:span text:style-name="T37"> </text:span><text:span text:style-name="T43">doivent être placés </text:span><text:span text:style-name="T37">dans le </text:span><text:span text:style-name="T43">même </text:span><text:span text:style-name="T37">répertoire (=dossier) </text:span><text:span text:style-name="T43">que</text:span><text:span text:style-name="T37"> </text:span><text:span text:style-name="T42">l'éxécutable de </text:span><text:span text:style-name="T39">PLINK</text:span><text:span text:style-name="T44"> plink.exe</text:span><text:span text:style-name="T43">. Celui-ci a été</text:span><text:span text:style-name="T37"> </text:span><text:span text:style-name="T46">en principe </text:span><text:span text:style-name="T37">installé </text:span><text:span text:style-name="T43">dans </text:span><text:span text:style-name="T44">un dossier "</text:span><text:span text:style-name="T38">plink-1.07-dos</text:span><text:span text:style-name="T44">"</text:span><text:span text:style-name="T37">.</text:span></text:p>
          <text:p text:style-name="P259"><text:span text:style-name="T42">Trois options s'offrent à vous, de la </text:span><text:span text:style-name="T45">plus compliquée</text:span><text:span text:style-name="T42"> </text:span><text:span text:style-name="T49">à la plus simple</text:span><text:span text:style-name="T42">!:</text:span></text:p>
          <text:list>
            <text:list-item>
              <text:list>
                <text:list-item>
                  <text:list>
                    <text:list-item>
                      <text:list>
                        <text:list-item>
                          <text:list>
                            <text:list-item>
                              <text:list>
                                <text:list-item>
                                  <text:list>
                                    <text:list-header>
                                      <text:p text:style-name="P268"><text:span text:style-name="T49">(1)</text:span><text:span text:style-name="T42"> </text:span><text:span text:style-name="T45">D</text:span><text:span text:style-name="T37">ans le menu « Démarrer » de Windows, </text:span><text:span text:style-name="T279">rechercher « cmd » puis indiquez le chemin du répertoire où est situé plink.exe (pour changer de répertoire, la commande est “cd”; pour passer au répertoire supérieur, taper “cd ..” ; vous pouvez utiliser la flèche de tabulation à gauche du clavier pour autocompléter les noms de dossiers)</text:span></text:p>
                                    </text:list-header>
                                  </text:list>
                                </text:list-item>
                              </text:list>
                            </text:list-item>
                          </text:list>
                        </text:list-item>
                      </text:list>
                    </text:list-item>
                  </text:list>
                </text:list-item>
              </text:list>
            </text:list-item>
          </text:list>
          <text:p text:style-name="P269"><text:span text:style-name="T116">(2)</text:span><text:span text:style-name="T279"> Alternativement, trouvez le fichier cmd.exe (en général dans Windows\system 32; vous pouvez le trouver aussi dans les accessoires). Faire une copie que vous placez dans le dossier contenant plink.exe. Si vous double-cliquez alors sur cmd.exe dans ce répertoire, vous pouvez utiliser PLINK.</text:span></text:p>
          <text:list text:continue-numbering="true">
            <text:list-header>
              <text:p text:style-name="P270"><text:span text:style-name="T98">(3)</text:span> <text:span text:style-name="T120">Encore plus simplement,</text:span><text:span text:style-name="T280"> v</text:span>ous pouvez aussi créer en local un répertoire dans lequel vous mettrez <text:span text:style-name="T280">tous </text:span>vos documents du TP (fichiers d'input, d'output) ainsi que vos programmes. Copiez et collez l'executable plink.exe dans ce répertoire. Copiez et collez également l'exécutable de l'invite de commande cmd.exe dans ce répertoire.<text:span text:style-name="T280"> Si vous double-cliquez alors sur cmd.exe dans ce répertoire, vous pouvez utiliser PLINK.</text:span></text:p>
            </text:list-header>
          </text:list>
          <text:p text:style-name="P260"/>
        </text:list-item>
        <text:list-item>
          <text:p text:style-name="P258"><text:soft-page-break/><text:span text:style-name="T51">P</text:span><text:span text:style-name="T50">our faire tourner PLINK sous Unix</text:span><text:span text:style-name="T33">, en principe vous pouvez travailler directement dans votre « home ».</text:span></text:p>
          <text:p text:style-name="P261"/>
        </text:list-item>
      </text:list>
      <text:p text:style-name="P143">Vous appelez d'abord le programme en tapant :</text:p>
      <text:p text:style-name="P135"><text:span text:style-name="T65">&gt; </text:span><text:span text:style-name="T171">plink</text:span></text:p>
      <text:p text:style-name="P149"><text:span text:style-name="T184">A</text:span>lternativement, si vous travaillez depuis windows power shell, il faut spécifier<text:span text:style-name="T292"> que plink est dans le répertoire de travail en tapant:</text:span> <text:span text:style-name="T231">.\plink</text:span></text:p>
      <text:p text:style-name="P141">L'application démarre et s'arrête avec une erreur car vous n'avez pas <text:span text:style-name="T173">encore </text:span>donné de fichiers inputs.</text:p>
      <text:p text:style-name="P147">PLINK va essayer de se connecter au réseau pour vérifier la version. S<text:span text:style-name="T292">i</text:span> vous voulez l'éviter, ajouter l'argument: <text:span text:style-name="T238">--noweb</text:span></text:p>
      <text:p text:style-name="P134"><text:span text:style-name="T65">&gt; </text:span><text:span text:style-name="T171">plink</text:span><text:span text:style-name="T172"> --noweb</text:span></text:p>
      <text:p text:style-name="P136"/>
      <text:list xml:id="list183849999199945" text:continue-list="list5320878492592068044" text:style-name="L1">
        <text:list-item>
          <text:p text:style-name="P263"><text:span text:style-name="T173">Spécification des noms de fichier de sortie</text:span> :</text:p>
        </text:list-item>
      </text:list>
      <text:p text:style-name="P136"/>
      <text:p text:style-name="P145"><text:span text:style-name="T174">A</text:span> chaque commande, des fichiers de sortie (outputs) sont automatiquement générés avec différentes extensions. <text:span text:style-name="T174">Vous pouvez spécifier le préfix de ces outputs avec la commande </text:span><text:span text:style-name="T238">-- out</text:span><text:span text:style-name="T174">.</text:span></text:p>
      <text:p text:style-name="P142"/>
      <text:p text:style-name="P142"><text:span text:style-name="T174">Par exemple, pour toute commande de PLINK, vous obtenez un fichier .log qui a sauvegardé tout ce qui s'était </text:span>affiché <text:span text:style-name="T173">dans votre terminal. Lors de la commande précédente, vous avez généré un fichier "plink.log".</text:span></text:p>
      <text:p text:style-name="P142">Vous pouvez changer le nom de ce fichier de sortie, <text:span text:style-name="T173">en spécifiant le nom du fichier de sortie après l'argument </text:span><text:span text:style-name="T239">--</text:span><text:span text:style-name="T173"> </text:span><text:span text:style-name="T239">out</text:span><text:span text:style-name="T173"> :</text:span></text:p>
      <text:p text:style-name="P133"><text:span text:style-name="T67">&gt; </text:span><text:span text:style-name="T169">plink --</text:span><text:span text:style-name="T170">out <text:s/>test</text:span></text:p>
      <text:p text:style-name="P144">Vous obtenez un nouveau fichier <text:span text:style-name="T280">"</text:span>test.log<text:span text:style-name="T280">"</text:span>. Notez qu'il contient une nouvelle ligne après « Options in effect » : « --out test »</text:p>
      <text:p text:style-name="P146"><text:span text:style-name="T174">Dans PLINK, vous pouvez entrer plusieurs arguments à la suite sur la même ligne de commande. Si vous avez utilisé l'argument précédent, </text:span>tous les autres outputs <text:span text:style-name="T182">générés </text:span>contiendr<text:span text:style-name="T183">o</text:span>nt le <text:span text:style-name="T182">même </text:span>préfixe « test » <text:span text:style-name="T182">suivis de leur extension propre.</text:span></text:p>
      <text:p text:style-name="P137"/>
      <text:list xml:id="list183850046193932" text:continue-numbering="true" text:style-name="L1">
        <text:list-item>
          <text:p text:style-name="P264"><text:span text:style-name="T181">Fichiers d'entrée</text:span> :</text:p>
        </text:list-item>
      </text:list>
      <text:p text:style-name="P19">PLINK a besoin de deux types de fichiers d'entrée.</text:p>
      <text:p text:style-name="P139"/>
      <text:p text:style-name="P139"><text:span text:style-name="T58">Q1.</text:span><text:span text:style-name="T62">7</text:span><text:span text:style-name="T58">.</text:span><text:span text:style-name="T32"> </text:span><text:span text:style-name="T56">Quels sont les extensions de ces fichiers ?<text:line-break/>A quoi correspondent-ils ?</text:span></text:p>
      <text:p text:style-name="P139">.ped pour le fichier de structure de pedigree et .map pour le fichier des marqueurs génotypés</text:p>
      <text:p text:style-name="P10">Sur didel, récupérer <text:span text:style-name="T184">d</text:span>es fichiers d'entrée <text:span text:style-name="T184">d'exemple de préfixe « test »</text:span></text:p>
      <text:p text:style-name="P20"><text:span text:style-name="T98">Ouvrez-les avec un éditeur de texte </text:span>(notepad<text:span text:style-name="T292">++</text:span> par exemple sous windows ou gedit sous unix)</text:p>
      <text:p text:style-name="P23">Cherchez des explications sur leur structure dans la documentation de PLINK correspondante <text:span text:style-name="T209">dans la section</text:span><text:span text:style-name="T188"> </text:span><text:span text:style-name="T189">"</text:span><text:a xlink:type="simple" xlink:href="http://zzz.bwh.harvard.edu/plink/data.shtml"><text:span text:style-name="T185">5. Basic usage/data formats</text:span></text:a><text:span text:style-name="T189">"</text:span><text:span text:style-name="T185"> </text:span><text:span text:style-name="T188"><text:s/></text:span><text:span text:style-name="T184">du menu.</text:span></text:p>
      <text:p text:style-name="P22"/>
      <text:p text:style-name="P108"><text:span text:style-name="T9">Q1.</text:span><text:span text:style-name="T10">8</text:span><text:span text:style-name="T9">.</text:span><text:span text:style-name="T12"> </text:span><text:span text:style-name="T13">Concernant le fichier de structure de pedigree</text:span><text:span text:style-name="T14"> :</text:span></text:p>
      <text:list xml:id="list8843410876384925311" text:style-name="L3">
        <text:list-item>
          <text:p text:style-name="P207">Combien d<text:span text:style-name="T163">e sujets ont été génotypés ?</text:span></text:p>
          <text:p text:style-name="P191">8</text:p>
        </text:list-item>
        <text:list-item>
          <text:p text:style-name="P208">Sont-ils apparentés ? Ont-ils les mêmes parents ? Quelles colonnes vous donnent ces informations ?</text:p>
          <text:p text:style-name="P195"><text:span text:style-name="T191">A priori, </text:span><text:span text:style-name="T194">5 d'entre eux, c'est à dire le 1</text:span><text:span text:style-name="T202">er</text:span><text:span text:style-name="T194">, 5ème, 6ème, 7ème et 8ème</text:span><text:span text:style-name="T192"> ne sont pas apparentés car ils ont</text:span><text:span text:style-name="T191"> tous un n° de pedigree différent </text:span><text:span text:style-name="T192">d'après la 1ère colonne. </text:span><text:span text:style-name="T193">L</text:span><text:span text:style-name="T192">e père et la mère de </text:span><text:span text:style-name="T194">ces</text:span><text:span text:style-name="T192"> sujet</text:span><text:span text:style-name="T194">s</text:span><text:span text:style-name="T192"> (colonnes 3 et 4) sont notés 0, mais il </text:span><text:span text:style-name="T193">ne s'agit pas des mêmes parents : le 0 ici indique que le parent n'est pas connu</text:span></text:p>
          <text:p text:style-name="P197"><text:span text:style-name="T193">P</text:span><text:span text:style-name="T190">our les 2ème, 3ème et 4ème sujets, ils sont de même pedigree n°2. Le 4ème sujet a pour père le 2ème et pour mère le 3ème sujet. </text:span></text:p>
        </text:list-item>
        <text:list-item>
          <text:p text:style-name="P208">Quel est l'identifiant du 5ème sujet ? Est-il possible de le distinguer des autres sujets en considérant un identifiant unique ?</text:p>
          <text:p text:style-name="P203"><text:soft-page-break/>L'identifiant du <text:span text:style-name="T208">5ème</text:span> sujet est 1 donné par la deuxième colonne.</text:p>
          <text:p text:style-name="P192">En combinant cet identifiant à celui du pedigree (1ère colonne), on génère un identifiant unique : <text:span text:style-name="T208">3</text:span>_1 pour le <text:span text:style-name="T208">5ème</text:span> sujet.</text:p>
        </text:list-item>
        <text:list-item>
          <text:p text:style-name="P208">Quel est le sexe des sujets ? Quelle colonne vous donne cette information ? <text:span text:style-name="T208">Est-ce cohérent avec les autres colonnes ?</text:span></text:p>
          <text:p text:style-name="P203">Ce sont tous des sujets masculins d'après la 5ème colonne <text:span text:style-name="T208">sauf le 3ème qui est une femme et qui est en effet la mère du 4ème sujet</text:span>.</text:p>
        </text:list-item>
        <text:list-item>
          <text:p text:style-name="P212">Connaît-on leur statut vis-à-vis de la maladie ? Combien y a-t-il de cas et de contrôles ?</text:p>
          <text:p text:style-name="P192"><text:span text:style-name="T207">D</text:span>'après la colonne 6, <text:span text:style-name="T207">il y a 3 cas codés 2, 3 contrôles codés 1, et 2 sujets de statut inconnu noté 0 pour l'un et -9 pour l'autre.</text:span></text:p>
        </text:list-item>
        <text:list-item>
          <text:p text:style-name="P208">Combien de marqueurs ont été génotypés pour ces sujets ?</text:p>
          <text:p text:style-name="P192">Deux marqueurs correspondant aux 4 dernière<text:span text:style-name="T218">s</text:span> colonnes ont été génotypés</text:p>
        </text:list-item>
        <text:list-item>
          <text:p text:style-name="P208">Combien de colonnes contiendraient un fichier de pedigree avec n marqueurs génotypés ?</text:p>
        </text:list-item>
      </text:list>
      <text:p text:style-name="P68">6 + 2n</text:p>
      <text:p text:style-name="P11"/>
      <text:p text:style-name="P109"><text:span text:style-name="T9">Q1.</text:span><text:span text:style-name="T11">9</text:span><text:span text:style-name="T9">.</text:span><text:span text:style-name="T12"> </text:span><text:span text:style-name="T13">Concernant le fichier de </text:span><text:span text:style-name="T15">marque</text:span><text:span text:style-name="T16">u</text:span><text:span text:style-name="T15">rs</text:span><text:span text:style-name="T14"> :</text:span></text:p>
      <text:list xml:id="list183850078211365" text:continue-numbering="true" text:style-name="L3">
        <text:list-item>
          <text:p text:style-name="P209">Combien y-a-t-il de marqueurs dans ce fichier ? Est-ce en accord avec le fichier de pedigree ?</text:p>
          <text:p text:style-name="P193">4 marqueurs alors que deux marqueurs seulement <text:span text:style-name="T219">sont</text:span> génotypés dans le fichier .ped =&gt; problème</text:p>
        </text:list-item>
        <text:list-item>
          <text:p text:style-name="P210">Sur quels chromosomes sont-ils situés ?</text:p>
          <text:p text:style-name="P196"><text:span text:style-name="T195">Le chromosome du 1</text:span><text:span text:style-name="T203">er</text:span><text:span text:style-name="T195"> snp n'est pas connu. Le second est situé sur le chromosome 1, le 3ème sur </text:span><text:span text:style-name="T198">le chromosme Y et le 4ème sur </text:span><text:span text:style-name="T195">l'ADN mitochondrial </text:span><text:span text:style-name="T198">noté 26.</text:span></text:p>
        </text:list-item>
        <text:list-item>
          <text:p text:style-name="P211">Connaissez-vous leur position physique ? <text:span text:style-name="T219">A partir de quelle origine ?</text:span></text:p>
          <text:p text:style-name="P196"><text:span text:style-name="T195">La position physique du 1</text:span><text:span text:style-name="T203">er</text:span><text:span text:style-name="T195"> snp est </text:span><text:span text:style-name="T198">inconnue</text:span><text:span text:style-name="T195">, le second </text:span><text:span text:style-name="T199">est </text:span><text:span text:style-name="T195">à 2</text:span><text:span text:style-name="T198">0</text:span><text:span text:style-name="T195">0</text:span><text:span text:style-name="T199"> </text:span><text:span text:style-name="T195">000</text:span><text:span text:style-name="T199"> </text:span><text:span text:style-name="T198">000</text:span><text:span text:style-name="T195"> </text:span><text:span text:style-name="T198">bases</text:span><text:span text:style-name="T195">, le 3ème à </text:span><text:span text:style-name="T199">la position </text:span><text:span text:style-name="T195">123, et le 4ème à 100 bases. </text:span><text:span text:style-name="T198">L'origine est le télomère du bras court.</text:span></text:p>
        </text:list-item>
        <text:list-item>
          <text:p text:style-name="P210">Connaissez-vous leur position génétique ?</text:p>
          <text:p text:style-name="P198"><text:span text:style-name="T195">La position du 1</text:span><text:span text:style-name="T203">er</text:span><text:span text:style-name="T195">, 3ème et 4ème SNP est inconnue. En revanche celle du second est à 2 Morgans</text:span><text:span text:style-name="T199">. En pratique, si on a besoin de spécifier la position génétique pour des analyses de liaison mais qu'on ne la connait pas, on peut convertir la position physique par 100 000 000 pour obtenir une équivalence en Morgan sachant qu'un cM correspond environ à 1 Mb.</text:span></text:p>
          <text:p text:style-name="P210"/>
        </text:list-item>
      </text:list>
      <text:p text:style-name="P21">Chargez à présent les fichiers d'input « test » sans les modifier dans PLINK. Il existe deux commandes possibles.</text:p>
      <text:p text:style-name="P17"><text:span text:style-name="T184"><text:line-break/></text:span><text:span text:style-name="T100">Q1.</text:span><text:span text:style-name="T117">10</text:span><text:span text:style-name="T100">.</text:span><text:span text:style-name="T126"> </text:span><text:span text:style-name="T128">Quelles </text:span><text:span text:style-name="T127">sont ces deux</text:span><text:span text:style-name="T128"> commandes  ? Pouvez-vous lire le fichier de pedigree seul ?</text:span><text:span text:style-name="T153"> </text:span><text:span text:style-name="T128">Quel </text:span><text:span text:style-name="T127">problème re</text:span><text:span text:style-name="T138">n</text:span><text:span text:style-name="T127">contrez-vous</text:span><text:span text:style-name="T128"> ?</text:span></text:p>
      <text:p text:style-name="P69">PLINK lit obligatoirement un fichier ped et un fichier map. Il ne peut les lire seuls.<text:line-break/>Les deux commandes sont :</text:p>
      <text:p text:style-name="P69">plink --file test</text:p>
      <text:p text:style-name="P69">plink --ped test.ped --map test.map</text:p>
      <text:p text:style-name="P69">Le nombre de marqueurs dans map ne correspond pas au fichier ped.</text:p>
      <text:p text:style-name="P25"/>
      <text:p text:style-name="P31">On apprend désormais que le fichier de pedigree ne contenait les génotypes que de marqueurs autosomiques. Nettoyez le fichier de marqueurs <text:span text:style-name="T229">avec un éditeur de texte </text:span>et sauvegardez le sous un autre nom (ex : autosomic.map) et chargez le dans PLINK avec les fichier de pedigree. N'oubliez-pas de changer le préfixe des sorties pour ne pas écraser le précédent fichier .log.</text:p>
      <text:p text:style-name="P69">Après avoir délété les lignes 3 et 4 de test.map, l'avoir sauvegardé « autosomic.<text:span text:style-name="T255">map</text:span> » et placé dans le même répertoire<text:span text:style-name="T281"> (mis dans didel mais masqué)</text:span>, on lance la commande :</text:p>
      <text:p text:style-name="P69">plink --ped test.ped --map autosomic.map --out autosomic</text:p>
      <text:p text:style-name="P12"/>
      <text:p text:style-name="P12"><text:soft-page-break/><text:span text:style-name="T100">Q1.</text:span><text:span text:style-name="T101">1</text:span><text:span text:style-name="T117">1</text:span><text:span text:style-name="T100">.</text:span><text:span text:style-name="T126"> </text:span><text:span text:style-name="T127">Les informations obtenues sont-elles désormais cohérentes avec ce que vous savez</text:span><text:span text:style-name="T128">?</text:span></text:p>
      <text:p text:style-name="P69">Oui !</text:p>
      <text:p text:style-name="P25"/>
      <text:p text:style-name="P24">Cette structure de pedigree et de liste de marqueurs est utilisée par la plupart des logiciels de génétique. Il existe cependant quelques variantes, en particulier pour l'encodage des phénotypes parfois dans un troisième fichier, ou pour le fichier de marqueurs qui ne contient pas toujours la position.</text:p>
      <text:p text:style-name="P61">Cependant, l'ordre des colonnes des génotypes <text:span text:style-name="T210">dans le fichier de pedigree </text:span>doit toujours correspondre à l'<text:span text:style-name="T210">ordre</text:span> des marqueurs donnés. <text:span text:style-name="T211">Il est donc fondamental de bien formater ses fichiers !</text:span></text:p>
      <text:p text:style-name="P18"/>
      <text:p text:style-name="P26">PLINK peut travailler avec des formats de fichier de grande taille : nombreux sujets et nombreux génotypes.<text:line-break/>Dans ce cas, il existe une version binaire des fichiers <text:span text:style-name="T211">moins gourmande en espace disque et en temps d'analyse. Consultez la section « Binary PED files » et effectuez la conversion des fichiers test en format binaire en sauvegardant les outputs avec le préfixe « mytest_bdata »</text:span></text:p>
      <text:p text:style-name="P13"/>
      <text:p text:style-name="P13"><text:span text:style-name="T100">Q1.</text:span><text:span text:style-name="T101">1</text:span><text:span text:style-name="T118">2</text:span><text:span text:style-name="T100">.</text:span><text:span text:style-name="T126"> </text:span><text:span text:style-name="T129">Concernant ce format binaire :</text:span></text:p>
      <text:list xml:id="list6603192463361147452" text:style-name="L4">
        <text:list-item>
          <text:p text:style-name="P213">Quelle commande utilisez-vous pour obtenir cette conversion ?</text:p>
          <text:p text:style-name="P199"><text:span text:style-name="T190">plink --ped test.ped --map autosomic.map --make-bed --out </text:span><text:span text:style-name="T196">mytest</text:span><text:span text:style-name="T200">_</text:span><text:span text:style-name="T197">b</text:span><text:span text:style-name="T196">data</text:span></text:p>
        </text:list-item>
        <text:list-item>
          <text:p text:style-name="P214">Quel fichier est converti en format binaire ? <text:span text:style-name="T212">Quelle est l'extension de ce fichier ?</text:span></text:p>
          <text:p text:style-name="P194">Le fichier .ped est converti en format .bed</text:p>
        </text:list-item>
        <text:list-item>
          <text:p text:style-name="P215">Q<text:span text:style-name="T212">uels autres</text:span> fichiers ont été générés ? A quoi correspondent-ils ?</text:p>
          <text:p text:style-name="P204">Un fichier .fam correspondant aux 6 premières colonnes du fichier initial .ped et un nouveau fichier de marqueurs .bim qui est une version étendue <text:span text:style-name="T213">du fichier .map</text:span></text:p>
        </text:list-item>
        <text:list-item>
          <text:p text:style-name="P205">Quelle information n'était pas dans le fichier .map et est désormais présente dans le fichier de marqueurs ?</text:p>
        </text:list-item>
      </text:list>
      <text:p text:style-name="P70"><text:span text:style-name="T213">Les allèles observés pour chaque marqueur dans deux colonnes supplémentaires</text:span>.</text:p>
      <text:list xml:id="list183850140214433" text:continue-numbering="true" text:style-name="L4">
        <text:list-item>
          <text:p text:style-name="P216">Q<text:span text:style-name="T212">uelle commande utilisez-vous pour lire ces fichier</text:span>s <text:span text:style-name="T214">dans plink</text:span> ?</text:p>
        </text:list-item>
      </text:list>
      <text:p text:style-name="P71">plink --bfile mytest<text:span text:style-name="T282">_b</text:span>data --out load<text:span text:style-name="T282">_</text:span>mytest<text:span text:style-name="T282">_b</text:span>data</text:p>
      <text:p text:style-name="P18"/>
      <text:p text:style-name="P29">Il existe un moyen de convertir des données binaires en format non binaire.</text:p>
      <text:p text:style-name="P64"><text:span text:style-name="T69">Allez dans la section </text:span><text:a xlink:type="simple" xlink:href="http://zzz.bwh.harvard.edu/plink/dataman.shtml"><text:span text:style-name="T186">6. Data management</text:span></text:a><text:span text:style-name="T186"> </text:span><text:span text:style-name="T187">et identifier la commande.</text:span> </text:p>
      <text:p text:style-name="P14"/>
      <text:p text:style-name="P14"><text:span text:style-name="T100">Q1.</text:span><text:span text:style-name="T101">1</text:span><text:span text:style-name="T118">3</text:span><text:span text:style-name="T100">.</text:span><text:span text:style-name="T126"> </text:span><text:span text:style-name="T127">Quelle commande utilisez-vous pour </text:span><text:span text:style-name="T130">recoder au format ped/map</text:span><text:span text:style-name="T127"> ?</text:span></text:p>
      <text:list xml:id="list183850140222531" text:continue-numbering="true" text:style-name="L4">
        <text:list-header>
          <text:p text:style-name="P200"><text:span text:style-name="T190">plink --</text:span><text:span text:style-name="T197">bfile mytest</text:span><text:span text:style-name="T201">_</text:span><text:span text:style-name="T197">bdata --recode </text:span><text:span text:style-name="T190">--out </text:span><text:span text:style-name="T196">mytest</text:span><text:span text:style-name="T201">_</text:span><text:span text:style-name="T196">data</text:span></text:p>
          <text:p text:style-name="P201"/>
        </text:list-header>
      </text:list>
      <text:p text:style-name="P14"><text:span text:style-name="T100">Q1.</text:span><text:span text:style-name="T101">1</text:span><text:span text:style-name="T118">4</text:span><text:span text:style-name="T158">.</text:span><text:span text:style-name="T126"> </text:span><text:span text:style-name="T131">Quelle différence observez vous entre le nouveau fichier .ped et le fichier .ped initial ?</text:span></text:p>
      <text:p text:style-name="P72">Le code du 1<text:span text:style-name="T166">er</text:span> individu de statut inconnu a été converti de 0 à -9.</text:p>
      <text:p text:style-name="P18"/>
      <text:p text:style-name="P32">Vous êtes désormais prêts pour travailler avec les fichiers de cas et de contrôles.</text:p>
      <text:p text:style-name="P27"/>
      <text:p text:style-name="P28"/>
      <text:p text:style-name="P153"><text:span text:style-name="T102">Deuxième</text:span><text:span text:style-name="T103"> partie : </text:span><text:span text:style-name="T106">S</text:span><text:span text:style-name="T105">tatistiques descriptives </text:span><text:span text:style-name="T106">des cas et contrôles</text:span><text:span text:style-name="T105">, c</text:span><text:span text:style-name="T104">ontrôle qualité et nettoyage des données </text:span><text:span text:style-name="T105">pour l'étude d'association</text:span></text:p>
      <text:p text:style-name="P63"><text:span text:style-name="T175">Récupérer les </text:span><text:span text:style-name="T177">fichiers des cas et de contrôles </text:span><text:span text:style-name="T175">sur didel. Les fichiers ont les préfixes « </text:span><text:span text:style-name="T176">ic_controls » </text:span><text:span text:style-name="T175">pour les contrôles et « ic_cases » pour les patients diabétiques.</text:span></text:p>
      <text:p text:style-name="P9"/>
      <text:list xml:id="list183850156202312" text:continue-list="list183850046193932" text:style-name="L1">
        <text:list-item>
          <text:p text:style-name="P266"><text:span text:style-name="T216">Lecture des fichiers</text:span> :</text:p>
        </text:list-item>
      </text:list>
      <text:p text:style-name="P30">Charger chaque série indépendamment dans PLINK.</text:p>
      <text:p text:style-name="P15"/>
      <text:p text:style-name="P15"><text:span text:style-name="T100">Q</text:span><text:span text:style-name="T106">2</text:span><text:span text:style-name="T100">.</text:span><text:span text:style-name="T106">1</text:span><text:span text:style-name="T158">.</text:span><text:span text:style-name="T126"> </text:span><text:span text:style-name="T132">Concernant les contrôles :</text:span></text:p>
      <text:list xml:id="list1780715415519719258" text:style-name="L5">
        <text:list-item>
          <text:p text:style-name="P217"><text:span text:style-name="T213">Q</text:span>uel est le format des fichiers d'entrée ?</text:p>
        </text:list-item>
      </text:list>
      <text:p text:style-name="P73">Binaire avec fichier .bed, .fam et .bim</text:p>
      <text:list xml:id="list5046498308659272252" text:style-name="L6">
        <text:list-item>
          <text:p text:style-name="P219"><text:span text:style-name="T213">D</text:span>onnez le nombre de sujets ?</text:p>
        </text:list-item>
      </text:list>
      <text:p text:style-name="P73">357 sujets</text:p>
      <text:list xml:id="list2218496713806312468" text:style-name="L7">
        <text:list-item>
          <text:p text:style-name="P220">Le statut vis à vis de la maladie est-il renseigné pour tous ?</text:p>
        </text:list-item>
      </text:list>
      <text:p text:style-name="P76">Oui, ce sont tous des contrôles</text:p>
      <text:list xml:id="list7787114505860615011" text:style-name="L8">
        <text:list-item>
          <text:p text:style-name="P221">Indiquer les effectifs par sexe</text:p>
        </text:list-item>
      </text:list>
      <text:p text:style-name="P73"><text:span text:style-name="T220">182</text:span> hommes, 1<text:span text:style-name="T220">75</text:span> femmes</text:p>
      <text:list xml:id="list2674017509832656980" text:style-name="L9">
        <text:list-item>
          <text:p text:style-name="P222">Combien de marqueurs sont inclus ?</text:p>
        </text:list-item>
      </text:list>
      <text:p text:style-name="P73">116513 marqueurs</text:p>
      <text:list xml:id="list1789299324070553405" text:style-name="L10">
        <text:list-item>
          <text:p text:style-name="P223">Quel est le taux de génotypage ?</text:p>
        </text:list-item>
      </text:list>
      <text:p text:style-name="P74">0.998923</text:p>
      <text:p text:style-name="P73"/>
      <text:p text:style-name="P16"><text:span text:style-name="T100">Q</text:span><text:span text:style-name="T106">2</text:span><text:span text:style-name="T100">.</text:span><text:span text:style-name="T107">2</text:span><text:span text:style-name="T158">.</text:span><text:span text:style-name="T126"> </text:span><text:span text:style-name="T132">Concernant les </text:span><text:span text:style-name="T133">patients</text:span><text:span text:style-name="T132"> :</text:span></text:p>
      <text:list xml:id="list183850187197480" text:continue-list="list1780715415519719258" text:style-name="L5">
        <text:list-item>
          <text:p text:style-name="P218"><text:span text:style-name="T213">Q</text:span>uel est le format des fichiers d'entrée ?</text:p>
        </text:list-item>
      </text:list>
      <text:p text:style-name="P75"><text:span text:style-name="T283">B</text:span>inaire <text:span text:style-name="T283">également (trop volumineux pour leur donner les non binaires sur didel!)</text:span></text:p>
      <text:list xml:id="list2842506054268936451" text:style-name="L11">
        <text:list-item>
          <text:p text:style-name="P224"><text:span text:style-name="T213">D</text:span>onnez le nombre de sujets ?</text:p>
        </text:list-item>
      </text:list>
      <text:p text:style-name="P78">241 sujets</text:p>
      <text:list xml:id="list7882060394818515420" text:style-name="L12">
        <text:list-item>
          <text:p text:style-name="P228"><text:span text:style-name="T121">Le statut vis à vis de la maladie est-il </text:span><text:span text:style-name="T133">bien « c</text:span><text:span text:style-name="T134">as</text:span><text:span text:style-name="T133"> » </text:span><text:span text:style-name="T121">pour tous ?</text:span></text:p>
        </text:list-item>
      </text:list>
      <text:p text:style-name="P80">Oui</text:p>
      <text:list xml:id="list1331902252010614876" text:style-name="L13">
        <text:list-item>
          <text:p text:style-name="P225">Indiquer les effectifs par sexe</text:p>
        </text:list-item>
      </text:list>
      <text:p text:style-name="P79"><text:span text:style-name="T217">127</text:span> hommes <text:span text:style-name="T217">et 114</text:span> femmes</text:p>
      <text:list xml:id="list7829716026595579929" text:style-name="L14">
        <text:list-item>
          <text:p text:style-name="P226">Combien de marqueurs sont inclus ?</text:p>
        </text:list-item>
      </text:list>
      <text:p text:style-name="P79"><text:span text:style-name="T217">196524</text:span> marqueurs</text:p>
      <text:list xml:id="list7462220735691799306" text:style-name="L15">
        <text:list-item>
          <text:p text:style-name="P227">Quel est le taux de génotypage ?</text:p>
        </text:list-item>
      </text:list>
      <text:p text:style-name="P79">0.9<text:span text:style-name="T217">63212</text:span></text:p>
      <text:p text:style-name="P110"/>
      <text:list xml:id="list183850203191405" text:continue-list="list183850156202312" text:style-name="L1">
        <text:list-item>
          <text:p text:style-name="P266"><text:span text:style-name="T181">Manipulation de fichiers d'entrée</text:span> :</text:p>
        </text:list-item>
      </text:list>
      <text:p text:style-name="P33">En fait, les cas et les contrôles ont été collectés par deux laboratoires différents qui les ont génotypés avec la même puce « immunochip » d'Illumina m<text:span text:style-name="T251">ais indépendamment </text:span>sur des <text:span text:style-name="T251">plates-formes</text:span> différentes. Chaque laboratoire a <text:span text:style-name="T251">ensuite </text:span>effectué des pré-traitements des fichiers <text:span text:style-name="T251">(récupération des intensités, nettoyage des SNPs, vérification des contrôles positifs et négatifs…).</text:span> Ils ne sont donc pas homogènes. <text:span text:style-name="T251">Le fichier des patients est relativement peu nettoyé, celui des contrôles l'est davantage.</text:span></text:p>
      <text:p text:style-name="P33"/>
      <text:p text:style-name="P65"><text:span text:style-name="T70">Dans cette partie, vous allez effectu</text:span><text:span text:style-name="T71">er</text:span><text:span text:style-name="T70"> quelques manipulations de ces fichiers afin de pouvoir les combiner en un seul jeu de données comparables </text:span><text:span text:style-name="T72">portant sur les mêmes marqueurs. Vous trouverez les commandes à utiliser dans la section</text:span><text:span text:style-name="T94"> </text:span><text:a xlink:type="simple" xlink:href="http://zzz.bwh.harvard.edu/plink/dataman.shtml"><text:span text:style-name="T186">6. Data management</text:span></text:a><text:span text:style-name="T186">.</text:span></text:p>
      <text:p text:style-name="P62"/>
      <text:p text:style-name="P111"><text:soft-page-break/><text:tab/><text:tab/>Attention : A chaque étape de nettoyage, donnez un nouveau nom à vos fichiers!</text:p>
      <text:p text:style-name="P113"><text:span text:style-name="T74">=&gt; </text:span><text:span text:style-name="T73">Si vous voulez générer des fichiers .ped et .map, la commande est : </text:span><text:span text:style-name="T232">--recode</text:span></text:p>
      <text:p text:style-name="P112"><text:span text:style-name="T230">=&gt; </text:span>Si vous voulez générer des fichiers .bed, .bim et .fam, la commande est : <text:span text:style-name="T236">--make-bed</text:span></text:p>
      <text:p text:style-name="P9"/>
      <text:p text:style-name="P35"><text:span text:style-name="T100">Q</text:span><text:span text:style-name="T106">2</text:span><text:span text:style-name="T100">.</text:span><text:span text:style-name="T98">3</text:span><text:span text:style-name="T158">.</text:span><text:span text:style-name="T126"> </text:span><text:span text:style-name="T121">Lorsque vous avez chargé les fichiers de patients, qu'avez-vous</text:span><text:span text:style-name="T132"> </text:span><text:span text:style-name="T138">remarqu</text:span><text:span text:style-name="T121">é</text:span><text:span text:style-name="T136"> pour 31 024 marqueurs </text:span><text:span text:style-name="T121">que vous n'</text:span><text:span text:style-name="T138">observiez</text:span><text:span text:style-name="T121"> pas </text:span><text:span text:style-name="T138">avec les fichiers de</text:span><text:span text:style-name="T121"> contrôles ?</text:span><text:span text:style-name="T132"> </text:span><text:span text:style-name="T136">Ouvrez avec un éditeur de texte le fichier « .hh » généré par PLINK. A quoi correspond-il ? Dans ce fichier, les marqueurs sont rangés en fonction de leur position chromosomique. Vérifier la position du premier et du dernier marqueur. Comprenez-vous le génotype observé à ces marqueurs ? </text:span><text:span text:style-name="T121">Pourquoi n'observiez vous pas ce </text:span><text:span text:style-name="T162">problème avec les contrôles ?</text:span></text:p>
      <text:p text:style-name="P77"><text:span text:style-name="T221">P</text:span><text:span text:style-name="T222">our les cas, on observe</text:span><text:span text:style-name="T221"> 31024 marqueurs </text:span><text:span text:style-name="T222">avec </text:span><text:span text:style-name="T221">des génotypes hétérozygotes haploïdes. Le fichier .hh donne les individus et marqueurs avec de tels génotypes. Le premier SNP imm_X_140860 est situé sur le chromosome X, numéroté 23 dans le fichier .map. Le dernier SNP rs4047343 est situé sur le chromosome Y, numéroté 24 dans le fichier .map. Tous ces SNPs sont donc situés sur ces deux chromosomes sexuels ce qui explique ces génotypes haploïdes. </text:span><text:span text:style-name="T223">Chez les contrôles, les chromosmes sexuels avaient déjà été retirés.</text:span></text:p>
      <text:list xml:id="list8874094429549103886" text:style-name="L16">
        <text:list-header>
          <text:p text:style-name="P229"/>
        </text:list-header>
      </text:list>
      <text:p text:style-name="P34"><text:span text:style-name="T226">Dans une première étape de nettoyage, vous </text:span>éliminer<text:span text:style-name="T226">ez</text:span> de vos fichiers de patients tous les génotypes d<text:span text:style-name="T226">es marqueurs de c</text:span>es <text:span text:style-name="T284">gonosomes</text:span> <text:span text:style-name="T252">et tous les SNPs de position chromosomique incertaine (chromosome numéroté 0 dans .map)</text:span>. <text:span text:style-name="T227">Dans cette version de PLINK, il n'existe pas une commande unique permettant de faire cette opération automatiquement. Le plus simple est d'écrire tous les SNPs à exclure dans un fichier texte (.txt) (sur DIDEL "toexclude.txt") et d'utiliser la commande </text:span><text:span text:style-name="T237">--exclude</text:span><text:span text:style-name="T227">. Alternativement, vous pouvez écrire un jeu de données par chromosome avec la commande </text:span><text:span text:style-name="T237">--chr</text:span><text:span text:style-name="T227"> puis les combiner avec la commande </text:span><text:span text:style-name="T237">--merge-list</text:span><text:span text:style-name="T247"> </text:span><text:span text:style-name="T284">mais c'est plus long!</text:span></text:p>
      <text:list xml:id="list4205998027546074191" text:style-name="L17">
        <text:list-header>
          <text:p text:style-name="P230"/>
        </text:list-header>
      </text:list>
      <text:p text:style-name="P36"><text:span text:style-name="T100">Q</text:span><text:span text:style-name="T106">2</text:span><text:span text:style-name="T100">.</text:span><text:span text:style-name="T108">4</text:span><text:span text:style-name="T158">.</text:span><text:span text:style-name="T126"> </text:span><text:span text:style-name="T136">Quelle commande </text:span><text:span text:style-name="T121">avez-vous </text:span><text:span text:style-name="T137">utilis</text:span><text:span text:style-name="T121">ée</text:span><text:span text:style-name="T136"> ? </text:span><text:span text:style-name="T137">Combien de marqueurs reste-il ? </text:span><text:span text:style-name="T139">Quel est le nouveau taux de génotypage </text:span><text:span text:style-name="T147">moyen</text:span><text:span text:style-name="T139"> ?</text:span></text:p>
      <text:p text:style-name="P81">plink --<text:span text:style-name="T285">b</text:span>file ic_cases --exclude <text:span text:style-name="T285">toexclude</text:span>.txt --<text:span text:style-name="T285">make-bed </text:span>--out ic_cases_autosomes</text:p>
      <text:p text:style-name="P82">ou</text:p>
      <text:p text:style-name="P82">plink --<text:span text:style-name="T285">b</text:span>file ic_cases --chr 1 <text:span text:style-name="T285">--make-bed</text:span> --<text:span text:style-name="T230">out</text:span> ic_cases_chr1, puis idem jusqu<text:span text:style-name="T230">'au</text:span> chr22 et plink --<text:span text:style-name="T285">bfile ic_cases_chr1 </text:span>--merge-list listeautosomes.txt --<text:span text:style-name="T285">make-bed</text:span> --out ic_cases_autosomes<text:span text:style-name="T228">2</text:span></text:p>
      <text:p text:style-name="P84"><text:span text:style-name="T230">=&gt; Il reste </text:span>191987 <text:span text:style-name="T251">marqueurs avec un taux de génotypage moyen de 0.9</text:span>66511</text:p>
      <text:p text:style-name="P9"/>
      <text:p text:style-name="P39">Tentez à présent de combiner les fichiers de patients et de contrôle<text:span text:style-name="T251">s</text:span> avec la commande : <text:span text:style-name="T231">-- merge</text:span></text:p>
      <text:p text:style-name="P43">Nommez votre nouveau jeu de données <text:span text:style-name="T98">t1dcc</text:span> pour t1d case-control</text:p>
      <text:p text:style-name="P85">plink --bfile ic_controls --<text:span text:style-name="T286">b</text:span>merge ic_cases_autosomes<text:span text:style-name="T286">.bed </text:span>ic_cases_autosomes<text:span text:style-name="T286">.bim </text:span>ic_cases_autosomes<text:span text:style-name="T286">.fam</text:span> --<text:span text:style-name="T286">make-bed</text:span> --out t1dcc</text:p>
      <text:p text:style-name="P84"><text:span text:style-name="T286">(ou si non binaires: </text:span>plink --file ic_controls --merge ic_cases_autosomes.ped ic_cases_autosomes.map --recode --out t1dcc<text:span text:style-name="T286">)</text:span></text:p>
      <text:p text:style-name="P37"/>
      <text:p text:style-name="P37"><text:span text:style-name="T100">Q</text:span><text:span text:style-name="T106">2</text:span><text:span text:style-name="T100">.</text:span><text:span text:style-name="T109">5</text:span><text:span text:style-name="T158">.</text:span><text:span text:style-name="T126"> </text:span><text:span text:style-name="T138">Quels sont les deux problèmes </text:span><text:span text:style-name="T139">détectés par PLINK </text:span><text:span text:style-name="T138">: « </text:span><text:span text:style-name="T140">warning » et « error »</text:span><text:span text:style-name="T138">? </text:span><text:span text:style-name="T140">Quelle est l'explication proposée par PLINK pour </text:span><text:span text:style-name="T139">le second problème ?</text:span></text:p>
      <text:p text:style-name="P82">Certains marqueurs n'ont pas la même position génomique. D'autres n'ont pas les mêmes allèles car ils ne sont pas donnés pour les mêmes brins.</text:p>
      <text:p text:style-name="P39"/>
      <text:p text:style-name="P40">Excluez de chaque jeu de données le<text:span text:style-name="T252">(</text:span>s<text:span text:style-name="T252">)</text:span> marqueur<text:span text:style-name="T252">(s)</text:span> ayant le premier problème avec la commande <text:span text:style-name="T231">--exclude</text:span></text:p>
      <text:p text:style-name="P37"><text:span text:style-name="T100">Q</text:span><text:span text:style-name="T106">2</text:span><text:span text:style-name="T100">.</text:span><text:span text:style-name="T109">6</text:span><text:span text:style-name="T158">.</text:span><text:span text:style-name="T126"> </text:span><text:span text:style-name="T138">Combien de marqueurs avez-vous retiré</text:span><text:span text:style-name="T139">s</text:span><text:span text:style-name="T138"> ?</text:span></text:p>
      <text:p text:style-name="P87">plink --bfile ic_controls --exclude rs3754055.txt --make-bed --out ic_controls2</text:p>
      <text:p text:style-name="P87">plink --<text:span text:style-name="T286">b</text:span>file ic_cases_autosomes --exclude rs3754055.txt --<text:span text:style-name="T286">make-bed</text:span> --out ic_cases_autosomes3</text:p>
      <text:p text:style-name="P83">1 seul rs3754055</text:p>
      <text:p text:style-name="P41"><text:soft-page-break/></text:p>
      <text:p text:style-name="P42">Pour <text:span text:style-name="T253">r</text:span>égler le seconde problème, <text:span text:style-name="T253">changez le brin sur le jeu de données de contrôles en </text:span>utilis<text:span text:style-name="T253">ant</text:span> la commande : <text:span text:style-name="T231">--flip merge.missnp </text:span><text:span text:style-name="T254">(le fichier avec l'extension « .missnp » avait été automatiquement généré par PLINK lorsque vous avez essayé de merger les données)</text:span></text:p>
      <text:p text:style-name="P86">plink --bfile ic_controls2 --flip <text:span text:style-name="T286">t1dcc</text:span>.missnp --make-bed --out ic_controls_flipped</text:p>
      <text:p text:style-name="P44">puis combine<text:span text:style-name="T258">z</text:span> de nouveau au jeu de données de patients <text:span text:style-name="T257">que vous nommerez encore </text:span><text:span text:style-name="T112">t1dcc</text:span> :</text:p>
      <text:p text:style-name="P85">plink --bfile ic_controls_<text:span text:style-name="T253">flipped</text:span> --<text:span text:style-name="T286">b</text:span>merge ic_cases_autosomes<text:span text:style-name="T254">3</text:span>.<text:span text:style-name="T286">bed</text:span> ic_cases_autosomes<text:span text:style-name="T254">3</text:span>.<text:span text:style-name="T286">bim</text:span> ic_cases_autosomes<text:span text:style-name="T254">3</text:span>.<text:span text:style-name="T286">fam </text:span>--<text:span text:style-name="T287">make-bed</text:span> --out t1dcc</text:p>
      <text:p text:style-name="P56">-&gt; <text:span text:style-name="T253">PLINK ne détecte plus de problème. </text:span></text:p>
      <text:p text:style-name="P6"/>
      <text:list xml:id="list183850281217951" text:continue-list="list183850203191405" text:style-name="L1">
        <text:list-header>
          <text:p text:style-name="P235"><text:span text:style-name="T100">Q</text:span><text:span text:style-name="T106">2</text:span><text:span text:style-name="T100">.</text:span><text:span text:style-name="T110">7</text:span><text:span text:style-name="T158">.</text:span><text:span text:style-name="T126"> </text:span><text:span text:style-name="T138">Combien de marqueurs </text:span><text:span text:style-name="T141">sont </text:span><text:span text:style-name="T142">finalement </text:span><text:span text:style-name="T141">en commun</text:span><text:span text:style-name="T138"> </text:span><text:span text:style-name="T141">dans les deux jeux de données</text:span><text:span text:style-name="T138">? </text:span><text:span text:style-name="T143">Pourquoi le taux de génotypage g</text:span><text:span text:style-name="T144">lobal </text:span><text:span text:style-name="T143">a-t-il chuté ?</text:span></text:p>
          <text:p text:style-name="P239">11582<text:span text:style-name="T254">6 sont en commun sur un total de 192672 SNPs. Le taux de génotypage est de 0.748748 car 76160 marqueurs ne sont génotypés que pour les patients !</text:span></text:p>
        </text:list-header>
      </text:list>
      <text:p text:style-name="P5"/>
      <text:list xml:id="list183850281191607" text:continue-numbering="true" text:style-name="L1">
        <text:list-item>
          <text:p text:style-name="P265"><text:span text:style-name="T179">Statistiques descriptives</text:span><text:span text:style-name="T178"> / </text:span><text:span text:style-name="T180">Contrôle qualité :</text:span></text:p>
        </text:list-item>
      </text:list>
      <text:p text:style-name="P45"><text:span text:style-name="T256">V</text:span>otre jeu de données <text:span text:style-name="T256">ainsi </text:span>prêt, vous pouvez procéder aux analyses de contrôle de qualité.<text:line-break/>Il est recommandé de commencer par les contrôles de qualité sur les SNPs, avant de procéder aux contrôles de qualité sur les sujets.</text:p>
      <text:p text:style-name="P46">Les commandes de chaque QC vous sont précisées.</text:p>
      <text:p text:style-name="P46"/>
      <text:list xml:id="list4514501477947038448" text:style-name="L18">
        <text:list-item>
          <text:p text:style-name="P245"><text:span text:style-name="T89"><text:s/></text:span><text:span text:style-name="T83">QC s</text:span><text:span text:style-name="T84">ur les SNPs :</text:span></text:p>
        </text:list-item>
      </text:list>
      <text:list xml:id="list183850296220052" text:continue-list="list183850187197480" text:style-name="L5">
        <text:list-item>
          <text:p text:style-name="P206">Exclusion des SNPs avec un taux de génotypage &lt;95 % dans l'ensemble de l'étude</text:p>
          <text:p text:style-name="P247">plink --<text:span text:style-name="T287">b</text:span>file <text:span text:style-name="T257">t1dcc</text:span> --geno 0.05 --make-bed --out filter1</text:p>
        </text:list-item>
        <text:list-item>
          <text:p text:style-name="P202">Exclusion des SNPs avec des taux de génotypage trop différents entre patients et contrôles</text:p>
          <text:p text:style-name="P249">plink --bfile <text:span text:style-name="T257">filter1</text:span> --test-missing --pfilter 0.00001 --out <text:span text:style-name="T224">missingcc</text:span></text:p>
          <text:p text:style-name="P251"><text:span text:style-name="T225">Cette 1ère commande a généré la liste des SNPs problématiques dans un fichier </text:span><text:span text:style-name="T221">« missingcc.missing »</text:span><text:span text:style-name="T225">. Excluez-les à présent avec cette 2nde c</text:span><text:span text:style-name="T221">ommande  :</text:span></text:p>
          <text:p text:style-name="P252">plink --bfile filter1 --exclude <text:span text:style-name="T259">missingcc</text:span><text:span text:style-name="T224">.txt</text:span> --make-bed --out filter<text:span text:style-name="T259">2</text:span></text:p>
        </text:list-item>
        <text:list-item>
          <text:p text:style-name="P202">Exclusion des SNPs qui ne sont pas en équilibre de Hardy-Weinberg chez les contrôles</text:p>
          <text:p text:style-name="P250">plink --bfile <text:span text:style-name="T257">filter2</text:span> --<text:span text:style-name="T257">hwe</text:span> <text:span text:style-name="T257">0.0001 </text:span>--make-bed --out filter<text:span text:style-name="T259">3</text:span></text:p>
        </text:list-item>
        <text:list-item>
          <text:p text:style-name="P202">Exclusion des SNPs rares avec une MAF &lt; 0.01</text:p>
          <text:list>
            <text:list-item>
              <text:list>
                <text:list-item>
                  <text:list>
                    <text:list-item>
                      <text:list>
                        <text:list-item>
                          <text:list>
                            <text:list-item>
                              <text:list>
                                <text:list-header>
                                  <text:p text:style-name="P253">plink --bfile <text:span text:style-name="T257">filter3</text:span> --<text:span text:style-name="T257">maf 0.01</text:span> --make-bed --out filter<text:span text:style-name="T259">4</text:span></text:p>
                                </text:list-header>
                              </text:list>
                            </text:list-item>
                          </text:list>
                        </text:list-item>
                      </text:list>
                    </text:list-item>
                  </text:list>
                </text:list-item>
              </text:list>
            </text:list-item>
          </text:list>
        </text:list-item>
      </text:list>
      <text:p text:style-name="P169"/>
      <text:p text:style-name="P169"><text:span text:style-name="T259">D'autres</text:span> <text:span text:style-name="T257">contrôles peuvent être effectués : vérifier que les SNPs ne sont pas dupliqués (PLINK le signale automatiquement), que les SNPs n'ont qu'une seule position génomique sur le génome...</text:span></text:p>
      <text:p text:style-name="P3"/>
      <text:list xml:id="list183850312204348" text:continue-numbering="true" text:style-name="L5">
        <text:list-header>
          <text:p text:style-name="P236"><text:span text:style-name="T100">Q</text:span><text:span text:style-name="T106">2</text:span><text:span text:style-name="T100">.</text:span><text:span text:style-name="T111">8</text:span><text:span text:style-name="T158">.</text:span><text:span text:style-name="T126"> </text:span><text:span text:style-name="T138">Combien de marqueurs </text:span><text:span text:style-name="T141">sont </text:span><text:span text:style-name="T145">exclus à chaque étape</text:span><text:span text:style-name="T143">? </text:span><text:span text:style-name="T145">Combien reste-t-il de marqueurs </text:span><text:span text:style-name="T146">après ce QC sur les SNPs</text:span><text:span text:style-name="T145"> ?</text:span></text:p>
        </text:list-header>
      </text:list>
      <text:p text:style-name="P88">78404 SNPs sont exclus pour mauvais taux de génotypage</text:p>
      <text:p text:style-name="P88">785 SNPs sont exclus pour différence de taux de génotypage entre cas et contrôles</text:p>
      <text:p text:style-name="P88">Il ne restait aucun SNP en déséquilibre de HW</text:p>
      <text:p text:style-name="P88">1398 SNPs sont exclus sur la MAF</text:p>
      <text:p text:style-name="P98">Au final, il reste 112085 SNPs</text:p>
      <text:p text:style-name="P38"/>
      <text:list xml:id="list183850328207036" text:continue-numbering="true" text:style-name="L5">
        <text:list-header>
          <text:p text:style-name="P236"><text:span text:style-name="T158">Q</text:span><text:span text:style-name="T159">2</text:span><text:span text:style-name="T158">.</text:span><text:span text:style-name="T160">9</text:span><text:span text:style-name="T158">.</text:span><text:span text:style-name="T126"> </text:span><text:span text:style-name="T145">Pourquoi ne considère-t-on pas les SNPs rares dans cette étude ?</text:span></text:p>
          <text:p text:style-name="P240">Compte-tenu de la taille des échantillons, nous n'avons pas assez de puissance pour détecter l'effet de SNPs rares.</text:p>
          <text:p text:style-name="P236"/>
        </text:list-header>
      </text:list>
      <text:list xml:id="list3329121642717180716" text:style-name="L19">
        <text:list-item>
          <text:p text:style-name="P246"><text:soft-page-break/><text:span text:style-name="T89"><text:s/></text:span><text:span text:style-name="T83">QC s</text:span><text:span text:style-name="T84">ur les </text:span><text:span text:style-name="T85">sujets</text:span><text:span text:style-name="T84"> :</text:span></text:p>
        </text:list-item>
      </text:list>
      <text:list xml:id="list183850328215688" text:continue-list="list4514501477947038448" text:style-name="L18">
        <text:list-item>
          <text:p text:style-name="P234">Exclusion des sujets avec un taux de génotypage &lt;95 %</text:p>
          <text:p text:style-name="P248">plink --<text:span text:style-name="T260">b</text:span>file <text:span text:style-name="T260">filter4</text:span> --<text:span text:style-name="T260">mind</text:span> 0.05 --make-bed --out filter<text:span text:style-name="T260">5</text:span></text:p>
        </text:list-item>
        <text:list-item>
          <text:p text:style-name="P231">Exclusion des sujets apparentés</text:p>
          <text:p text:style-name="P232">La détection des sujets apparentés peut se faire avec PLINK mais nécessite de nombreuses commandes (--genome, ) <text:span text:style-name="T261">et est très longue.</text:span></text:p>
          <text:p text:style-name="P232">Il est plus aisé d'utiliser un logiciel dédié à cette analyse : KING (Kinship-based Infererence for GWAS): <text:a xlink:type="simple" xlink:href="http://people.virginia.edu/~wc9c/KING/">http://people.virginia.edu/~wc9c/KING/</text:a> . <text:span text:style-name="T262">Ce logiciel est très rapide, permet de lire des fichiers binaires de PLINK. Il permet aussi d'analyser la structure de la population.</text:span></text:p>
        </text:list-item>
      </text:list>
      <text:p text:style-name="P163"><text:tab/><text:tab/><text:span text:style-name="T261">Si KING n'est pas installé sur vos ordinateurs, téléchargez-le, dézippez le et copier une cmd.exe dans le même répertoire si vous travaillez sous windows ou copiez le king.exe dans votre répertoire de travail. Comme pour PLINK, les fichiers d'entrée doivent être dans le même répertoire.</text:span></text:p>
      <text:p text:style-name="P166"><text:tab/><text:tab/>Tapez la commande :</text:p>
      <text:list xml:id="list183850343210733" text:continue-numbering="true" text:style-name="L18">
        <text:list-header>
          <text:p text:style-name="P233"><text:span text:style-name="T262">king </text:span>-<text:span text:style-name="T262">b</text:span> <text:span text:style-name="T260">filter5.bed</text:span> --<text:span text:style-name="T262">kinship --related</text:span></text:p>
        </text:list-header>
      </text:list>
      <text:p text:style-name="P165"><text:tab/><text:tab/>Cette commade vous gènèrera un fichier « king.kin » indiquant les relations dans les familles, et un fichier « king.kin0 » indiquant les relations entre les familles. Dans ces fichiers, la colonne « Kinship » correspond au coefficient de corrélation estimé. S'il est &gt;<text:span text:style-name="T288"> </text:span>0.17, ils est probable qu'ils soient apparentés au moins au 1er degré.</text:p>
      <text:p text:style-name="P161"><text:tab/><text:tab/><text:span text:style-name="T262">La commande suivante vous permet de récupérer la liste des sujets non apparentés :</text:span></text:p>
      <text:list xml:id="list183850343194898" text:continue-numbering="true" text:style-name="L18">
        <text:list-header>
          <text:p text:style-name="P233"><text:span text:style-name="T262">king </text:span>-<text:span text:style-name="T262">b</text:span> <text:span text:style-name="T260">filter5.bed</text:span> --<text:span text:style-name="T262">kinship --unrelated --prefix filter6</text:span></text:p>
        </text:list-header>
      </text:list>
      <text:p text:style-name="P161"><text:tab/><text:tab/><text:span text:style-name="T262">Copiez le fichier « filter6unrelated.txt » dans le répertoire de PLINK et sélectionnez ces individus avec :</text:span></text:p>
      <text:p text:style-name="P162"><text:tab/><text:tab/><text:span text:style-name="T240">plink --</text:span><text:span text:style-name="T231">b</text:span><text:span text:style-name="T240">file </text:span><text:span text:style-name="T231">filter</text:span><text:span text:style-name="T241">5</text:span><text:span text:style-name="T240"> --</text:span><text:span text:style-name="T241">keep</text:span><text:span text:style-name="T240"> filter6unrelated.txt --make-bed --out filter</text:span><text:span text:style-name="T241">6</text:span></text:p>
      <text:p text:style-name="P164"/>
      <text:p text:style-name="P168">De nombreux autres vérifications peuvent être effectuées :</text:p>
      <text:p text:style-name="P168">On peut par exemple vérifier que les génotypes sur les chromosomes X et Y, s'ils sont disponibles, sont en accord avec le sexe des sujets. On peut également vérifier que les sujets ne sont pas en excès d'hétérozygotie, ce qui pourrait indiquer une contamination par <text:span text:style-name="T259">un autre </text:span>ADN. Si certains sujets ont été génotypés plusieurs fois (contrôle positif présent sur chaque plaque de génotypage), il est bon de vérifier que les génotypes sont identiques. De même, on peut avoir plac<text:span text:style-name="T259">é</text:span> des sujets de génotype déjà connus pour tous les SNPs ou certains SNPs de la puc<text:span text:style-name="T259">e</text:span> et vérifier la concordance.</text:p>
      <text:p text:style-name="P168"/>
      <text:list xml:id="list183850359221209" text:continue-numbering="true" text:style-name="L18">
        <text:list-header>
          <text:p text:style-name="P237"><text:span text:style-name="T100">Q</text:span><text:span text:style-name="T106">2</text:span><text:span text:style-name="T100">.</text:span><text:span text:style-name="T119">10</text:span><text:span text:style-name="T158">.</text:span><text:span text:style-name="T126"> </text:span><text:span text:style-name="T138">Combien de </text:span><text:span text:style-name="T145">sujets</text:span><text:span text:style-name="T138"> </text:span><text:span text:style-name="T141">sont </text:span><text:span text:style-name="T145">exclus à chaque étape</text:span><text:span text:style-name="T143">? </text:span><text:span text:style-name="T145">Combien reste-t-il de cas et de contrôles à l'issu</text:span><text:span text:style-name="T148">e</text:span><text:span text:style-name="T145"> de ce QC ?</text:span></text:p>
          <text:p text:style-name="P241">10 sujets, tous des cas, ont été exclus sur les 598 sur la base du génotypage : il reste alors 231 cas et 357 contrôles</text:p>
          <text:p text:style-name="P242">11 autres cas sont exclus sur la base des apparentés : il reste 220 cas et 357 contrôles</text:p>
        </text:list-header>
      </text:list>
      <text:p text:style-name="P167"/>
      <text:list xml:id="list183850359201676" text:continue-numbering="true" text:style-name="L18">
        <text:list-header>
          <text:p text:style-name="P238"><text:span text:style-name="T100">Q</text:span><text:span text:style-name="T106">2</text:span><text:span text:style-name="T100">.</text:span><text:span text:style-name="T119">11</text:span><text:span text:style-name="T158">.</text:span><text:span text:style-name="T126"> </text:span><text:span text:style-name="T146">Quel contrôle essentiel pour une étude d'association cas-contrôle n'a-t-on pas encore fait </text:span><text:span text:style-name="T145">?</text:span></text:p>
        </text:list-header>
      </text:list>
      <text:p text:style-name="P89">Vérifier qu'il n'y a pas de stratification de population.</text:p>
      <text:p text:style-name="P5"/>
      <text:p text:style-name="P154"><text:span text:style-name="T22">Troisième partie</text:span><text:span text:style-name="T21"> : </text:span><text:span text:style-name="T23">Analyse d'association génétique</text:span></text:p>
      <text:p text:style-name="P66"><text:span text:style-name="T76">Effectuez maintenant le test d'association alléli</text:span><text:span text:style-name="T75">que </text:span><text:span text:style-name="T76">pangénomique avec la commande :</text:span></text:p>
      <text:p text:style-name="P101">plink --bfile filter6 --assoc --adjust --out allelictest</text:p>
      <text:p text:style-name="P105"/>
      <text:list xml:id="list183850374209294" text:continue-numbering="true" text:style-name="L18">
        <text:list-header>
          <text:p text:style-name="P243"><text:span text:style-name="T86">Q</text:span><text:span text:style-name="T87">3</text:span><text:span text:style-name="T86">.</text:span><text:span text:style-name="T87">1</text:span><text:span text:style-name="T89">.</text:span><text:span text:style-name="T90"> </text:span><text:span text:style-name="T91">Quel</text:span><text:span text:style-name="T92">s</text:span><text:span text:style-name="T91"> </text:span><text:span text:style-name="T92">sont les fichiers de sortie produits par cette commande ? A quoi correspondent-ils ?</text:span></text:p>
        </text:list-header>
      </text:list>
      <text:p text:style-name="P90">allelictest.assoc avec les résultats des tests non corrigés pour chaque SNP dans l'orde du fichier .map</text:p>
      <text:p text:style-name="P90">allelictest.assoc.adjusted avec les résultats triés par p-value croissante brute ou corrigée par différentes méthodes</text:p>
      <text:p text:style-name="P90"/>
      <text:p text:style-name="P173">Ouvrez R</text:p>
      <text:p text:style-name="P173">Mettez-vous dans le répertoire de plink avec la commande :</text:p>
      <text:p text:style-name="P170"><text:span text:style-name="T95"><text:tab/>&gt;</text:span><text:span text:style-name="T263"> </text:span>setwd("chemin_du_repertoi<text:span text:style-name="T264">r</text:span>e")</text:p>
      <text:p text:style-name="P173">Une astuce pour trouver ce chemin est de faire glisser dans R un fichier texte depuis votre répertoire. Un message d'erreur s'affiche mais indique le nom du chemin en préfixe du nom du fichier texte que vous avez glissé.</text:p>
      <text:p text:style-name="P173"/>
      <text:p text:style-name="P173"><text:span text:style-name="T289">*Au SCRIPT, le package a déjà en principe déjé été installé. Vous pouvez passer à l'étape suivante (*). Sinon, i</text:span>nstalle<text:span text:style-name="T289">z</text:span> le package avec la commande<text:span text:style-name="T270"> sur vos ordinateurs à partir du cran. .</text:span></text:p>
      <text:p text:style-name="P170"><text:span text:style-name="T95"><text:tab/>&gt; </text:span>install.packages("qqman")</text:p>
      <text:p text:style-name="P173">Vous devrez choisir un site Français à partir duquel télécharger ce package<text:span text:style-name="T270">]</text:span></text:p>
      <text:p text:style-name="P175"/>
      <text:p text:style-name="P175"><text:span text:style-name="T289">*</text:span>Charge<text:span text:style-name="T289">z</text:span> la librairie:</text:p>
      <text:p text:style-name="P170"><text:span text:style-name="T96"><text:tab/></text:span><text:span text:style-name="T95">&gt; </text:span><text:span text:style-name="T271">library(qqman)</text:span></text:p>
      <text:p text:style-name="P177"><text:span text:style-name="T68">Puis </text:span><text:span text:style-name="T77">chargez dans R le fichier de sortie des associations avec la commande :</text:span></text:p>
      <text:p text:style-name="P180"><text:span text:style-name="T264">&gt; </text:span><text:span text:style-name="T240">gwasResults &lt;- read.table("allelictest.assoc",header=T)</text:span></text:p>
      <text:p text:style-name="P174">Vous pouvez afficher le début avec :</text:p>
      <text:p text:style-name="P179"><text:s/><text:span text:style-name="T270"><text:tab/>&gt; </text:span>head(gwasResults)</text:p>
      <text:p text:style-name="P174">Tracer ensuite votre Manhattan plot avec la commande :</text:p>
      <text:p text:style-name="P181"><text:span text:style-name="T68"><text:s/>&gt; </text:span><text:span text:style-name="T233">manhattan(gwasResults)</text:span></text:p>
      <text:p text:style-name="P173">Vous pouvez l'enregistrer.</text:p>
      <text:p text:style-name="P171"/>
      <text:p text:style-name="P67"><text:span text:style-name="T77">Il est également </text:span><text:span text:style-name="T82">recommandé</text:span><text:span text:style-name="T77"> de tracer un </text:span><text:span text:style-name="T76">qqplot, </text:span><text:span text:style-name="T77">qui visualise la conformité de la distribution des p-values à celle attendue selon une loi uniforme en cas d'absence d'association (hypothèse nulle).<text:line-break/></text:span></text:p>
      <text:p text:style-name="P52"><text:tab/>Le même package vous permet de la tracer avec la commande :</text:p>
      <text:p text:style-name="P172"><text:span text:style-name="T264"><text:tab/>&gt; </text:span><text:span text:style-name="T242">qq(gwasResults$P, main="Q-Qplot of P-values")</text:span></text:p>
      <text:p text:style-name="P47"/>
      <text:list xml:id="list183850406203499" text:continue-numbering="true" text:style-name="L18">
        <text:list-header>
          <text:p text:style-name="P244"><text:span text:style-name="T86">Q</text:span><text:span text:style-name="T87">3</text:span><text:span text:style-name="T86">.</text:span><text:span text:style-name="T88">2</text:span><text:span text:style-name="T89">.</text:span><text:span text:style-name="T90"> </text:span><text:span text:style-name="T91">Que </text:span><text:span text:style-name="T93">pensez-vous de ces résultats à l'échelle pangénomique ?</text:span></text:p>
        </text:list-header>
      </text:list>
      <text:p text:style-name="P91">Les résultats sont abbérents. Il y a beaucoup trop de SNPs significatifs avec des p-values très faible<text:span text:style-name="T289">s</text:span> : le qqplot montre une énorme distorsion par rapport à la diagonale</text:p>
      <text:p text:style-name="P91"/>
      <text:p text:style-name="P57"><text:span text:style-name="T98">Q3.3. </text:span><text:span text:style-name="T121">Dans le fichier « allelictest.log » généré par PLINK, quelle valeur d'inflation factor obtenez-vous ? Une valeur proche de 1 indique une population homogène. Qu'en concluez-vous sur votre échantillon et les résultats obtenus ?</text:span></text:p>
      <text:p text:style-name="P91">On a un lambda=2.49942 indiquant une très forte stratification de population. Les résultats ne sont pas interprétables car il y a un trop fort risque de faux positifs.</text:p>
      <text:p text:style-name="P91"/>
      <text:p text:style-name="P53"><text:soft-page-break/>Pour l'étude de la stratification de la population, il est fortement préférable de n'utiliser que des SNPs non corrélés, c'est-à-dire qui ne soient pas en déséquilibre de liaison.</text:p>
      <text:p text:style-name="P106"><text:span text:style-name="T68">La région du CMH étant caractérisée par un déséquilibre de liaison étendu, les SNPs de cette région sont donc préalablement exclus avec la commande </text:span><text:span text:style-name="T79">suivante </text:span><text:span text:style-name="T78">et le fichier « mhc_range.txt » indiquant les positions de cette région</text:span><text:span text:style-name="T68"> :</text:span></text:p>
      <text:p text:style-name="P102">plink --bfile filter6 --exclude mhc_range.txt --range --make-bed --out withoutmhc</text:p>
      <text:p text:style-name="P103"/>
      <text:p text:style-name="P49">Eliminez également les SNPs des autres chromosomes en déséquilibre de liaison. Ces deux commandes les identifient et <text:span text:style-name="T267">les </text:span>éliminent :</text:p>
      <text:p text:style-name="P102"><text:span text:style-name="T265">plink </text:span>--bfile withoutmhc --indep 50 5 2</text:p>
      <text:p text:style-name="P102">plink --bfile withoutmhc --extract plink.prune.in --make-bed --out withoutld</text:p>
      <text:p text:style-name="P49"/>
      <text:p text:style-name="P58"><text:span text:style-name="T98">Q3.</text:span><text:span text:style-name="T113">4.</text:span> <text:span text:style-name="T149">Combien de SNPs sont utilisables pour l'étude de la stratification de la population ?</text:span></text:p>
      <text:p text:style-name="P92">3202<text:span text:style-name="T293">8</text:span> SNPs</text:p>
      <text:p text:style-name="P7"/>
      <text:p text:style-name="P49">Pour évaluer la stratification de population, vous réaliserez une MDS = multi-dimensional-scaling <text:span text:style-name="T266">analysis</text:span> (équivalent<text:span text:style-name="T266">e</text:span> à une PCA) avec le logiciel KING.</text:p>
      <text:p text:style-name="P50"><text:s/><text:tab/></text:p>
      <text:p text:style-name="P54"><text:tab/>Copier les fichiers « withoutld » dans le répertoire de KING</text:p>
      <text:p text:style-name="P8"><text:tab/><text:span text:style-name="T266">Entrez la commande suivante pour faire une analyse MDS :</text:span></text:p>
      <text:p text:style-name="P8"><text:tab/><text:span text:style-name="T240">king -b withoutld.bed <text:s/></text:span><text:span text:style-name="T248">--</text:span><text:span text:style-name="T240">mds </text:span><text:span text:style-name="T248">--</text:span><text:span text:style-name="T240">prefix stratifwithoutld</text:span><text:tab/></text:p>
      <text:p text:style-name="P189"><text:tab/><text:span text:style-name="T266">Copiez le fichier « stratifwithoutldpc.ped » dans le répertoire de PLINK. <text:tab/>Les colonnes 7 à 26 correspondent aux 20 premiers vecteurs de cette analyse MDS.</text:span></text:p>
      <text:p text:style-name="P182"/>
      <text:p text:style-name="P182">Utilise<text:span text:style-name="T267">z</text:span> R p<text:span text:style-name="T265">our visualiser la stratification de population </text:span>avec ces commandes :</text:p>
      <text:p text:style-name="P186">mds &lt;- read.table("stratifwithoutldpc.<text:span text:style-name="T294">ped</text:span>", header=F)</text:p>
      <text:p text:style-name="P186">par(mfrow=c(2,2))</text:p>
      <text:p text:style-name="P187">plot(mds$V7, mds$V8, type="n", main="MDS vectors 1 and 2 in Controls")</text:p>
      <text:p text:style-name="P186">points(mds$V7[1:357], mds$V8[1:357], col="black")</text:p>
      <text:p text:style-name="P187">plot(mds$V7, mds$V8, type="n",main="MDS vectors 1 and 2 in Cases" )</text:p>
      <text:p text:style-name="P186">points(mds$V7[358:577], mds$V8[358:577], col="red")</text:p>
      <text:p text:style-name="P187">plot(mds$V8, mds$V9, type="n", main="MDS vectors 2 and 3 in Controls")</text:p>
      <text:p text:style-name="P187">points(mds$V8[1:357], mds$V9[1:357], col="black")</text:p>
      <text:p text:style-name="P187">plot(mds$V8, mds$V9, type="n", main="MDS vectors 2 and 3 in Cases")</text:p>
      <text:p text:style-name="P187">points(mds$V8[358:577], mds$V9[358:577], col="red")</text:p>
      <text:p text:style-name="P183"/>
      <text:p text:style-name="P4">Note: Si vous souhaitez refaire ces graphiques pour les autre composantes, remplacez dans le code ci-dessus le numéro de colonne de la variable par celui de la composante (ici V7=vecteur1, V8= vecteur2, V9= vecteur3, ..., V26=vecteur20)</text:p>
      <text:p text:style-name="P55"/>
      <text:p text:style-name="P59"><text:span text:style-name="T98">Q3.</text:span><text:span text:style-name="T114">5</text:span><text:span text:style-name="T113">.</text:span> <text:span text:style-name="T150">Que pensez-vous</text:span><text:span text:style-name="T149"> </text:span><text:span text:style-name="T150">de ces graphiques</text:span><text:span text:style-name="T149"> ?</text:span></text:p>
      <text:p text:style-name="P93">Les contrôles sont relativement homogènes dans les 3 premières dimensions.</text:p>
      <text:p text:style-name="P93">Par contre, les cas sont hétérogènes avec des outliers dans les 3 <text:s/>premières dimensions et deux clusters qui semblent se dessiner dans les deux premières dimensions. Le cluster principal est superposé à celui des contrôles.</text:p>
      <text:p text:style-name="P96">Il faudra en tenir compte dans les analyses.</text:p>
      <text:p text:style-name="P183"/>
      <text:p text:style-name="P190">Nous allons utiliser <text:span text:style-name="T267">ces vecteurs</text:span> comme covariable <text:span text:style-name="T267">dans </text:span>l'étude d'association<text:span text:style-name="T267"> en utilisant un modèle logistique dans PLINK sous un modèle additif.</text:span></text:p>
      <text:p text:style-name="P184"><text:soft-page-break/></text:p>
      <text:p text:style-name="P185">La prise en compte des 20 composantes de la MDS prenant environ 1h30 à tourner, nous vous recommandons de ne prendre en compte que les 2 ou 5 premières composantes, ce qui prend 5 à 15 minutes seulement.</text:p>
      <text:p text:style-name="P184"><text:span text:style-name="T297">La commande à utiliser est la suivante pour 5 composantes (après l'argument --covar-number, remplacer 9 par 6 pour 2 composantes ou 9 par 24 pour 20 composantes; </text:span><text:span text:style-name="T156">ici le fichier ped est lu comme un fichier "phenotype" de PLINK avec chaque colonne 3 à n lue comme une covariable</text:span><text:span text:style-name="T297">):</text:span></text:p>
      <text:p text:style-name="P184"/>
      <text:p text:style-name="P188">plink --bfile filter6 --logistic --adjust --covar stratifwithoutldpc.<text:span text:style-name="T295">ped</text:span> --covar-number <text:span text:style-name="T295">5</text:span>-<text:span text:style-name="T297">9</text:span> --hide-covar <text:span text:style-name="T268">--ci 0.95 </text:span>--out logistic_mds_PC<text:span text:style-name="T297">5</text:span></text:p>
      <text:p text:style-name="P51"/>
      <text:p text:style-name="P51"><text:tab/>De nouveau, visualisez vos résultats avec un Manhattan plot et un qq-plot dans R:</text:p>
      <text:p text:style-name="P48"><text:span text:style-name="T249"><text:s text:c="8"/></text:span><text:span text:style-name="T240">gwasResults</text:span><text:span text:style-name="T243">AfterMDS</text:span><text:span text:style-name="T240"> &lt;- read.table("</text:span><text:span text:style-name="T244">logistic_mds_PC</text:span><text:span text:style-name="T250">5</text:span><text:span text:style-name="T240">.assoc</text:span><text:span text:style-name="T243">.logistic</text:span><text:span text:style-name="T240">",</text:span><text:span text:style-name="T243"> </text:span><text:span text:style-name="T240">header=T)</text:span></text:p>
      <text:p text:style-name="P176"><text:span text:style-name="T233">head(gwasResults</text:span><text:span text:style-name="T235">AfterMDS</text:span><text:span text:style-name="T233">)</text:span></text:p>
      <text:p text:style-name="P104"><text:span text:style-name="T291"><text:s text:c="8"/></text:span>manhattan(gwasResultsAfterMDS[! is.na(gwasResultsAfterMDS$P),])</text:p>
      <text:p text:style-name="P178"><text:span text:style-name="T234">qq(gwasResults</text:span><text:span text:style-name="T235">AfterMDS</text:span><text:span text:style-name="T234">$P, main="Q-Qplot of P-values</text:span><text:span text:style-name="T235"> after MDS</text:span><text:span text:style-name="T234">")</text:span></text:p>
      <text:p text:style-name="P7"/>
      <text:p text:style-name="P60"><text:span text:style-name="T98">Q3.</text:span><text:span text:style-name="T115">6</text:span><text:span text:style-name="T113">.</text:span> <text:span text:style-name="T151">La prise en compte de la stratification vous semble-t-elle efficace</text:span><text:span text:style-name="T149"> ?</text:span><text:span text:style-name="T151"> Complètement efficace?</text:span></text:p>
      <text:p text:style-name="P95"><text:span text:style-name="T290">L</text:span>es p-values <text:span text:style-name="T290">sont moins</text:span> aberrantes et le QQplot est <text:span text:style-name="T298">grandement </text:span>amélioré<text:span text:style-name="T269">. Le facteur d'inflation génomique est de 1.13998 pour 2 composantes ou de 1.1355 pour 5 composantes, ce qui est beaucoup mieux (Note: il est de 1.2688 pour 20 composantes ce qui est excessif; ne pas trop dépasser 1.1!).</text:span></text:p>
      <text:p text:style-name="P97">La prise en compte de la stratification semble donc avoir améliorer l'analyse en diminuant le nombre de faux positifs.</text:p>
      <text:p text:style-name="P7"/>
      <text:p text:style-name="P60"><text:span text:style-name="T98">Q3.</text:span><text:span text:style-name="T115">7</text:span><text:span text:style-name="T113">.</text:span> <text:span text:style-name="T151">Comparez les régions associées à celles déjà connues en vous référant au calcul de puissance réalisé lors de la première </text:span><text:span text:style-name="T154">étape</text:span><text:span text:style-name="T151"> d</text:span><text:span text:style-name="T154">u </text:span><text:span text:style-name="T151">TP.</text:span></text:p>
      <text:p text:style-name="P95">Le premier SNP <text:span text:style-name="T296">qui sort n'es</text:span>t <text:span text:style-name="T296">pas du tout dans </text:span>le CMH<text:span text:style-name="T298"> ni dans aucune région déjà identifiée</text:span>, ce qui <text:span text:style-name="T296">n'</text:span>était <text:span text:style-name="T296">pas </text:span>attendu!!!</text:p>
      <text:p text:style-name="P99">Cela suggère un problème de stratification pas complétement nettoyé avec des faux positifs.</text:p>
      <text:p text:style-name="P99">Pourquoi la MDS n'a-t-elle pas suffit? Le problème vient en partie de la grande hétérogénétié des deux groupes visibles dans avec les 2 premières composantes, et surtout vient du fait que les SNPs inclus dans l'immunochip sont dans des régions du système immunitaire, donc soumis à des pressions de sélection. Or il faut utiliser des marqueurs "neutres" pour faire une MDS adéquate.</text:p>
      <text:p text:style-name="P7"/>
      <text:p text:style-name="P51">Une des difficulté de la puce immunochip est qu'elle ne contient pas de SNPs de référence <text:span text:style-name="T296">"neutres" </text:span>pour les études de population.<text:span text:style-name="T298"> Elle est au contraire enrichie en SNPs dans des régions du génome impliquées dans la réponse immunitaire, donc soumis à sélection.</text:span></text:p>
      <text:p text:style-name="P51"/>
      <text:p text:style-name="P60"><text:span text:style-name="T98">Q3.</text:span><text:span text:style-name="T115">8</text:span><text:span text:style-name="T113">.</text:span> <text:span text:style-name="T151">Quelle type d'étude d'association permettrait de surmonter cette difficulté?</text:span></text:p>
      <text:p text:style-name="P94">Une étude familiale, non sensible à la stratification des populations!</text:p>
      <text:p text:style-name="P7"/>
      <text:p text:style-name="P51">-----------------------------------------------------------------------------------------------------------------------------------------------</text:p>
      <text:p text:style-name="P51">Pour aller plus loin:</text:p>
      <text:list xml:id="list9077511479442989896" text:style-name="L20">
        <text:list-item>
          <text:p text:style-name="P254"><text:span text:style-name="T80">Si vous les souhaitez, vous pouvez réaliser le même test avec un autre modèle que le modèle additif en ajoutant les arguments: </text:span><text:span text:style-name="T235"><text:tab/>--dominant / --recessive / -- genotypic</text:span></text:p>
        </text:list-item>
        <text:list-item>
          <text:p text:style-name="P255"><text:span text:style-name="T81">Vous pouvez utiliser un autre logiciel, GCTA <text:s/>pour Genome-wide Complex Trait Analysis <text:s/>(</text:span><text:a xlink:type="simple" xlink:href="http://cnsgenomics.com/software/gcta/index.html">http://cnsgenomics.com/software/gcta/index.html</text:a><text:span text:style-name="T81">) de plus en plus populaire en génétique multifactorielle, en particulier pour estimer la variance phénotypique expliquée par les différentes régions associé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Calibri" svg:font-family="Calibri" style:font-family-generic="roman"/>
    <style:font-face style:name="Liberation Serif1" svg:font-family="'Liberation Serif'" style:font-family-generic="roman"/>
    <style:font-face style:name="Times New Roman" svg:font-family="'Times New Roman'" style:font-family-generic="system"/>
    <style:font-face style:name="Wingdings" svg:font-family="Wingdings" style:font-family-generic="system"/>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default-outline-level="">
      <style:paragraph-properties fo:margin-left="1.27cm" fo:margin-right="0cm" fo:margin-top="0cm" fo:margin-bottom="0.282cm" style:contextual-spacing="true" fo:text-align="start" style:justify-single-word="false" fo:orphans="2" fo:widows="2" fo:text-indent="0cm" style:auto-text-indent="false" style:vertical-align="auto"/>
      <style:text-properties style:font-name="Calibri" fo:font-family="Calibri" style:font-family-generic="roman" fo:font-size="11pt" fo:language="en" fo:country="US" style:font-size-asian="11pt" style:language-asian="en" style:country-asian="US" style:font-name-complex="Times New Roman" style:font-family-complex="'Times New Roman'" style:font-family-generic-complex="system" style:font-size-complex="11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font-name-complex="Times New Roman" style:font-family-complex="'Times New Roman'" style:font-family-generic-complex="system"/>
    </style:style>
    <style:style style:name="ListLabel_20_2" style:display-name="ListLabel 2" style:family="text">
      <style:text-properties style:font-name="Liberation Serif1" fo:font-family="'Liberation Serif'" style:font-family-generic="roman" style:font-name-complex="Wingdings" style:font-family-complex="Wingdings" style:font-family-generic-complex="system"/>
    </style:style>
    <style:style style:name="ListLabel_20_3" style:display-name="ListLabel 3" style:family="text">
      <style:text-properties style:font-name="Liberation Serif1" fo:font-family="'Liberation Serif'" style:font-family-generic="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ext-properties fo:color="#999999" fo:font-size="10pt" officeooo:paragraph-rsid="000a66e1" style:font-size-asian="10pt" style:font-size-complex="10pt"/>
    </style:style>
    <style:style style:name="MP2" style:family="paragraph" style:parent-style-name="Standard">
      <style:paragraph-properties fo:margin-left="0cm" fo:margin-right="0cm" fo:margin-top="0cm" fo:margin-bottom="0cm" style:contextual-spacing="false" fo:line-height="107%" fo:text-align="start" style:justify-single-word="false" fo:orphans="2" fo:widows="2" fo:text-indent="0cm" style:auto-text-indent="false" style:vertical-align="auto"/>
      <style:text-properties fo:color="#999999" style:font-name="Calibri" fo:font-size="10pt" fo:language="fr" fo:country="FR" officeooo:rsid="000a66e1" officeooo:paragraph-rsid="000a66e1" style:font-size-asian="10pt" style:language-asian="en" style:country-asian="US" style:font-name-complex="Times New Roman" style:font-size-complex="10pt" style:language-complex="ar" style:country-complex="SA"/>
    </style:style>
    <style:style style:name="MP3" style:family="paragraph" style:parent-style-name="Standard">
      <style:text-properties fo:color="#999999" style:font-name="Calibri1" fo:font-size="11pt" officeooo:rsid="000a66e1" officeooo:paragraph-rsid="000a66e1" style:font-size-asian="11pt" style:font-size-complex="11pt"/>
    </style:style>
    <style:style style:name="MT1" style:family="text">
      <style:text-properties style:font-name="Calibri" fo:language="fr" fo:country="FR" style:language-asian="en" style:country-asian="US" style:font-name-complex="Times New Roman" style:language-complex="ar" style:country-complex="SA"/>
    </style:style>
    <style:style style:name="MT2" style:family="text">
      <style:text-properties style:font-name="Calibri" fo:language="fr" fo:country="FR" officeooo:rsid="0047b5ef" style:language-asian="en" style:country-asian="US" style:font-name-complex="Times New Roman" style:language-complex="ar" style:country-complex="SA"/>
    </style:style>
    <style:style style:name="MT3" style:family="text">
      <style:text-properties style:font-name="Calibri" fo:language="fr" fo:country="FR" officeooo:rsid="000a66e1" style:language-asian="en" style:country-asian="US" style:font-name-complex="Times New Roman" style:language-complex="ar" style:country-complex="SA"/>
    </style:style>
    <style:style style:name="MT4" style:family="text">
      <style:text-properties style:font-name="Calibri" fo:language="fr" fo:country="FR" officeooo:rsid="00cd0018" style:language-asian="en" style:country-asian="US" style:font-name-complex="Times New Roman" style:language-complex="ar" style:country-complex="SA"/>
    </style:style>
    <style:style style:name="MT5" style:family="text">
      <style:text-properties fo:color="#9a9a9a" style:font-name="Calibri"/>
    </style:style>
    <style:style style:name="MT6" style:family="text">
      <style:text-properties fo:color="#9a9a9a" style:font-name="Calibri" officeooo:rsid="00c224b2"/>
    </style:style>
    <style:page-layout style:name="Mpm1">
      <style:page-layout-properties fo:page-width="21.001cm" fo:page-height="29.7cm" style:num-format="1" style:print-orientation="portrait" fo:margin-top="0.432cm" fo:margin-bottom="1.52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svg:height="1.612cm" fo:margin-left="0cm" fo:margin-right="0cm" fo:margin-bottom="0.499cm"/>
      </style:header-style>
      <style:footer-style>
        <style:header-footer-properties svg:height="0.993cm" fo:margin-left="0cm" fo:margin-right="0cm" fo:margin-top="0.499cm"/>
      </style:footer-style>
    </style:page-layout>
  </office:automatic-styles>
  <office:master-styles>
    <style:master-page style:name="Standard" style:page-layout-name="Mpm1">
      <style:header>
        <text:p text:style-name="MP1"><text:span text:style-name="MT1">Module </text:span><text:span text:style-name="MT2">optionnel</text:span><text:span text:style-name="MT1"> Génétique Humaine et Méthodologie<text:tab/><text:tab/><text:tab/><text:tab/> <text:s/></text:span><text:span text:style-name="MT3">Année 201</text:span><text:span text:style-name="MT4">7</text:span><text:span text:style-name="MT3">-201</text:span><text:span text:style-name="MT4">8</text:span></text:p>
        <text:p text:style-name="MP2">Responsables : Fabien Fauchereau et Claire Vandiedonck<text:tab/><text:tab/><text:tab/><text:tab/> <text:s text:c="4"/>Magistère de Génétique</text:p>
      </style:header>
      <style:footer>
        <text:p text:style-name="MP3"><text:span text:style-name="MT5">TP de génétique: GWAS dans le DT1 - Etape n°</text:span><text:span text:style-name="MT6">2</text:span><text:span text:style-name="MT5"> - Etude d</text:span><text:span text:style-name="MT6">'association cas-contrôles pangénomique</text:span> <text:s text:c="6"/><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0T14:00:55.704000000</meta:creation-date>
    <dc:date>2019-01-27T18:38:49.339000000</dc:date>
    <meta:editing-duration>P1DT23H9M2S</meta:editing-duration>
    <meta:editing-cycles>75</meta:editing-cycles>
    <meta:generator>LibreOffice/4.2.5.2$Windows_x86 LibreOffice_project/61cb170a04bb1f12e77c884eab9192be736ec5f5</meta:generator>
    <meta:document-statistic meta:table-count="0" meta:image-count="0" meta:object-count="0" meta:page-count="12" meta:paragraph-count="317" meta:word-count="5561" meta:character-count="34108" meta:non-whitespace-character-count="28985"/>
  </office:meta>
</office:document-meta>
</file>